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A6" style:family="table-cell">
      <style:table-cell-properties fo:background-color="#fde6d3" fo:padding="0.097cm" fo:border-left="0.002cm solid #000000" fo:border-right="none" fo:border-top="none" fo:border-bottom="0.002cm solid #000000">
        <style:background-image/>
      </style:table-cell-properties>
    </style:style>
    <style:style style:name="Tabla4.F6"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A7" style:family="table-cell">
      <style:table-cell-properties fo:background-color="#ffffff" fo:padding="0.097cm" fo:border-left="0.002cm solid #000000" fo:border-right="none" fo:border-top="none" fo:border-bottom="0.002cm solid #000000">
        <style:background-image/>
      </style:table-cell-properties>
    </style:style>
    <style:style style:name="Tabla4.C7"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4.F7"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4.74" style:family="table-row">
      <style:table-row-properties style:min-row-height="0.97cm" style:keep-together="false" fo:keep-together="alway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style:keep-together="false" fo:keep-together="always"/>
    </style:style>
    <style:style style:name="Tabla26.A1" style:family="table-cell">
      <style:table-cell-properties fo:background-color="#f44029" fo:padding="0.097cm" fo:border="0.002cm solid #000000">
        <style:background-image/>
      </style:table-cell-properties>
    </style:style>
    <style:style style:name="Tabla2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6.A3" style:family="table-cell">
      <style:table-cell-properties fo:background-color="#fde6d3" fo:padding="0.097cm" fo:border-left="0.002cm solid #000000" fo:border-right="none" fo:border-top="none" fo:border-bottom="0.002cm solid #000000">
        <style:background-image/>
      </style:table-cell-properties>
    </style:style>
    <style:style style:name="Tabla2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6.A4" style:family="table-cell">
      <style:table-cell-properties fo:background-color="transparent" fo:padding="0.097cm" fo:border-left="0.002cm solid #000000" fo:border-right="none" fo:border-top="none" fo:border-bottom="0.002cm solid #000000">
        <style:background-image/>
      </style:table-cell-properties>
    </style:style>
    <style:style style:name="Tabla2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paragraph-properties fo:background-color="transparent">
        <style:background-image/>
      </style:paragraph-properties>
    </style:style>
    <style:style style:name="P7" style:family="paragraph" style:parent-style-name="Standard">
      <style:paragraph-properties fo:background-color="transparent">
        <style:background-image/>
      </style:paragraph-properties>
      <style:text-properties fo:font-size="9pt" style:font-size-asian="9pt" style:font-size-complex="9pt"/>
    </style:style>
    <style:style style:name="P8" style:family="paragraph" style:parent-style-name="Standard">
      <style:paragraph-properties fo:text-align="start" style:justify-single-word="false" fo:background-color="transparent">
        <style:background-image/>
      </style:paragraph-properties>
      <style:text-properties fo:font-size="9pt" style:font-size-asian="9pt" style:font-size-complex="9pt"/>
    </style:style>
    <style:style style:name="P9" style:family="paragraph" style:parent-style-name="Standard">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0" style:family="paragraph" style:parent-style-name="Standard">
      <style:paragraph-properties fo:background-color="transparent">
        <style:background-image/>
      </style:paragraph-properties>
      <style:text-properties fo:background-color="transparent"/>
    </style:style>
    <style:style style:name="P11" style:family="paragraph" style:parent-style-name="Table_20_Contents">
      <style:paragraph-properties fo:text-align="start" style:justify-single-word="false" fo:background-color="transparent">
        <style:background-image/>
      </style:paragraph-properties>
      <style:text-properties fo:font-size="9pt" style:font-size-asian="9pt" style:font-size-complex="9pt"/>
    </style:style>
    <style:style style:name="P12" style:family="paragraph" style:parent-style-name="Table_20_Contents">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3" style:family="paragraph" style:parent-style-name="Table_20_Contents">
      <style:text-properties style:use-window-font-color="true"/>
    </style:style>
    <style:style style:name="P14"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5" style:family="paragraph" style:parent-style-name="Table_20_Contents">
      <style:paragraph-properties fo:text-align="start" style:justify-single-word="false"/>
      <style:text-properties style:use-window-font-color="true" fo:font-size="9pt" style:font-size-asian="9pt" style:font-size-complex="9pt"/>
    </style:style>
    <style:style style:name="P16"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17" style:family="paragraph" style:parent-style-name="Table_20_Contents">
      <style:paragraph-properties fo:text-align="center" style:justify-single-word="false"/>
      <style:text-properties fo:color="#ffffff"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size="9pt" style:font-size-asian="9pt" style:font-size-complex="9pt"/>
    </style:style>
    <style:style style:name="P20" style:family="paragraph" style:parent-style-name="Table_20_Contents">
      <style:paragraph-properties fo:text-align="start" style:justify-single-word="false"/>
      <style:text-properties fo:font-size="9pt" style:font-size-asian="9pt" style:font-size-complex="9pt"/>
    </style:style>
    <style:style style:name="P21" style:family="paragraph" style:parent-style-name="Table_20_Contents">
      <style:paragraph-properties fo:text-align="center" style:justify-single-word="false"/>
      <style:text-properties fo:font-size="9pt" style:font-size-asian="9pt" style:font-size-complex="9pt"/>
    </style:style>
    <style:style style:name="P22" style:family="paragraph" style:parent-style-name="Table_20_Contents">
      <style:paragraph-properties fo:text-align="start" style:justify-single-word="false"/>
      <style:text-properties fo:font-size="9pt" fo:background-color="transparent" style:font-size-asian="9pt" style:font-size-complex="9pt"/>
    </style:style>
    <style:style style:name="P23" style:family="paragraph" style:parent-style-name="Table_20_Contents">
      <style:paragraph-properties fo:text-align="center" style:justify-single-word="false"/>
      <style:text-properties fo:font-size="9pt" fo:background-color="transparent" style:font-size-asian="9pt" style:font-size-complex="9pt"/>
    </style:style>
    <style:style style:name="P24" style:family="paragraph" style:parent-style-name="Table_20_Contents">
      <style:paragraph-properties fo:text-align="start" style:justify-single-word="false"/>
      <style:text-properties fo:color="#3deb3d" fo:font-size="9pt" style:font-size-asian="9pt" style:font-size-complex="9pt"/>
    </style:style>
    <style:style style:name="P25" style:family="paragraph" style:parent-style-name="Text_20_body">
      <style:text-properties style:font-name="Courier New" fo:font-size="10pt" style:font-name-asian="Microsoft YaHei" style:font-size-asian="10pt" style:font-name-complex="Mangal" style:font-size-complex="10pt"/>
    </style:style>
    <style:style style:name="P26" style:family="paragraph" style:parent-style-name="Text_20_body">
      <style:text-properties style:font-name="Courier New" fo:font-size="10pt" style:font-size-asian="10pt" style:font-size-complex="10pt"/>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Table_20_Contents" style:list-style-name="L7"/>
    <style:style style:name="P36" style:family="paragraph" style:parent-style-name="Table_20_Contents" style:list-style-name="L8"/>
    <style:style style:name="P37" style:family="paragraph" style:parent-style-name="Heading_20_1">
      <style:paragraph-properties fo:margin-top="0.423cm" fo:margin-bottom="0.212cm" fo:keep-with-next="always"/>
      <style:text-properties style:font-name="Arial" style:font-name-asian="Microsoft YaHei" style:font-name-complex="Mangal"/>
    </style:style>
    <style:style style:name="P38" style:family="paragraph" style:parent-style-name="Heading_20_2">
      <style:text-properties style:font-name="Arial" style:font-name-asian="Microsoft YaHei" style:font-name-complex="Mangal"/>
    </style:style>
    <style:style style:name="P39" style:family="paragraph" style:parent-style-name="Heading_20_2">
      <style:text-properties style:font-name-asian="Microsoft YaHei" style:font-name-complex="Mangal"/>
    </style:style>
    <style:style style:name="P40" style:family="paragraph" style:parent-style-name="Text_20_body" style:list-style-name="L9"/>
    <style:style style:name="P41" style:family="paragraph" style:parent-style-name="Text_20_body" style:list-style-name="L9">
      <style:text-properties style:text-underline-style="none"/>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color="#808080" style:font-name="Courier New1" fo:font-style="italic"/>
    </style:style>
    <style:style style:name="T4" style:family="text">
      <style:text-properties style:text-underline-style="none"/>
    </style:style>
    <style:style style:name="T5"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I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s</text:p>
          </text:index-title>
          <text:p text:style-name="P27">REGWEB<text:tab/>1</text:p>
          <text:p text:style-name="P28">Estàndard SICRES3.<text:tab/>1</text:p>
          <text:p text:style-name="P28">Camps no inclosos a SICRES3<text:tab/>6</text:p>
          <text:p text:style-name="P27">Models de dades<text:tab/>7</text:p>
          <text:p text:style-name="P28">Assentament entrada (RegistroEntradaWs)<text:tab/>7</text:p>
          <text:p text:style-name="P28">Assentament de Sortida (RegistroSalidaWs)<text:tab/>10</text:p>
          <text:p text:style-name="P28">Assumpte (TipoAsuntoWs)<text:tab/>10</text:p>
          <text:p text:style-name="P28">Codi Assumpte (CodigoAsuntoWs)<text:tab/>10</text:p>
          <text:p text:style-name="P28">Persona <text:s/>(PersonaWs)<text:tab/>10</text:p>
          <text:p text:style-name="P27">Operacions<text:tab/>11</text:p>
          <text:p text:style-name="P28">Operació altaRegistroEntrada<text:tab/>11</text:p>
          <text:p text:style-name="P28">Operació anularRegistroEntrada<text:tab/>12</text:p>
          <text:p text:style-name="P28">Operació tramitarRegistroEntrada<text:tab/>12</text:p>
          <text:p text:style-name="P28">Operació obtenerRegistroEntrada<text:tab/>12</text:p>
          <text:p text:style-name="P28">Operació obtenerRegistroEntradaID<text:tab/>13</text:p>
          <text:p text:style-name="P28">Operació altaRegistroSalida<text:tab/>13</text:p>
          <text:p text:style-name="P28">Operació anularRegistroSalida<text:tab/>13</text:p>
          <text:p text:style-name="P28">Operació obtenerRegistroSalida<text:tab/>14</text:p>
          <text:p text:style-name="P28">Operació obtenerRegistroSalidaID<text:tab/>14</text:p>
          <text:p text:style-name="P28">Operació listarTipoAsunto<text:tab/>14</text:p>
          <text:p text:style-name="P28">Operació listarCodigoAsunto<text:tab/>15</text:p>
          <text:p text:style-name="P28">Operació listarLibros<text:tab/>15</text:p>
          <text:p text:style-name="P28">Operació listarOrganismos<text:tab/>15</text:p>
          <text:p text:style-name="P28">Operació crearPersona<text:tab/>15</text:p>
          <text:p text:style-name="P28">Operació borrarPersona<text:tab/>16</text:p>
          <text:p text:style-name="P28">Operació actualizarPersona<text:tab/>16</text:p>
          <text:p text:style-name="P28">Operació listarPersonas<text:tab/>16</text:p>
          <text:p text:style-name="P27">Wsdl<text:tab/>16</text:p>
          <text:p text:style-name="P28">Assentament Entrada<text:tab/>16</text:p>
          <text:p text:style-name="P28">Assentament Sortida<text:tab/>28</text:p>
          <text:p text:style-name="P28">Info<text:tab/>38</text:p>
          <text:p text:style-name="P28">Persona<text:tab/>46</text:p>
        </text:index-body>
      </text:table-of-content>
      <text:h text:style-name="Heading_20_1" text:outline-level="1">REGWEB</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Estàndard SICRES3.</text:h>
      <text:p text:style-name="Text_20_body">La Norma Tècnica d'Interoperabilitat de model de dades per a l'intercanvi d'assentaments entre les 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text:soft-page-break/>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3">Cardinalitat</text:p>
          </table:table-cell>
          <table:table-cell table:style-name="Tabla2.B1" table:number-columns-spanned="4" office:value-type="string">
            <text:p text:style-name="P13">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A2" office:value-type="string">
            <text:p text:style-name="Table_20_Contents">Cardinalitat</text:p>
          </table:table-cell>
          <table:table-cell table:style-name="Tabla2.A2" office:value-type="string">
            <text:p text:style-name="Table_20_Contents">Nom del camp</text:p>
          </table:table-cell>
          <table:table-cell table:style-name="Tabla2.A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2" table:number-columns-spanned="4" office:value-type="string">
            <text:p text:style-name="Standard">Origen</text:p>
          </table:table-cell>
          <table:covered-table-cell/>
          <table:covered-table-cell/>
          <table:covered-table-cell/>
        </table:table-row>
        <table:table-row>
          <table:table-cell table:style-name="Tabla1.A3" table:number-rows-spanned="7">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Oficina on es fa l'assentament sigui d'entrada o de sortida. La oficina ha d'estar en estat vigent.</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La descodificació de l'oficina s'obté a partir del codi.</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Número registre entrada</text:p>
          </table:table-cell>
          <table:table-cell table:style-name="Tabla1.C3" office:value-type="string">
            <text:p text:style-name="Standard">El número de registre s'obté un cop fet l'assentament. Es retornarà a la resposta. S'exposa per a les modificacions, en els cas d'insercions es deixarà bu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ata i hora</text:p>
          </table:table-cell>
          <table:table-cell table:style-name="Tabla1.C3" office:value-type="string">
            <text:p text:style-name="Standard">La data i l'hora s'obtenen un cop fet l'assentament.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Es calcula automàticament. Actualment no s'empra.</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origen</text:p>
          </table:table-cell>
          <table:table-cell table:style-name="Tabla1.C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unitat origen</text:p>
          </table:table-cell>
          <table:table-cell table:style-name="Tabla1.C3" office:value-type="string">
            <text:p text:style-name="Standard">La descodificació de la unitat origen s'obté a partir del codi.</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Destí</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No aplica a la capa de serveis web. La capa de serveis web no s'empra per fer enviaments entre oficin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Descodificació de l'oficina destí. Ídem.</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destí</text:p>
          </table:table-cell>
          <table:table-cell table:style-name="Tabla1.C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unitat </text:p>
          </table:table-cell>
          <table:table-cell table:style-name="Tabla1.C3" office:value-type="string">
            <text:p text:style-name="Standard">La descodificació de la unitat s'obté a partir del codi.</text:p>
          </table:table-cell>
          <table:table-cell table:style-name="Tabla1.E3" office:value-type="string">
            <text:p text:style-name="Standard">No</text:p>
          </table:table-cell>
        </table:table-row>
        <table:table-row>
          <table:table-cell table:style-name="Tabla1.A15" office:value-type="string">
            <text:p text:style-name="Standard">1..n</text:p>
          </table:table-cell>
          <table:table-cell table:style-name="Tabla1.B2" table:number-columns-spanned="4" office:value-type="string">
            <text:p text:style-name="Standard">Interessat</text:p>
          </table:table-cell>
          <table:covered-table-cell/>
          <table:covered-table-cell/>
          <table:covered-table-cell/>
        </table:table-row>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text:soft-page-break/>A</text:p>
            <text:p text:style-name="P2">T</text:p>
          </table:table-cell>
          <table:table-cell table:style-name="Tabla1.C3" office:value-type="string">
            <text:p text:style-name="Standard">0..1</text:p>
          </table:table-cell>
          <table:table-cell table:style-name="Tabla1.C3" office:value-type="string">
            <text:p text:style-name="Standard">Tipus documento</text:p>
          </table:table-cell>
          <table:table-cell table:style-name="Tabla1.C3" office:value-type="string">
            <text:p text:style-name="Standard">S'especifica el tipus de document de l'interessat. Els codis són els indicats a la NTI SICRES3:</text:p>
            <text:list xml:id="list7043850447769423976" text:style-name="L1">
              <text:list-item>
                <text:p text:style-name="P29">'N' = NIF</text:p>
              </text:list-item>
              <text:list-item>
                <text:p text:style-name="P29">'C' = CIF</text:p>
              </text:list-item>
              <text:list-item>
                <text:p text:style-name="P29">'P' = Passaport</text:p>
              </text:list-item>
              <text:list-item>
                <text:p text:style-name="P29">'E' = Document d'identificació d'estrangers</text:p>
              </text:list-item>
              <text:list-item>
                <text:p text:style-name="P29">'X' = Altres persones físiques</text:p>
              </text:list-item>
              <text:list-item>
                <text:p text:style-name="P29">'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 l'interessa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 l'interessa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 l'interessa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 l'interessa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 l'interessat. Obligatori si codi país es Espanya (0724) i no informat província i municipi.</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 l'interessa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 l'interessat. Els codis són els indicats a la NTI SICRES3:</text:p>
            <text:list xml:id="list7720162385520823114" text:style-name="L2">
              <text:list-item>
                <text:p text:style-name="P30">'01' = <text:s/>Adreça postal.</text:p>
              </text:list-item>
              <text:list-item>
                <text:p text:style-name="P30">'02' = DEH</text:p>
              </text:list-item>
              <text:list-item>
                <text:p text:style-name="P30">'03' = Compareixença electrònica.</text:p>
              </text:list-item>
            </text:list>
          </table:table-cell>
          <table:table-cell table:style-name="Tabla1.E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S</text:p>
            <text:p text:style-name="P2">E</text:p>
            <text:p text:style-name="P2">N</text:p>
            <text:p text:style-name="P2">T</text:p>
            <text:p text:style-name="P2">A</text:p>
            <text:p text:style-name="P2">N</text:p>
            <text:p text:style-name="P2">T</text:p>
          </table:table-cell>
          <table:table-cell table:style-name="Tabla1.C3" office:value-type="string">
            <text:p text:style-name="Standard">0..1</text:p>
          </table:table-cell>
          <table:table-cell table:style-name="Tabla1.C3" office:value-type="string">
            <text:p text:style-name="Standard">Tipus document</text:p>
          </table:table-cell>
          <table:table-cell table:style-name="Tabla1.C3" office:value-type="string">
            <text:p text:style-name="Standard">S'especifica el tipus de document del representant. Els codis són els indicats a la NTI SICRES3:</text:p>
            <text:list xml:id="list34588817" text:continue-list="list7043850447769423976" text:style-name="L1">
              <text:list-item>
                <text:p text:style-name="P29">'N' = NIF</text:p>
              </text:list-item>
              <text:list-item>
                <text:p text:style-name="P29">'C' = CIF</text:p>
              </text:list-item>
              <text:list-item>
                <text:p text:style-name="P29">'P' = Passaport</text:p>
              </text:list-item>
              <text:list-item>
                <text:p text:style-name="P29">'E' = Document d'identificació d'estrangers</text:p>
              </text:list-item>
              <text:list-item>
                <text:p text:style-name="P29">'X' = Altres persones físiques</text:p>
              </text:list-item>
              <text:list-item>
                <text:p text:style-name="P29">'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l representan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l representan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l representan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l representan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l representant.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l representan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l representant. Els codis són els indicats a la NTI SICRES3:</text:p>
            <text:list xml:id="list34577628" text:continue-list="list7720162385520823114" text:style-name="L2">
              <text:list-item>
                <text:p text:style-name="P30">'01' = <text:s/>Adreça postal.</text:p>
              </text:list-item>
              <text:list-item>
                <text:p text:style-name="P30">'02' = DEH</text:p>
              </text:list-item>
              <text:list-item>
                <text:p text:style-name="P30">'03' = Compareixença electrònica.</text:p>
              </text:list-item>
            </text:list>
          </table:table-cell>
          <table:table-cell table:style-name="Tabla1.E3" office:value-type="string">
            <text:p text:style-name="Standard">Sí</text:p>
          </table:table-cell>
        </table:table-row>
        <table:table-row>
          <table:table-cell table:style-name="Tabla1.C3" office:value-type="string">
            <text:p text:style-name="Standard"/>
          </table: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respecte a l'interessat i/o representant</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Assumpte</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Extracte</text:p>
          </table:table-cell>
          <table:table-cell table:style-name="Tabla1.C3" office:value-type="string">
            <text:p text:style-name="Standard">Extracte de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assumpte</text:p>
          </table:table-cell>
          <table:table-cell table:style-name="Tabla1.C3" office:value-type="string">
            <text:p text:style-name="Standard">Codi de l'assumpte al destí. Aquest camp contindrà el codi del procediment/tràmit a què pertany l'assentament. Està tipificat a dins REGWEB.</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eferència externa</text:p>
          </table:table-cell>
          <table:table-cell table:style-name="Tabla1.C3" office:value-type="string">
            <text:p text:style-name="Standard">Referència externa del tràmit (matrícula de cotxe, rebu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expedient</text:p>
          </table:table-cell>
          <table:table-cell table:style-name="Tabla1.C3" office:value-type="string">
            <text:p text:style-name="Standard">Número de l'expedient a que fa referència l'assentament.</text:p>
          </table:table-cell>
          <table:table-cell table:style-name="Tabla1.E3" office:value-type="string">
            <text:p text:style-name="Standard">Sí</text:p>
          </table:table-cell>
        </table:table-row>
        <table:table-row>
          <table:table-cell table:style-name="Tabla1.A15" office:value-type="string">
            <text:p text:style-name="Standard">0..n</text:p>
          </table:table-cell>
          <table:table-cell table:style-name="Tabla1.B2" table:number-columns-spanned="4" office:value-type="string">
            <text:p text:style-name="Standard">Annex</text:p>
          </table:table-cell>
          <table:covered-table-cell/>
          <table:covered-table-cell/>
          <table:covered-table-cell/>
        </table:table-row>
        <table:table-row>
          <table:table-cell table:style-name="Tabla1.C3" table:number-rows-spanned="13" office:value-type="string">
            <text:p text:style-name="Standard"/>
          </table:table-cell>
          <table:table-cell table:style-name="Tabla1.A3" office:value-type="float" office:value="1">
            <text:p text:style-name="Standard">1</text:p>
          </table:table-cell>
          <table:table-cell table:style-name="Tabla1.C3" office:value-type="string">
            <text:p text:style-name="Standard">Nom fitxer</text:p>
          </table:table-cell>
          <table:table-cell table:style-name="Tabla1.C3" office:value-type="string">
            <text:p text:style-name="Standard">Nom del fitxer annexat, ha d'incloure l'extensió</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del fitxer</text:p>
          </table:table-cell>
          <table:table-cell table:style-name="Tabla1.C3" office:value-type="string">
            <text:p text:style-name="Standard">S'identificarà cada fitxer annexe amb un identificador únic a dins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esa del document</text:p>
          </table:table-cell>
          <table:table-cell table:style-name="Tabla1.C3" office:value-type="string">
            <text:p text:style-name="Standard">Autenticitat del document. És un camp tipificat a la norma SICRES3 d'acord amb els següents valors:</text:p>
            <text:list xml:id="list5444014928610845292" text:style-name="L3">
              <text:list-item>
                <text:p text:style-name="P31">'01' = còpia</text:p>
              </text:list-item>
              <text:list-item>
                <text:p text:style-name="P31"><text:soft-page-break/>'02' = còpia compulsada</text:p>
              </text:list-item>
              <text:list-item>
                <text:p text:style-name="P31">'03' = còpia original</text:p>
              </text:list-item>
              <text:list-item>
                <text:p text:style-name="P31">'04' = original</text:p>
              </text:list-item>
            </text:list>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document</text:p>
          </table:table-cell>
          <table:table-cell table:style-name="Tabla1.C3" office:value-type="string">
            <text:p text:style-name="Standard">Indica el tipus de document. Camp tipificat per la norma SICRES3:</text:p>
            <text:list xml:id="list586999984672096552" text:style-name="L4">
              <text:list-item>
                <text:p text:style-name="P32">'01' = Formulari. Es tracta d'un assentament electrònic d'una instància genèrica.</text:p>
              </text:list-item>
              <text:list-item>
                <text:p text:style-name="P32">'02' = Document adjunt al formulari</text:p>
              </text:list-item>
              <text:list-item>
                <text:p text:style-name="P32">'03' = Fitxer tècnic intern</text:p>
              </text:list-item>
            </text:list>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ertificat</text:p>
          </table:table-cell>
          <table:table-cell table:style-name="Tabla1.C3" office:value-type="string">
            <text:p text:style-name="Standard">Part pública del certificat amb què s'ha signat l'annex en base64.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Firma del document</text:p>
          </table:table-cell>
          <table:table-cell table:style-name="Tabla1.C3" office:value-type="string">
            <text:p text:style-name="Standard">En cas de que el fitxer es signi amb CSV, contingut del CSV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Segell de temps del fitxer annex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ació OCSP</text:p>
          </table:table-cell>
          <table:table-cell table:style-name="Tabla1.C3" office:value-type="string">
            <text:p text:style-name="Standard">Validació OCSP del certificat emprat per signar en base64. </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Hash</text:p>
          </table:table-cell>
          <table:table-cell table:style-name="Tabla1.C3" office:value-type="string">
            <text:p text:style-name="Standard">Codi Hash del fitxer. No s'indica l'algoritme a fer servir per tant no es pot comprovar.</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Tipus MIME</text:p>
          </table:table-cell>
          <table:table-cell table:style-name="Tabla1.C3" office:value-type="string">
            <text:p text:style-name="Standard">Tipus mime del fitxer adju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nnex</text:p>
          </table:table-cell>
          <table:table-cell table:style-name="Tabla1.C3" office:value-type="string">
            <text:p text:style-name="Standard">Contingut del fitxer annex en base64.</text:p>
          </table:table-cell>
          <table:table-cell table:style-name="Tabla1.E3" office:value-type="string">
            <text:p text:style-name="P10">Sí</text:p>
          </table:table-cell>
        </table:table-row>
        <table:table-row>
          <table:covered-table-cell/>
          <table:table-cell table:style-name="Tabla1.C3" office:value-type="string">
            <text:p text:style-name="Standard">0..1</text:p>
          </table:table-cell>
          <table:table-cell table:style-name="Tabla1.C3" office:value-type="string">
            <text:p text:style-name="Standard">Identificador del document signat</text:p>
          </table:table-cell>
          <table:table-cell table:style-name="Tabla1.C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nnex</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Interns</text:p>
          </table:table-cell>
          <table:covered-table-cell/>
          <table:covered-table-cell/>
          <table:covered-table-cell/>
        </table:table-row>
        <table:table-row>
          <table:table-cell table:style-name="Tabla1.A3" table:number-rows-spanned="14">
            <text:p text:style-name="Standard"/>
          </table:table-cell>
          <table:table-cell table:style-name="Tabla1.C3" office:value-type="string">
            <text:p text:style-name="Standard">0..1</text:p>
          </table:table-cell>
          <table:table-cell table:style-name="Tabla1.C3" office:value-type="string">
            <text:p text:style-name="Standard">Tipus transport entrada</text:p>
          </table:table-cell>
          <table:table-cell table:style-name="Tabla1.C3" office:value-type="string">
            <text:p text:style-name="Standard">Forma d'arribada del registre d'entrada. Codi definit a SICRES3:</text:p>
            <text:list xml:id="list4173741878051350336" text:style-name="L5">
              <text:list-item>
                <text:p text:style-name="P33">'01' = Servei de missatgers</text:p>
              </text:list-item>
              <text:list-item>
                <text:p text:style-name="P33">'02' = Correu postal</text:p>
              </text:list-item>
              <text:list-item>
                <text:p text:style-name="P33">'03' = Correu postal certificat</text:p>
              </text:list-item>
              <text:list-item>
                <text:p text:style-name="P33">'04' = Burofax</text:p>
              </text:list-item>
              <text:list-item>
                <text:p text:style-name="P33">'05' = En ma</text:p>
              </text:list-item>
              <text:list-item>
                <text:p text:style-name="P33">'06' = Fax</text:p>
              </text:list-item>
              <text:list-item>
                <text:p text:style-name="P33">'07' = Altres</text:p>
              </text:list-item>
            </text:list>
            <text:p text:style-name="Standard">En cas de ser un registre electrònic aquest camp prendrà el valor Altres (07).</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transport entrada</text:p>
          </table:table-cell>
          <table:table-cell table:style-name="Tabla1.C3" office:value-type="string">
            <text:p text:style-name="Standard">Número del transport d'entrad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 usuari</text:p>
          </table:table-cell>
          <table:table-cell table:style-name="Tabla1.C3" office:value-type="string">
            <text:p text:style-name="Standard">Nom de l'usuari que fa l'assentament. En cas de ser un registre electrònic prendrà el nom de l'usuari aplicació.</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ontacte usuari</text:p>
          </table:table-cell>
          <table:table-cell table:style-name="Tabla1.C3" office:value-type="string">
            <text:p text:style-name="Standard">Contacte de l'usuari que fa l'assentament. Si és un registre electrònic el responsable del tràm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text:soft-page-break/>intercanvi</text:p>
          </table:table-cell>
          <table:table-cell table:style-name="Tabla1.C3" office:value-type="string">
            <text:p text:style-name="Standard">Identificador de l'intercanvi d'assentaments. És un identificador <text:soft-page-break/>que només afecta a 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Aplicació - versió</text:p>
          </table:table-cell>
          <table:table-cell table:style-name="Tabla1.C3" office:value-type="string">
            <text:p text:style-name="Standard">Aplicació i versió que fa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anotació</text:p>
          </table:table-cell>
          <table:table-cell table:style-name="Tabla1.C3" office:value-type="string">
            <text:p text:style-name="Standard">Indica el motiu de l'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ripció tipus anotació</text:p>
          </table:table-cell>
          <table:table-cell table:style-name="Tabla1.C3" office:value-type="string">
            <text:p text:style-name="Standard">Descripció del tipus d'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registre</text:p>
          </table:table-cell>
          <table:table-cell table:style-name="Tabla1.C3" office:value-type="string">
            <text:p text:style-name="Standard">Es refereix a si és un assentament d'entrada o de sortida. S'oferirà un servei per a cada tipus d'assentament.</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oc. física</text:p>
          </table:table-cell>
          <table:table-cell table:style-name="Tabla1.C3" office:value-type="string">
            <text:p text:style-name="Standard">Indica si a l'assentament l'acompanya documentació física o tota la documentació és electrònica. Codi definit a SICRES3:</text:p>
            <text:list xml:id="list7262508763339987283" text:style-name="L6">
              <text:list-item>
                <text:p text:style-name="P34">'01' = Acompanya documentació física requerida.</text:p>
              </text:list-item>
              <text:list-item>
                <text:p text:style-name="P34">'02' = Acompanya documentació física complementària.</text:p>
              </text:list-item>
              <text:list-item>
                <text:p text:style-name="P34">'03' = No acompanya documentació física ni altres suports.</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ndicador de prova</text:p>
          </table:table-cell>
          <table:table-cell table:style-name="Tabla1.C3" office:value-type="string">
            <text:p text:style-name="Standard">Indica si l'assentament és una prova o és real</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Codi entitat registral inici</text:p>
          </table:table-cell>
          <table:table-cell table:style-name="Tabla1.C3" office:value-type="string">
            <text:p text:style-name="Standard">Codi de l'oficina on inicialment es va fer l'assentament. Només aplica a intercanvi de registr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entitat registral inici</text:p>
          </table:table-cell>
          <table:table-cell table:style-name="Tabla1.C3" office:value-type="string">
            <text:p text:style-name="Standard">Descodificació del camp anterior</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Formulari</text:p>
          </table:table-cell>
          <table:covered-table-cell/>
          <table:covered-table-cell/>
          <table:covered-table-cell/>
        </table:table-row>
        <table:table-row>
          <table:table-cell table:style-name="Tabla1.A3" table:number-rows-spanned="2">
            <text:p text:style-name="Standard"/>
          </table:table-cell>
          <table:table-cell table:style-name="Tabla1.C3" office:value-type="string">
            <text:p text:style-name="Standard">0..1</text:p>
          </table:table-cell>
          <table:table-cell table:style-name="Tabla1.C3" office:value-type="string">
            <text:p text:style-name="Standard">Exposa</text:p>
          </table:table-cell>
          <table:table-cell table:style-name="Tabla1.C3" office:value-type="string">
            <text:p text:style-name="Standard">Exposició de fets. Només s'ha d'emprar quan l'assentament és una sol·licitud genèrica electròn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Sol·licita</text:p>
          </table:table-cell>
          <table:table-cell table:style-name="Tabla1.C3" office:value-type="string">
            <text:p text:style-name="Standard">Descripció de l'objecte de la sol·licitud. Només s'ha d'emprar quan l'assentament és una sol·licitud genèrica electrònica.</text:p>
          </table:table-cell>
          <table:table-cell table:style-name="Tabla1.E3" office:value-type="string">
            <text:p text:style-name="Standard">Sí</text:p>
          </table:table-cell>
        </table:table-row>
      </table:table>
      <text:h text:style-name="Heading_20_2" text:outline-level="2">Camps no inclosos a SICRES3</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able:table-row table:style-name="Tabla3.1">
          <table:table-cell table:style-name="Tabla3.A2" office:value-type="string">
            <text:p text:style-name="Table_20_Contents">Llibr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Table_20_Contents">Tipus assumpt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Tipus d'assumpte de l'expedient. Camp tipificat. S'oferirà un servei per obtenir els tipus d'assumpte disponibles. Aquest camp està relacionat amb el camp codi assumpte del segment assumpte.</text:p>
          </table:table-cell>
        </table:table-row>
        <text:soft-page-break/>
        <table:table-row table:style-name="Tabla3.1">
          <table:table-cell table:style-name="Tabla3.A2" office:value-type="string">
            <text:p text:style-name="Table_20_Contents">Idioma</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Idioma amb què es fa l'assentament. Els codis disponibles són:</text:p>
            <text:list xml:id="list3320551638245990784" text:style-name="L7">
              <text:list-item>
                <text:p text:style-name="P35">'ca' = Català.</text:p>
              </text:list-item>
              <text:list-item>
                <text:p text:style-name="P35">'es' = Castellà.</text:p>
              </text:list-item>
              <text:list-item>
                <text:p text:style-name="P35">'gl' = Gallec.</text:p>
              </text:list-item>
              <text:list-item>
                <text:p text:style-name="P35">'eu' = Basc.</text:p>
              </text:list-item>
              <text:list-item>
                <text:p text:style-name="P35">'en' = Anglès.</text:p>
              </text:list-item>
            </text:list>
          </table:table-cell>
        </table:table-row>
        <table:table-row table:style-name="Tabla3.1">
          <table:table-cell table:style-name="Tabla3.A2" office:value-type="string">
            <text:p text:style-name="Table_20_Contents">Tipus interess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Especifica el tipus d'interessat/representant que s'està tractant. Por prendre els següents valors:</text:p>
            <text:list xml:id="list2154942888459343352" text:style-name="L8">
              <text:list-item>
                <text:p text:style-name="P36">'01' = Administració.</text:p>
              </text:list-item>
              <text:list-item>
                <text:p text:style-name="P36">'02' = Persona física.</text:p>
              </text:list-item>
              <text:list-item>
                <text:p text:style-name="P36">'03' = Persona jurídica.</text:p>
              </text:list-item>
            </text:list>
          </table:table-cell>
        </table:table-row>
        <table:table-row table:style-name="Tabla3.1">
          <table:table-cell table:style-name="Tabla3.A2" office:value-type="string">
            <text:p text:style-name="Table_20_Contents">Títol documen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text:p text:style-name="Table_20_Contents"/>
          </table:table-cell>
          <table:table-cell table:style-name="Tabla3.E2" office:value-type="string">
            <text:p text:style-name="Table_20_Contents">Títol del document adjunt</text:p>
          </table:table-cell>
        </table:table-row>
        <table:table-row table:style-name="Tabla3.1">
          <table:table-cell table:style-name="Tabla3.A2" office:value-type="string">
            <text:p text:style-name="Table_20_Contents">Tipus documental</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4">
            <text:p text:style-name="Table_20_Contents">4</text:p>
          </table:table-cell>
          <table:table-cell table:style-name="Tabla3.E2" office:value-type="string">
            <text:p text:style-name="Table_20_Contents">Tipus documental del document adjunt d'acord amb la NTI de document electrònic.</text:p>
          </table:table-cell>
        </table:table-row>
        <table:table-row table:style-name="Tabla3.1">
          <table:table-cell table:style-name="Tabla3.A2" office:value-type="string">
            <text:p text:style-name="Table_20_Contents">Origen</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
            <text:p text:style-name="Table_20_Contents">1</text:p>
          </table:table-cell>
          <table:table-cell table:style-name="Tabla3.E2" office:value-type="string">
            <text:p text:style-name="Table_20_Contents">Origen del document adjunt d'acord amb la NTI de document electrònic. Els valors que pot prendre son:</text:p>
            <text:p text:style-name="Table_20_Contents">'0'= Ciutada</text:p>
            <text:p text:style-name="Table_20_Contents">'1'= Administració</text:p>
          </table:table-cell>
        </table:table-row>
        <table:table-row table:style-name="Tabla3.1">
          <table:table-cell table:style-name="Tabla3.A2" office:value-type="string">
            <text:p text:style-name="Table_20_Contents">Data captura</text:p>
          </table:table-cell>
          <table:table-cell table:style-name="Tabla3.B2" office:value-type="float" office:value="1">
            <text:p text:style-name="Table_20_Contents">1</text:p>
          </table:table-cell>
          <table:table-cell table:style-name="Tabla3.A2" office:value-type="string">
            <text:p text:style-name="Table_20_Contents">Data</text:p>
          </table:table-cell>
          <table:table-cell table:style-name="Tabla3.B2">
            <text:p text:style-name="Table_20_Contents"/>
          </table:table-cell>
          <table:table-cell table:style-name="Tabla3.E2" office:value-type="string">
            <text:p text:style-name="Table_20_Contents">Data en què s'ha capturat el document adjunt al sistema. Camp de la NTI de document electrònic.</text:p>
          </table:table-cell>
        </table:table-row>
        <table:table-row table:style-name="Tabla3.1">
          <table:table-cell table:style-name="Tabla3.A2" office:value-type="string">
            <text:p text:style-name="Table_20_Contents">Est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0">
            <text:p text:style-name="Table_20_Contents">10</text:p>
          </table:table-cell>
          <table:table-cell table:style-name="Tabla3.E2" office:value-type="string">
            <text:p text:style-name="Table_20_Contents">Defineix l'estat en què es troba l'assentament d'entrada.<office:annotation><dc:creator>Felip Salas</dc:creator><dc:date>2014-10-24T11:16:37.54</dc:date><text:p text:style-name="P42"><text:span text:style-name="T5">Posar el diagrama d'estats.</text:span></text:p></office:annotation></text:p>
          </table:table-cell>
        </table:table-row>
      </table:table>
      <text:h text:style-name="Heading_20_1" text:outline-level="1">Models de dades</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Assentament entrada (RegistroEntradaWs)</text:h>
      <text:p text:style-name="Text_20_body">L'assentament d'entrada està representat per la classe <text:span text:style-name="T2">RegistroEntradaWs</text:span> que a la vegada extén de la classe genèrica <text:span text:style-name="T2">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17">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21">Camp</text:p>
          </table:table-cell>
          <table:table-cell table:style-name="Tabla4.A2" office:value-type="string">
            <text:p text:style-name="P21">Tipus</text:p>
          </table:table-cell>
          <table:table-cell table:style-name="Tabla4.A2" office:value-type="string">
            <text:p text:style-name="P21">Car</text:p>
          </table:table-cell>
          <table:table-cell table:style-name="Tabla4.A2" office:value-type="string">
            <text:p text:style-name="P21">Lon</text:p>
          </table:table-cell>
          <table:table-cell table:style-name="Tabla4.A2" office:value-type="string">
            <text:p text:style-name="P21">Descripció</text:p>
          </table:table-cell>
          <table:table-cell table:style-name="Tabla4.F2" office:value-type="string">
            <text:p text:style-name="P21">Comentaris</text:p>
          </table:table-cell>
        </table:table-row>
        <table:table-row table:style-name="Tabla4.1">
          <table:table-cell table:style-name="Tabla4.A3" office:value-type="string">
            <text:p text:style-name="P20">destino</text:p>
          </table:table-cell>
          <table:table-cell table:style-name="Tabla4.A3" office:value-type="string">
            <text:p text:style-name="P20">Cadena</text:p>
          </table:table-cell>
          <table:table-cell table:style-name="Tabla4.C3" office:value-type="float" office:value="1">
            <text:p text:style-name="P20">1</text:p>
          </table:table-cell>
          <table:table-cell table:style-name="Tabla4.C3" office:value-type="float" office:value="21">
            <text:p text:style-name="P20">21</text:p>
          </table:table-cell>
          <table:table-cell table:style-name="Tabla4.A3" office:value-type="string">
            <text:p text:style-name="P20">Codi DIR3 de l'òrgan destinatari de l'assentament.</text:p>
          </table:table-cell>
          <table:table-cell table:style-name="Tabla4.F3" office:value-type="string">
            <text:p text:style-name="P20">Ha d'estar en estat vigent.</text:p>
          </table:table-cell>
        </table:table-row>
        <table:table-row table:style-name="Tabla4.1">
          <table:table-cell table:style-name="Tabla4.A3" office:value-type="string">
            <text:p text:style-name="P20">assentament</text:p>
          </table:table-cell>
          <table:table-cell table:style-name="Tabla4.A3" office:value-type="string">
            <text:p text:style-name="P21">RegistroWs</text:p>
          </table:table-cell>
          <table:table-cell table:style-name="Tabla4.C3" office:value-type="float" office:value="1">
            <text:p text:style-name="P20">1</text:p>
          </table:table-cell>
          <table:table-cell table:style-name="Tabla4.A3" office:value-type="string">
            <text:p text:style-name="P20">Var</text:p>
          </table:table-cell>
          <table:table-cell table:style-name="Tabla4.A3" office:value-type="string">
            <text:p text:style-name="P20">Dades de l'assentament</text:p>
          </table:table-cell>
          <table:table-cell table:style-name="Tabla4.F3" office:value-type="string">
            <text:p text:style-name="P20"/>
          </table:table-cell>
        </table:table-row>
        <table:table-row table:style-name="Tabla4.1">
          <table:table-cell table:style-name="Tabla4.A5" table:number-columns-spanned="6" office:value-type="string">
            <text:p text:style-name="P18">Definició d'objecte: Registr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15">numero</text:p>
          </table:table-cell>
          <table:table-cell table:style-name="Tabla4.A7" office:value-type="string">
            <text:p text:style-name="P15">Numèric</text:p>
          </table:table-cell>
          <table:table-cell table:style-name="Tabla4.C7" office:value-type="float" office:value="1">
            <text:p text:style-name="P15">1</text:p>
          </table:table-cell>
          <table:table-cell table:style-name="Tabla4.C7">
            <text:p text:style-name="P15"/>
          </table:table-cell>
          <table:table-cell table:style-name="Tabla4.A7" office:value-type="string">
            <text:p text:style-name="P15"/>
          </table:table-cell>
          <table:table-cell table:style-name="Tabla4.F7" office:value-type="string">
            <text:p text:style-name="P24"/>
          </table:table-cell>
        </table:table-row>
        <table:table-row table:style-name="Tabla4.1">
          <table:table-cell table:style-name="Tabla4.A7" office:value-type="string">
            <text:p text:style-name="P15">fecha</text:p>
          </table:table-cell>
          <table:table-cell table:style-name="Tabla4.A7" office:value-type="string">
            <text:p text:style-name="P15">Data</text:p>
          </table:table-cell>
          <table:table-cell table:style-name="Tabla4.A7" office:value-type="string">
            <text:p text:style-name="P16">0..1</text:p>
          </table:table-cell>
          <table:table-cell table:style-name="Tabla4.C7" office:value-type="float" office:value="14">
            <text:p text:style-name="P16">14</text:p>
          </table:table-cell>
          <table:table-cell table:style-name="Tabla4.A7" office:value-type="string">
            <text:p text:style-name="P16">Data del assentament</text:p>
          </table:table-cell>
          <table:table-cell table:style-name="Tabla4.F7" office:value-type="string">
            <text:p text:style-name="P24"/>
          </table:table-cell>
        </table:table-row>
        <table:table-row table:style-name="Tabla4.1">
          <table:table-cell table:style-name="Tabla4.A7" office:value-type="string">
            <text:p text:style-name="P15">numeroRegistroFormateado</text:p>
          </table:table-cell>
          <table:table-cell table:style-name="Tabla4.A7" office:value-type="string">
            <text:p text:style-name="P15">Cadena</text:p>
          </table:table-cell>
          <table:table-cell table:style-name="Tabla4.A7" office:value-type="string">
            <text:p text:style-name="P15">0..1</text:p>
          </table:table-cell>
          <table:table-cell table:style-name="Tabla4.A7" office:value-type="string">
            <text:p text:style-name="P15">Var</text:p>
          </table:table-cell>
          <table:table-cell table:style-name="Tabla4.A7" office:value-type="string">
            <text:p text:style-name="P15"/>
          </table:table-cell>
          <table:table-cell table:style-name="Tabla4.F7" office:value-type="string">
            <text:p text:style-name="P24"/>
          </table:table-cell>
        </table:table-row>
        <table:table-row table:style-name="Tabla4.1">
          <table:table-cell table:style-name="Tabla4.A7" office:value-type="string">
            <text:p text:style-name="P20">oficina</text:p>
          </table:table-cell>
          <table:table-cell table:style-name="Tabla4.A7" office:value-type="string">
            <text:p text:style-name="P20">Cadena</text:p>
          </table:table-cell>
          <table:table-cell table:style-name="Tabla4.C7" office:value-type="float" office:value="1">
            <text:p text:style-name="P20">1</text:p>
          </table:table-cell>
          <table:table-cell table:style-name="Tabla4.C7" office:value-type="float" office:value="21">
            <text:p text:style-name="P20">21</text:p>
          </table:table-cell>
          <table:table-cell table:style-name="Tabla4.A7" office:value-type="string">
            <text:p text:style-name="P20">Codi DIR3 de l'entitat registral on es registre l'assentament</text:p>
          </table:table-cell>
          <table:table-cell table:style-name="Tabla4.F7" office:value-type="string">
            <text:p text:style-name="P20">Ha d'estar en estat vigent.</text:p>
          </table:table-cell>
        </table:table-row>
        <text:soft-page-break/>
        <table:table-row table:style-name="Tabla4.1">
          <table:table-cell table:style-name="Tabla4.A7" office:value-type="string">
            <text:p text:style-name="P3">libr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4">
            <text:p text:style-name="P11">4</text:p>
          </table:table-cell>
          <table:table-cell table:style-name="Tabla4.A7" office:value-type="string">
            <text:p text:style-name="P20">Codi del llibre al qual fer l'assentament.</text:p>
          </table:table-cell>
          <table:table-cell table:style-name="Tabla4.F7" office:value-type="string">
            <text:p text:style-name="P20">Ha d'estar en estat vigent.</text:p>
          </table:table-cell>
        </table:table-row>
        <table:table-row table:style-name="Tabla4.1">
          <table:table-cell table:style-name="Tabla4.A7" office:value-type="string">
            <text:p text:style-name="P20">interessat</text:p>
          </table:table-cell>
          <table:table-cell table:style-name="Tabla4.A7" office:value-type="string">
            <text:p text:style-name="P20">InteresadoWs</text:p>
          </table:table-cell>
          <table:table-cell table:style-name="Tabla4.A7" office:value-type="string">
            <text:p text:style-name="P20">1..n</text:p>
          </table:table-cell>
          <table:table-cell table:style-name="Tabla4.A7" office:value-type="string">
            <text:p text:style-name="P20">Var</text:p>
          </table:table-cell>
          <table:table-cell table:style-name="Tabla4.A7" office:value-type="string">
            <text:p text:style-name="P20">Dades de l'interessat en l'assentament</text:p>
          </table:table-cell>
          <table:table-cell table:style-name="Tabla4.F7" office:value-type="string">
            <text:p text:style-name="P20">Pot haver-n'hi més d'1.</text:p>
          </table:table-cell>
        </table:table-row>
        <table:table-row table:style-name="Tabla4.1">
          <table:table-cell table:style-name="Tabla4.A7" office:value-type="string">
            <text:p text:style-name="P3">extract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240">
            <text:p text:style-name="P20">240</text:p>
          </table:table-cell>
          <table:table-cell table:style-name="Tabla4.A7" office:value-type="string">
            <text:p text:style-name="P20">Extracte o resum de l'assentament</text:p>
          </table:table-cell>
          <table:table-cell table:style-name="Tabla4.F7" office:value-type="string">
            <text:p text:style-name="P20">Texte</text:p>
          </table:table-cell>
        </table:table-row>
        <table:table-row table:style-name="Tabla4.1">
          <table:table-cell table:style-name="Tabla4.A7" office:value-type="string">
            <text:p text:style-name="P3">tipoAsunt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16">
            <text:p text:style-name="P11">16</text:p>
          </table:table-cell>
          <table:table-cell table:style-name="Tabla4.A7" office:value-type="string">
            <text:p text:style-name="P20">Codi del tipus assumpte</text:p>
          </table:table-cell>
          <table:table-cell table:style-name="Tabla4.F7" office:value-type="string">
            <text:p text:style-name="P20">Camp tipificat. Exposat al servei obtenirAssumptes.</text:p>
          </table:table-cell>
        </table:table-row>
        <table:table-row table:style-name="Tabla4.1">
          <table:table-cell table:style-name="Tabla4.A7" office:value-type="string">
            <text:p text:style-name="P3">codigoAsunto</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
            <text:p text:style-name="P20">16</text:p>
          </table:table-cell>
          <table:table-cell table:style-name="Tabla4.A7" office:value-type="string">
            <text:p text:style-name="P20">Codi de l'assumpte en destí</text:p>
          </table:table-cell>
          <table:table-cell table:style-name="Tabla4.F7" office:value-type="string">
            <text:p text:style-name="P20">Camp tipificat. Exposat al servei obtenirAssumptes.</text:p>
          </table:table-cell>
        </table:table-row>
        <table:table-row table:style-name="Tabla4.1">
          <table:table-cell table:style-name="Tabla4.A7" office:value-type="string">
            <text:p text:style-name="P3">refExterna</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
            <text:p text:style-name="P20">16</text:p>
          </table:table-cell>
          <table:table-cell table:style-name="Tabla4.A7" office:value-type="string">
            <text:p text:style-name="P20">Referència externa a qualque element de l'assentament</text:p>
          </table:table-cell>
          <table:table-cell table:style-name="Tabla4.F7" office:value-type="string">
            <text:p text:style-name="P20"/>
          </table:table-cell>
        </table:table-row>
        <table:table-row table:style-name="Tabla4.1">
          <table:table-cell table:style-name="Tabla4.A7" office:value-type="string">
            <text:p text:style-name="P3">numExpedien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80">
            <text:p text:style-name="P20">80</text:p>
          </table:table-cell>
          <table:table-cell table:style-name="Tabla4.A7" office:value-type="string">
            <text:p text:style-name="P20">Referència al nombre d'expedient de l'assentament</text:p>
          </table:table-cell>
          <table:table-cell table:style-name="Tabla4.F7" office:value-type="string">
            <text:p text:style-name="P20"/>
          </table:table-cell>
        </table:table-row>
        <table:table-row table:style-name="Tabla4.1">
          <table:table-cell table:style-name="Tabla4.A7" office:value-type="string">
            <text:p text:style-name="P3">anexo</text:p>
          </table:table-cell>
          <table:table-cell table:style-name="Tabla4.A7" office:value-type="string">
            <text:p text:style-name="P20">AnexoWs</text:p>
          </table:table-cell>
          <table:table-cell table:style-name="Tabla4.A7" office:value-type="string">
            <text:p text:style-name="P20">0..n</text:p>
          </table:table-cell>
          <table:table-cell table:style-name="Tabla4.A7" office:value-type="string">
            <text:p text:style-name="P20">Var</text:p>
          </table:table-cell>
          <table:table-cell table:style-name="Tabla4.A7" office:value-type="string">
            <text:p text:style-name="P20">Fitxers annexes a l'assentament</text:p>
          </table:table-cell>
          <table:table-cell table:style-name="Tabla4.F7" office:value-type="string">
            <text:p text:style-name="P20"/>
          </table:table-cell>
        </table:table-row>
        <table:table-row table:style-name="Tabla4.1">
          <table:table-cell table:style-name="Tabla4.A7" office:value-type="string">
            <text:p text:style-name="P3">idioma</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2">
            <text:p text:style-name="P20">2</text:p>
          </table:table-cell>
          <table:table-cell table:style-name="Tabla4.A7" office:value-type="string">
            <text:p text:style-name="P20">Codi de l'idioma en què es fa l'assentament</text:p>
          </table:table-cell>
          <table:table-cell table:style-name="Tabla4.F7" office:value-type="string">
            <text:p text:style-name="P20">Codi ISO-639-1</text:p>
          </table:table-cell>
        </table:table-row>
        <table:table-row table:style-name="Tabla4.1">
          <table:table-cell table:style-name="Tabla4.A7" office:value-type="string">
            <text:p text:style-name="P3">tipoTranspor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
            <text:p text:style-name="P20">2</text:p>
          </table:table-cell>
          <table:table-cell table:style-name="Tabla4.A7" office:value-type="string">
            <text:p text:style-name="P20">Codi SICRES3 del segment internos – tipo transporte</text:p>
          </table:table-cell>
          <table:table-cell table:style-name="Tabla4.F7" office:value-type="string">
            <text:p text:style-name="P3"/>
          </table:table-cell>
        </table:table-row>
        <table:table-row table:style-name="Tabla4.1">
          <table:table-cell table:style-name="Tabla4.A7" office:value-type="string">
            <text:p text:style-name="P3">numTranspor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20">Número del transport</text:p>
          </table:table-cell>
          <table:table-cell table:style-name="Tabla4.F7" office:value-type="string">
            <text:p text:style-name="P3"/>
          </table:table-cell>
        </table:table-row>
        <table:table-row table:style-name="Tabla4.1">
          <table:table-cell table:style-name="Tabla4.A7" office:value-type="string">
            <text:p text:style-name="P3">codigoUsuari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80">
            <text:p text:style-name="P20">80</text:p>
          </table:table-cell>
          <table:table-cell table:style-name="Tabla4.A7" office:value-type="string">
            <text:p text:style-name="P20">Nom de l'usuari que fa l'assentament</text:p>
          </table:table-cell>
          <table:table-cell table:style-name="Tabla4.F7" office:value-type="string">
            <text:p text:style-name="P7">Si és un registre electrònic serà el nom de l'aplicació</text:p>
          </table:table-cell>
        </table:table-row>
        <table:table-row table:style-name="Tabla4.1">
          <table:table-cell table:style-name="Tabla4.A7" office:value-type="string">
            <text:p text:style-name="P3">contactoUsuario</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20">Contacte de l'usuari d'origen</text:p>
          </table:table-cell>
          <table:table-cell table:style-name="Tabla4.F7" office:value-type="string">
            <text:p text:style-name="P3">Si és un registre electrònic serà el responsable del tràmit.</text:p>
          </table:table-cell>
        </table:table-row>
        <table:table-row table:style-name="Tabla4.1">
          <table:table-cell table:style-name="Tabla4.A7" office:value-type="string">
            <text:p text:style-name="P3">aplicacion</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20">Codi de l'aplicació que fa l'assentament</text:p>
          </table:table-cell>
          <table:table-cell table:style-name="Tabla4.F7" office:value-type="string">
            <text:p text:style-name="P3"/>
          </table:table-cell>
        </table:table-row>
        <table:table-row table:style-name="Tabla4.1">
          <table:table-cell table:style-name="Tabla4.A7" office:value-type="string">
            <text:p text:style-name="P3">version</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5">
            <text:p text:style-name="P20">15</text:p>
          </table:table-cell>
          <table:table-cell table:style-name="Tabla4.A7" office:value-type="string">
            <text:p text:style-name="P20">Versió de l'aplicació que fa l'assentament</text:p>
          </table:table-cell>
          <table:table-cell table:style-name="Tabla4.F7" office:value-type="string">
            <text:p text:style-name="P3"/>
          </table:table-cell>
        </table:table-row>
        <table:table-row table:style-name="Tabla4.1">
          <table:table-cell table:style-name="Tabla4.A7" office:value-type="string">
            <text:p text:style-name="P3">docFisica</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1">
            <text:p text:style-name="P20">1</text:p>
          </table:table-cell>
          <table:table-cell table:style-name="Tabla4.A7" office:value-type="string">
            <text:p text:style-name="P20">Codi SICRES del segment internos – Documentación física y/o soportes</text:p>
          </table:table-cell>
          <table:table-cell table:style-name="Tabla4.F7" office:value-type="string">
            <text:p text:style-name="P3"/>
          </table:table-cell>
        </table:table-row>
        <table:table-row table:style-name="Tabla4.1">
          <table:table-cell table:style-name="Tabla4.A7" office:value-type="string">
            <text:p text:style-name="P3">observaciones</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50">
            <text:p text:style-name="P20">50</text:p>
          </table:table-cell>
          <table:table-cell table:style-name="Tabla4.A7" office:value-type="string">
            <text:p text:style-name="P20">Observacions de l'assentament.</text:p>
          </table:table-cell>
          <table:table-cell table:style-name="Tabla4.F7" office:value-type="string">
            <text:p text:style-name="P3"/>
          </table:table-cell>
        </table:table-row>
        <table:table-row table:style-name="Tabla4.1">
          <table:table-cell table:style-name="Tabla4.A7" office:value-type="string">
            <text:p text:style-name="P3">expon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4000">
            <text:p text:style-name="P20">4000</text:p>
          </table:table-cell>
          <table:table-cell table:style-name="Tabla4.A7" office:value-type="string">
            <text:p text:style-name="P20">Exposició de fets</text:p>
          </table:table-cell>
          <table:table-cell table:style-name="Tabla4.F7" office:value-type="string">
            <text:p text:style-name="P3">Només si sol·licitud genèrica electrònica </text:p>
          </table:table-cell>
        </table:table-row>
        <table:table-row table:style-name="Tabla4.1">
          <table:table-cell table:style-name="Tabla4.A7" office:value-type="string">
            <text:p text:style-name="P3">solicita</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4000">
            <text:p text:style-name="P20">4000</text:p>
          </table:table-cell>
          <table:table-cell table:style-name="Tabla4.A7" office:value-type="string">
            <text:p text:style-name="P20">Objecte de la sol·licitud</text:p>
          </table:table-cell>
          <table:table-cell table:style-name="Tabla4.F7" office:value-type="string">
            <text:p text:style-name="P3">Només si sol·licitud genèrica electrònica</text:p>
          </table:table-cell>
        </table:table-row>
        <table:table-row table:style-name="Tabla4.1">
          <table:table-cell table:style-name="Tabla4.A5" table:number-columns-spanned="6" office:value-type="string">
            <text:p text:style-name="P18">Definició d'objecte: Interesad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20">interesado</text:p>
          </table:table-cell>
          <table:table-cell table:style-name="Tabla4.A7" office:value-type="string">
            <text:p text:style-name="P21">DatosInteresadoWs</text:p>
          </table:table-cell>
          <table:table-cell table:style-name="Tabla4.C7" office:value-type="float" office:value="1">
            <text:p text:style-name="P20">1</text:p>
          </table:table-cell>
          <table:table-cell table:style-name="Tabla4.A7" office:value-type="string">
            <text:p text:style-name="P20">Var</text:p>
          </table:table-cell>
          <table:table-cell table:style-name="Tabla4.A7" office:value-type="string">
            <text:p text:style-name="P20">Dades de l'interessat</text:p>
          </table:table-cell>
          <table:table-cell table:style-name="Tabla4.F7" office:value-type="string">
            <text:p text:style-name="P20"/>
          </table:table-cell>
        </table:table-row>
        <table:table-row table:style-name="Tabla4.1">
          <table:table-cell table:style-name="Tabla4.A7" office:value-type="string">
            <text:p text:style-name="P20">representante</text:p>
          </table:table-cell>
          <table:table-cell table:style-name="Tabla4.A7" office:value-type="string">
            <text:p text:style-name="P21">DatosInteresadoWs</text:p>
          </table:table-cell>
          <table:table-cell table:style-name="Tabla4.A7" office:value-type="string">
            <text:p text:style-name="P20">0..1</text:p>
          </table:table-cell>
          <table:table-cell table:style-name="Tabla4.A7" office:value-type="string">
            <text:p text:style-name="P20">Var</text:p>
          </table:table-cell>
          <table:table-cell table:style-name="Tabla4.A7" office:value-type="string">
            <text:p text:style-name="P20">Dades del representant associat a aquest interessat</text:p>
          </table:table-cell>
          <table:table-cell table:style-name="Tabla4.F7" office:value-type="string">
            <text:p text:style-name="P20"/>
          </table:table-cell>
        </table:table-row>
        <table:table-row table:style-name="Tabla4.1">
          <table:table-cell table:style-name="Tabla4.A5" table:number-columns-spanned="6" office:value-type="string">
            <text:p text:style-name="P18">Definició d'objecte: DatosInteresad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20">tipoInteresado</text:p>
          </table:table-cell>
          <table:table-cell table:style-name="Tabla4.A7" office:value-type="string">
            <text:p text:style-name="P20">Long</text:p>
          </table:table-cell>
          <table:table-cell table:style-name="Tabla4.C7" office:value-type="float" office:value="1">
            <text:p text:style-name="P20">1</text:p>
          </table:table-cell>
          <table:table-cell table:style-name="Tabla4.C7" office:value-type="float" office:value="1">
            <text:p text:style-name="P20">1</text:p>
          </table:table-cell>
          <table:table-cell table:style-name="Tabla4.A7" office:value-type="string">
            <text:p text:style-name="P3">Figura jurídica de la persona</text:p>
          </table:table-cell>
          <table:table-cell table:style-name="Tabla4.F7" office:value-type="string">
            <text:p text:style-name="P19">'1' = Administració.</text:p>
            <text:p text:style-name="P19">'2' = Persona física .</text:p>
            <text:p text:style-name="P20">'3' = Persona jurídica .</text:p>
          </table:table-cell>
        </table:table-row>
        <table:table-row table:style-name="Tabla4.1">
          <table:table-cell table:style-name="Tabla4.A7" office:value-type="string">
            <text:p text:style-name="P3">tipoDocumentoIdentificacion</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
            <text:p text:style-name="P20">1</text:p>
          </table:table-cell>
          <table:table-cell table:style-name="Tabla4.A7" office:value-type="string">
            <text:p text:style-name="P3">Codi SICRES del segment interesado – documento de identificacion de interesado tipo.</text:p>
          </table:table-cell>
          <table:table-cell table:style-name="Tabla4.F7" office:value-type="string">
            <text:p text:style-name="P20">Si és administració tindrà 'O'</text:p>
          </table:table-cell>
        </table:table-row>
        <table:table-row table:style-name="Tabla4.1">
          <table:table-cell table:style-name="Tabla4.A7" office:value-type="string">
            <text:p text:style-name="P3">documento</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7">
            <text:p text:style-name="P20">17</text:p>
          </table:table-cell>
          <table:table-cell table:style-name="Tabla4.A7" office:value-type="string">
            <text:p text:style-name="P3">Ha de tenir la sintaxis adecuada al tipus de document.</text:p>
          </table:table-cell>
          <table:table-cell table:style-name="Tabla4.F7" office:value-type="string">
            <text:p text:style-name="P20">Si és administració tendrà el codi DIR3</text:p>
          </table:table-cell>
        </table:table-row>
        <table:table-row table:style-name="Tabla4.1">
          <table:table-cell table:style-name="Tabla4.A7" office:value-type="string">
            <text:p text:style-name="P3">razonSocial</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80">
            <text:p text:style-name="P20">80</text:p>
          </table:table-cell>
          <table:table-cell table:style-name="Tabla4.A7" office:value-type="string">
            <text:p text:style-name="P3">Raó social de la persona. Si és administració descripció de l'entitat.</text:p>
          </table:table-cell>
          <table:table-cell table:style-name="Tabla4.F7" office:value-type="string">
            <text:p text:style-name="P20">Obligatori si és persona jurídica</text:p>
          </table:table-cell>
        </table:table-row>
        <table:table-row table:style-name="Tabla4.1">
          <table:table-cell table:style-name="Tabla4.A7" office:value-type="string">
            <text:p text:style-name="P3">nombre</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30">
            <text:p text:style-name="P20">30</text:p>
          </table:table-cell>
          <table:table-cell table:style-name="Tabla4.A7" office:value-type="string">
            <text:p text:style-name="P3">Nom de la persona si és persona física</text:p>
          </table:table-cell>
          <table:table-cell table:style-name="Tabla4.F7" office:value-type="string">
            <text:p text:style-name="P20">Obligatori si és persona física</text:p>
          </table:table-cell>
        </table:table-row>
        <table:table-row table:style-name="Tabla4.1">
          <table:table-cell table:style-name="Tabla4.A7" office:value-type="string">
            <text:p text:style-name="P3">apellido1</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30">
            <text:p text:style-name="P20">30</text:p>
          </table:table-cell>
          <table:table-cell table:style-name="Tabla4.A7" office:value-type="string">
            <text:p text:style-name="P3">Primer llinatge si és persona física</text:p>
          </table:table-cell>
          <table:table-cell table:style-name="Tabla4.F7" office:value-type="string">
            <text:p text:style-name="P20">Obligatori si és persona física</text:p>
          </table:table-cell>
        </table:table-row>
        <text:soft-page-break/>
        <table:table-row table:style-name="Tabla4.1">
          <table:table-cell table:style-name="Tabla4.A7" office:value-type="string">
            <text:p text:style-name="P3">apellido2</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30">
            <text:p text:style-name="P20">30</text:p>
          </table:table-cell>
          <table:table-cell table:style-name="Tabla4.A7" office:value-type="string">
            <text:p text:style-name="P3">Segon llinatge si és persona física</text:p>
          </table:table-cell>
          <table:table-cell table:style-name="Tabla4.F7" office:value-type="string">
            <text:p text:style-name="P20"/>
          </table:table-cell>
        </table:table-row>
        <table:table-row table:style-name="Tabla4.1">
          <table:table-cell table:style-name="Tabla4.A7" office:value-type="string">
            <text:p text:style-name="P3">pais</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4">
            <text:p text:style-name="P20">4</text:p>
          </table:table-cell>
          <table:table-cell table:style-name="Tabla4.A7" office:value-type="string">
            <text:p text:style-name="P3">País de la persona segons catàleg INE. Publicat a DIR3</text:p>
          </table:table-cell>
          <table:table-cell table:style-name="Tabla4.F7" office:value-type="string">
            <text:p text:style-name="P20">Obligatori si canal='01'</text:p>
          </table:table-cell>
        </table:table-row>
        <table:table-row table:style-name="Tabla4.1">
          <table:table-cell table:style-name="Tabla4.A7" office:value-type="string">
            <text:p text:style-name="P3">provincia</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2">
            <text:p text:style-name="P20">2</text:p>
          </table:table-cell>
          <table:table-cell table:style-name="Tabla4.A7" office:value-type="string">
            <text:p text:style-name="P3">Província de la persona segons catàleg de l'annex de l'OM del padró. Publicat a DIR3</text:p>
          </table:table-cell>
          <table:table-cell table:style-name="Tabla4.F7" office:value-type="string">
            <text:p text:style-name="P20">Obligatori si pais='0724' i codiPostal=null</text:p>
          </table:table-cell>
        </table:table-row>
        <table:table-row table:style-name="Tabla4.1">
          <table:table-cell table:style-name="Tabla4.A7" office:value-type="string">
            <text:p text:style-name="P3">localidad</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5">
            <text:p text:style-name="P20">5</text:p>
          </table:table-cell>
          <table:table-cell table:style-name="Tabla4.A7" office:value-type="string">
            <text:p text:style-name="P3">Municipi de la persona segons catàleg de l'annex de l'OM del padró. Publicat a DIR3</text:p>
          </table:table-cell>
          <table:table-cell table:style-name="Tabla4.F7" office:value-type="string">
            <text:p text:style-name="P20">Obligatori si pais='0724' i codiPostal=null</text:p>
          </table:table-cell>
        </table:table-row>
        <table:table-row table:style-name="Tabla4.1">
          <table:table-cell table:style-name="Tabla4.A7" office:value-type="string">
            <text:p text:style-name="P3">direccion</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160">
            <text:p text:style-name="P20">160</text:p>
          </table:table-cell>
          <table:table-cell table:style-name="Tabla4.A7" office:value-type="string">
            <text:p text:style-name="P3">Adreça postal de la persona</text:p>
          </table:table-cell>
          <table:table-cell table:style-name="Tabla4.F7" office:value-type="string">
            <text:p text:style-name="P20">Obligatori si canal='01'</text:p>
          </table:table-cell>
        </table:table-row>
        <table:table-row table:style-name="Tabla4.1">
          <table:table-cell table:style-name="Tabla4.A7" office:value-type="string">
            <text:p text:style-name="P3">cp</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5">
            <text:p text:style-name="P20">5</text:p>
          </table:table-cell>
          <table:table-cell table:style-name="Tabla4.A7" office:value-type="string">
            <text:p text:style-name="P3">Municipi de la persona segons catàleg de l'annex de l'OM del padró. Publicat a DIR3</text:p>
          </table:table-cell>
          <table:table-cell table:style-name="Tabla4.F7" office:value-type="string">
            <text:p text:style-name="P20">Obligatori si pais='0724' i provincia=null i municipi=null.</text:p>
          </table:table-cell>
        </table:table-row>
        <table:table-row table:style-name="Tabla4.1">
          <table:table-cell table:style-name="Tabla4.A7" office:value-type="string">
            <text:p text:style-name="P3">email</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3">Email de la persona</text:p>
          </table:table-cell>
          <table:table-cell table:style-name="Tabla4.F7" office:value-type="string">
            <text:p text:style-name="P20"/>
          </table:table-cell>
        </table:table-row>
        <table:table-row table:style-name="Tabla4.1">
          <table:table-cell table:style-name="Tabla4.A7" office:value-type="string">
            <text:p text:style-name="P3">telefon</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3">Telèfon de la persona</text:p>
          </table:table-cell>
          <table:table-cell table:style-name="Tabla4.F7" office:value-type="string">
            <text:p text:style-name="P20"/>
          </table:table-cell>
        </table:table-row>
        <table:table-row table:style-name="Tabla4.1">
          <table:table-cell table:style-name="Tabla4.A7" office:value-type="string">
            <text:p text:style-name="P3">direccionElectronica</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160">
            <text:p text:style-name="P20">160</text:p>
          </table:table-cell>
          <table:table-cell table:style-name="Tabla4.A7" office:value-type="string">
            <text:p text:style-name="P3">En cas de disposar d'adreça electrònica habilitada</text:p>
          </table:table-cell>
          <table:table-cell table:style-name="Tabla4.F7" office:value-type="string">
            <text:p text:style-name="P20">Obligatori si canal='02'</text:p>
          </table:table-cell>
        </table:table-row>
        <table:table-row table:style-name="Tabla4.1">
          <table:table-cell table:style-name="Tabla4.A7" office:value-type="string">
            <text:p text:style-name="P3">canal</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2">
            <text:p text:style-name="P20">2</text:p>
          </table:table-cell>
          <table:table-cell table:style-name="Tabla4.A7" office:value-type="string">
            <text:p text:style-name="P3">Codi SICRES del segment interesado – canal preferente de notificación del interesado</text:p>
          </table:table-cell>
          <table:table-cell table:style-name="Tabla4.F7" office:value-type="string">
            <text:p text:style-name="P20"/>
          </table:table-cell>
        </table:table-row>
        <table:table-row table:style-name="Tabla4.1">
          <table:table-cell table:style-name="Tabla4.A7" office:value-type="string">
            <text:p text:style-name="P3">observaciones</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3">Observacions de l'interessat</text:p>
          </table:table-cell>
          <table:table-cell table:style-name="Tabla4.F7" office:value-type="string">
            <text:p text:style-name="P20"/>
          </table:table-cell>
        </table:table-row>
        <table:table-row table:style-name="Tabla4.1">
          <table:table-cell table:style-name="Tabla4.A5" table:number-columns-spanned="6" office:value-type="string">
            <text:p text:style-name="P18">Definició d'objecte: Annex (AnexoWs)</text:p>
          </table:table-cell>
          <table:covered-table-cell/>
          <table:covered-table-cell/>
          <table:covered-table-cell/>
          <table:covered-table-cell/>
          <table:covered-table-cell/>
        </table:table-row>
        <table:table-row table:style-name="Tabla4.1">
          <table:table-cell table:style-name="Tabla4.A6" office:value-type="string">
            <text:p text:style-name="P23">Camp</text:p>
          </table:table-cell>
          <table:table-cell table:style-name="Tabla4.A6" office:value-type="string">
            <text:p text:style-name="P23">Tipus</text:p>
          </table:table-cell>
          <table:table-cell table:style-name="Tabla4.A6" office:value-type="string">
            <text:p text:style-name="P23">Car</text:p>
          </table:table-cell>
          <table:table-cell table:style-name="Tabla4.A6" office:value-type="string">
            <text:p text:style-name="P23">Lon</text:p>
          </table:table-cell>
          <table:table-cell table:style-name="Tabla4.A6" office:value-type="string">
            <text:p text:style-name="P23">Descripció</text:p>
          </table:table-cell>
          <table:table-cell table:style-name="Tabla4.F6" office:value-type="string">
            <text:p text:style-name="P23">Comentaris</text:p>
          </table:table-cell>
        </table:table-row>
        <table:table-row table:style-name="Tabla4.1">
          <table:table-cell table:style-name="Tabla4.A3" office:value-type="string">
            <text:p text:style-name="P19">titul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200">
            <text:p text:style-name="P12">200</text:p>
          </table:table-cell>
          <table:table-cell table:style-name="Tabla4.A3" office:value-type="string">
            <text:p text:style-name="P22">Títol del document</text:p>
          </table:table-cell>
          <table:table-cell table:style-name="Tabla4.F3" office:value-type="string">
            <text:p text:style-name="P4"/>
          </table:table-cell>
        </table:table-row>
        <table:table-row table:style-name="Tabla4.1">
          <table:table-cell table:style-name="Tabla4.A3" office:value-type="string">
            <text:p text:style-name="P4">nombreFicheroAnexad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80">
            <text:p text:style-name="P22">80</text:p>
          </table:table-cell>
          <table:table-cell table:style-name="Tabla4.A3" office:value-type="string">
            <text:p text:style-name="P22">Nom del fitxer</text:p>
          </table:table-cell>
          <table:table-cell table:style-name="Tabla4.F3" office:value-type="string">
            <text:p text:style-name="P4">Ha de contenir l'extensió</text:p>
          </table:table-cell>
        </table:table-row>
        <table:table-row table:style-name="Tabla4.1">
          <table:table-cell table:style-name="Tabla4.A3" office:value-type="string">
            <text:p text:style-name="P5">ficheroAnexado</text:p>
          </table:table-cell>
          <table:table-cell table:style-name="Tabla4.A3" office:value-type="string">
            <text:p text:style-name="P22">byte[]</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Contingut de l'annex en base64.</text:p>
          </table:table-cell>
          <table:table-cell table:style-name="Tabla4.F3" office:value-type="string">
            <text:p text:style-name="P9"/>
          </table:table-cell>
        </table:table-row>
        <table:table-row table:style-name="Tabla4.1">
          <table:table-cell table:style-name="Tabla4.A3" office:value-type="string">
            <text:p text:style-name="P19">tamanoFicheroAnexado</text:p>
          </table:table-cell>
          <table:table-cell table:style-name="Tabla4.A3" office:value-type="string">
            <text:p text:style-name="P22">Numèric</text:p>
          </table:table-cell>
          <table:table-cell table:style-name="Tabla4.C3" office:value-type="float" office:value="1">
            <text:p text:style-name="P22">1</text:p>
          </table:table-cell>
          <table:table-cell table:style-name="Tabla4.A3" office:value-type="string">
            <text:p text:style-name="P22">Var</text:p>
          </table:table-cell>
          <table:table-cell table:style-name="Tabla4.A3" office:value-type="string">
            <text:p text:style-name="P22">Mida en bytes del fitxer.</text:p>
          </table:table-cell>
          <table:table-cell table:style-name="Tabla4.F3" office:value-type="string">
            <text:p text:style-name="P4"/>
          </table:table-cell>
        </table:table-row>
        <table:table-row table:style-name="Tabla4.1">
          <table:table-cell table:style-name="Tabla4.A3" office:value-type="string">
            <text:p text:style-name="P4">tipoMIMEFicheroAnexado</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30">
            <text:p text:style-name="P22">30</text:p>
          </table:table-cell>
          <table:table-cell table:style-name="Tabla4.A3" office:value-type="string">
            <text:p text:style-name="P22">Tipo MIME del documento.</text:p>
          </table:table-cell>
          <table:table-cell table:style-name="Tabla4.F3" office:value-type="string">
            <text:p text:style-name="P4">Tipus vàlid d'acord amb NTI de catàleg d'estàndards.</text:p>
          </table:table-cell>
        </table:table-row>
        <table:table-row table:style-name="Tabla4.1">
          <table:table-cell table:style-name="Tabla4.A3" office:value-type="string">
            <text:p text:style-name="P19">tipoDocumental</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4">
            <text:p text:style-name="P22">4</text:p>
          </table:table-cell>
          <table:table-cell table:style-name="Tabla4.A3" office:value-type="string">
            <text:p text:style-name="P22">Codi de la metadada tipus documental de la NTI de document electrònic.</text:p>
          </table:table-cell>
          <table:table-cell table:style-name="Tabla4.F3" office:value-type="string">
            <text:p text:style-name="P4"/>
          </table:table-cell>
        </table:table-row>
        <table:table-row table:style-name="Tabla4.1">
          <table:table-cell table:style-name="Tabla4.A3" office:value-type="string">
            <text:p text:style-name="P4">validezDocumento</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2">
            <text:p text:style-name="P22">2</text:p>
          </table:table-cell>
          <table:table-cell table:style-name="Tabla4.A3" office:value-type="string">
            <text:p text:style-name="P22">Codi SICRES del segment Anexo – validez del documento</text:p>
          </table:table-cell>
          <table:table-cell table:style-name="Tabla4.F3" office:value-type="string">
            <text:p text:style-name="P4"/>
          </table:table-cell>
        </table:table-row>
        <table:table-row table:style-name="Tabla4.1">
          <table:table-cell table:style-name="Tabla4.A3" office:value-type="string">
            <text:p text:style-name="P4">tipoDocument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2">
            <text:p text:style-name="P22">2</text:p>
          </table:table-cell>
          <table:table-cell table:style-name="Tabla4.A3" office:value-type="string">
            <text:p text:style-name="P22">Codi SICRES del segment Anexo – tipo de documento</text:p>
          </table:table-cell>
          <table:table-cell table:style-name="Tabla4.F3" office:value-type="string">
            <text:p text:style-name="P8"/>
          </table:table-cell>
        </table:table-row>
        <table:table-row table:style-name="Tabla4.1">
          <table:table-cell table:style-name="Tabla4.A3" office:value-type="string">
            <text:p text:style-name="P4">observaciones</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50">
            <text:p text:style-name="P22">50</text:p>
          </table:table-cell>
          <table:table-cell table:style-name="Tabla4.A3" office:value-type="string">
            <text:p text:style-name="P22">Observacions de l'annex.</text:p>
          </table:table-cell>
          <table:table-cell table:style-name="Tabla4.F3" office:value-type="string">
            <text:p text:style-name="P4"/>
          </table:table-cell>
        </table:table-row>
        <table:table-row table:style-name="Tabla4.1">
          <table:table-cell table:style-name="Tabla4.A3" office:value-type="string">
            <text:p text:style-name="P19">origenCiudadanoAdmin</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1">
            <text:p text:style-name="P22">1</text:p>
          </table:table-cell>
          <table:table-cell table:style-name="Tabla4.A3" office:value-type="string">
            <text:p text:style-name="P22">Codi de la metadada origen de la NTI de document electrònic</text:p>
          </table:table-cell>
          <table:table-cell table:style-name="Tabla4.F3" office:value-type="string">
            <text:p text:style-name="P4"/>
          </table:table-cell>
        </table:table-row>
        <table:table-row table:style-name="Tabla4.1">
          <table:table-cell table:style-name="Tabla4.A3" office:value-type="string">
            <text:p text:style-name="P19">fechaCaptura</text:p>
          </table:table-cell>
          <table:table-cell table:style-name="Tabla4.A3" office:value-type="string">
            <text:p text:style-name="P22">Data</text:p>
          </table:table-cell>
          <table:table-cell table:style-name="Tabla4.C3" office:value-type="float" office:value="1">
            <text:p text:style-name="P22">1</text:p>
          </table:table-cell>
          <table:table-cell table:style-name="Tabla4.C3" office:value-type="float" office:value="14">
            <text:p text:style-name="P22">14</text:p>
          </table:table-cell>
          <table:table-cell table:style-name="Tabla4.A3" office:value-type="string">
            <text:p text:style-name="P22">Data de captura del document</text:p>
          </table:table-cell>
          <table:table-cell table:style-name="Tabla4.F3" office:value-type="string">
            <text:p text:style-name="P4">AAAAMMDDHHMMSS</text:p>
          </table:table-cell>
        </table:table-row>
        <table:table-row table:style-name="Tabla4.1">
          <table:table-cell table:style-name="Tabla4.A3" office:value-type="string">
            <text:p text:style-name="P19">modoFirma</text:p>
          </table:table-cell>
          <table:table-cell table:style-name="Tabla4.A3" office:value-type="string">
            <text:p text:style-name="P22">Numèric</text:p>
          </table:table-cell>
          <table:table-cell table:style-name="Tabla4.A3" office:value-type="string">
            <text:p text:style-name="P22">0..1</text:p>
          </table:table-cell>
          <table:table-cell table:style-name="Tabla4.C3" office:value-type="float" office:value="1">
            <text:p text:style-name="P22">1</text:p>
          </table:table-cell>
          <table:table-cell table:style-name="Tabla4.A3" office:value-type="string">
            <text:p text:style-name="P22">Indica el tipo de firma. </text:p>
          </table:table-cell>
          <table:table-cell table:style-name="Tabla4.F3" office:value-type="string">
            <text:p text:style-name="P22">0 no té firma, </text:p>
            <text:p text:style-name="P22">1 autofirma si, </text:p>
            <text:p text:style-name="P22">2 autofirma no (firma detached).</text:p>
          </table:table-cell>
        </table:table-row>
        <table:table-row table:style-name="Tabla4.1">
          <table:table-cell table:style-name="Tabla4.A3" office:value-type="string">
            <text:p text:style-name="P19">nombreFirmaAnexada</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80">
            <text:p text:style-name="P22">80</text:p>
          </table:table-cell>
          <table:table-cell table:style-name="Tabla4.A3" office:value-type="string">
            <text:p text:style-name="P22">Nom del fitxer de firma</text:p>
          </table:table-cell>
          <table:table-cell table:style-name="Tabla4.F3" office:value-type="string">
            <text:p text:style-name="P4">Ha de contenir l'extensió</text:p>
          </table:table-cell>
        </table:table-row>
        <table:table-row table:style-name="Tabla4.1">
          <table:table-cell table:style-name="Tabla4.A3" office:value-type="string">
            <text:p text:style-name="P19">firmaAnexada</text:p>
          </table:table-cell>
          <table:table-cell table:style-name="Tabla4.A3" office:value-type="string">
            <text:p text:style-name="P22">Byte[]</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Contingut de la firma.</text:p>
          </table:table-cell>
          <table:table-cell table:style-name="Tabla4.F3" office:value-type="string">
            <text:p text:style-name="P4"/>
          </table:table-cell>
        </table:table-row>
        <table:table-row table:style-name="Tabla4.1">
          <table:table-cell table:style-name="Tabla4.A3" office:value-type="string">
            <text:p text:style-name="P19">tamanoFirmaAnexada</text:p>
          </table:table-cell>
          <table:table-cell table:style-name="Tabla4.A3" office:value-type="string">
            <text:p text:style-name="P22">Numèric</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Mida en bytes de la firma</text:p>
          </table:table-cell>
          <table:table-cell table:style-name="Tabla4.F3" office:value-type="string">
            <text:p text:style-name="P4"/>
          </table:table-cell>
        </table:table-row>
        <table:table-row table:style-name="Tabla4.1">
          <table:table-cell table:style-name="Tabla4.A3" office:value-type="string">
            <text:p text:style-name="P19">tipoMIMEFirmaAnexada</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30">
            <text:p text:style-name="P22">30</text:p>
          </table:table-cell>
          <table:table-cell table:style-name="Tabla4.A3" office:value-type="string">
            <text:p text:style-name="P22">Tipo MIME de la firma</text:p>
          </table:table-cell>
          <table:table-cell table:style-name="Tabla4.F3" office:value-type="string">
            <text:p text:style-name="P4">Tipus vàlid d'acord amb NTI de catàleg d'estàndards.</text:p>
          </table:table-cell>
        </table:table-row>
        <table:table-row table:style-name="Tabla4.1">
          <table:table-cell table:style-name="Tabla4.A3" office:value-type="string">
            <text:p text:style-name="P4">certificado</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Part pública del certificat emprat per signar el fitxer. En base64.</text:p>
          </table:table-cell>
          <table:table-cell table:style-name="Tabla4.F3" office:value-type="string">
            <text:p text:style-name="P8"/>
          </table:table-cell>
        </table:table-row>
        <table:table-row table:style-name="Tabla4.1">
          <table:table-cell table:style-name="Tabla4.A3" office:value-type="string">
            <text:p text:style-name="P4">firmacsv</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Si el document té una signatura amb CSV valor del CSV en base64</text:p>
          </table:table-cell>
          <table:table-cell table:style-name="Tabla4.F3" office:value-type="string">
            <text:p text:style-name="P8"/>
          </table:table-cell>
        </table:table-row>
        <table:table-row table:style-name="Tabla4.1">
          <table:table-cell table:style-name="Tabla4.A3" office:value-type="string">
            <text:p text:style-name="P4">timestamp</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Timestamp del document en base 64.</text:p>
          </table:table-cell>
          <table:table-cell table:style-name="Tabla4.F3" office:value-type="string">
            <text:p text:style-name="P8"/>
          </table:table-cell>
        </table:table-row>
        <text:soft-page-break/>
        <table:table-row table:style-name="Tabla4.74">
          <table:table-cell table:style-name="Tabla4.A3" office:value-type="string">
            <text:p text:style-name="P4">validacionOCSP</text:p>
          </table:table-cell>
          <table:table-cell table:style-name="Tabla4.A3" office:value-type="string">
            <text:p text:style-name="P22">Cadena </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Resposta OCSP de la validesa del certificat en base64.</text:p>
          </table:table-cell>
          <table:table-cell table:style-name="Tabla4.F3" office:value-type="string">
            <text:p text:style-name="P8"/>
          </table:table-cell>
        </table:table-row>
      </table:table>
      <text:h text:style-name="Heading_20_2" text:outline-level="2">Assentament de Sortida (RegistroSalidaWs)</text:h>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17">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21">Camp</text:p>
          </table:table-cell>
          <table:table-cell table:style-name="Tabla6.A2" office:value-type="string">
            <text:p text:style-name="P21">Tipus</text:p>
          </table:table-cell>
          <table:table-cell table:style-name="Tabla6.A2" office:value-type="string">
            <text:p text:style-name="P21">Car</text:p>
          </table:table-cell>
          <table:table-cell table:style-name="Tabla6.A2" office:value-type="string">
            <text:p text:style-name="P21">Lon</text:p>
          </table:table-cell>
          <table:table-cell table:style-name="Tabla6.A2" office:value-type="string">
            <text:p text:style-name="P21">Descripció</text:p>
          </table:table-cell>
          <table:table-cell table:style-name="Tabla6.F2" office:value-type="string">
            <text:p text:style-name="P21">Comentaris</text:p>
          </table:table-cell>
        </table:table-row>
        <table:table-row table:style-name="Tabla6.1">
          <table:table-cell table:style-name="Tabla6.A3" office:value-type="string">
            <text:p text:style-name="P20">origen</text:p>
          </table:table-cell>
          <table:table-cell table:style-name="Tabla6.A3" office:value-type="string">
            <text:p text:style-name="P20">Cadena</text:p>
          </table:table-cell>
          <table:table-cell table:style-name="Tabla6.C3" office:value-type="float" office:value="1">
            <text:p text:style-name="P20">1</text:p>
          </table:table-cell>
          <table:table-cell table:style-name="Tabla6.C3" office:value-type="float" office:value="21">
            <text:p text:style-name="P20">21</text:p>
          </table:table-cell>
          <table:table-cell table:style-name="Tabla6.A3" office:value-type="string">
            <text:p text:style-name="P20">Codi DIR3 de l'òrgan emissor de l'assentament.</text:p>
          </table:table-cell>
          <table:table-cell table:style-name="Tabla6.F3" office:value-type="string">
            <text:p text:style-name="P20">Ha d'estar en estat vigent.</text:p>
          </table:table-cell>
        </table:table-row>
        <table:table-row table:style-name="Tabla6.1">
          <table:table-cell table:style-name="Tabla6.A3" office:value-type="string">
            <text:p text:style-name="P20">assentament</text:p>
          </table:table-cell>
          <table:table-cell table:style-name="Tabla6.A3" office:value-type="string">
            <text:p text:style-name="P20">RegistroWs</text:p>
          </table:table-cell>
          <table:table-cell table:style-name="Tabla6.C3" office:value-type="float" office:value="1">
            <text:p text:style-name="P20">1</text:p>
          </table:table-cell>
          <table:table-cell table:style-name="Tabla6.A3" office:value-type="string">
            <text:p text:style-name="P20">Var</text:p>
          </table:table-cell>
          <table:table-cell table:style-name="Tabla6.A3" office:value-type="string">
            <text:p text:style-name="P20">Dades de l'assentament</text:p>
          </table:table-cell>
          <table:table-cell table:style-name="Tabla6.F3" office:value-type="string">
            <text:p text:style-name="P20"/>
          </table:table-cell>
        </table:table-row>
      </table:table>
      <text:h text:style-name="Heading_20_2" text:outline-level="2">Assumpte (TipoAsuntoWs)</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17">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21">Camp</text:p>
          </table:table-cell>
          <table:table-cell table:style-name="Tabla5.A2" office:value-type="string">
            <text:p text:style-name="P21">Tipus</text:p>
          </table:table-cell>
          <table:table-cell table:style-name="Tabla5.A2" office:value-type="string">
            <text:p text:style-name="P21">Car</text:p>
          </table:table-cell>
          <table:table-cell table:style-name="Tabla5.A2" office:value-type="string">
            <text:p text:style-name="P21">Lon</text:p>
          </table:table-cell>
          <table:table-cell table:style-name="Tabla5.A2" office:value-type="string">
            <text:p text:style-name="P21">Descripció</text:p>
          </table:table-cell>
          <table:table-cell table:style-name="Tabla5.F2" office:value-type="string">
            <text:p text:style-name="P21">Comentaris</text:p>
          </table:table-cell>
        </table:table-row>
        <table:table-row table:style-name="Tabla5.1">
          <table:table-cell table:style-name="Tabla5.A3" office:value-type="string">
            <text:p text:style-name="P20">codigo</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C3" office:value-type="float" office:value="16">
            <text:p text:style-name="P20">16</text:p>
          </table:table-cell>
          <table:table-cell table:style-name="Tabla5.A3" office:value-type="string">
            <text:p text:style-name="P20">Codi del tipus assumpte</text:p>
          </table:table-cell>
          <table:table-cell table:style-name="Tabla5.F3" office:value-type="string">
            <text:p text:style-name="P20"/>
          </table:table-cell>
        </table:table-row>
        <table:table-row table:style-name="Tabla5.1">
          <table:table-cell table:style-name="Tabla5.A3" office:value-type="string">
            <text:p text:style-name="P20">nombre</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Nom del tipus d'assumpte</text:p>
          </table:table-cell>
          <table:table-cell table:style-name="Tabla5.F3" office:value-type="string">
            <text:p text:style-name="P20"/>
          </table:table-cell>
        </table:table-row>
        <table:table-row table:style-name="Tabla5.1">
          <table:table-cell table:style-name="Tabla5.A3" office:value-type="string">
            <text:p text:style-name="P20">activo</text:p>
          </table:table-cell>
          <table:table-cell table:style-name="Tabla5.A3" office:value-type="string">
            <text:p text:style-name="P20">Booleà</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Indica si <text:s/>està actiu o no.</text:p>
          </table:table-cell>
          <table:table-cell table:style-name="Tabla5.F3" office:value-type="string">
            <text:p text:style-name="P20"/>
          </table:table-cell>
        </table:table-row>
      </table:table>
      <text:h text:style-name="Heading_20_2" text:outline-level="2">Codi Assumpte (CodigoAsuntoWs)</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17">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21">Camp</text:p>
          </table:table-cell>
          <table:table-cell table:style-name="Tabla19.A2" office:value-type="string">
            <text:p text:style-name="P21">Tipus</text:p>
          </table:table-cell>
          <table:table-cell table:style-name="Tabla19.A2" office:value-type="string">
            <text:p text:style-name="P21">Car</text:p>
          </table:table-cell>
          <table:table-cell table:style-name="Tabla19.A2" office:value-type="string">
            <text:p text:style-name="P21">Lon</text:p>
          </table:table-cell>
          <table:table-cell table:style-name="Tabla19.A2" office:value-type="string">
            <text:p text:style-name="P21">Descripció</text:p>
          </table:table-cell>
          <table:table-cell table:style-name="Tabla19.F2" office:value-type="string">
            <text:p text:style-name="P21">Comentaris</text:p>
          </table:table-cell>
        </table:table-row>
        <table:table-row table:style-name="Tabla19.1">
          <table:table-cell table:style-name="Tabla19.A3" office:value-type="string">
            <text:p text:style-name="P20">codigo</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C3" office:value-type="float" office:value="16">
            <text:p text:style-name="P20">16</text:p>
          </table:table-cell>
          <table:table-cell table:style-name="Tabla19.A3" office:value-type="string">
            <text:p text:style-name="P20">Codi del codi assumpte</text:p>
          </table:table-cell>
          <table:table-cell table:style-name="Tabla19.F3" office:value-type="string">
            <text:p text:style-name="P20"/>
          </table:table-cell>
        </table:table-row>
        <table:table-row table:style-name="Tabla19.1">
          <table:table-cell table:style-name="Tabla19.A3" office:value-type="string">
            <text:p text:style-name="P20">nombre</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Nom del <text:s/>codi d'assumpte</text:p>
          </table:table-cell>
          <table:table-cell table:style-name="Tabla19.F3" office:value-type="string">
            <text:p text:style-name="P20"/>
          </table:table-cell>
        </table:table-row>
        <table:table-row table:style-name="Tabla19.1">
          <table:table-cell table:style-name="Tabla19.A3" office:value-type="string">
            <text:p text:style-name="P20">tipoAsunto</text:p>
          </table:table-cell>
          <table:table-cell table:style-name="Tabla19.A3" office:value-type="string">
            <text:p text:style-name="P20">TipoAsuntoWs</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Indica el tipus <text:s/>d'assumpte al que pertany</text:p>
          </table:table-cell>
          <table:table-cell table:style-name="Tabla19.F3" office:value-type="string">
            <text:p text:style-name="P20"/>
          </table:table-cell>
        </table:table-row>
      </table:table>
      <text:h text:style-name="Heading_20_2" text:outline-level="2">Persona <text:s/>(PersonaWs)</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17">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21">Camp</text:p>
          </table:table-cell>
          <table:table-cell table:style-name="Tabla25.A2" office:value-type="string">
            <text:p text:style-name="P21">Tipus</text:p>
          </table:table-cell>
          <table:table-cell table:style-name="Tabla25.A2" office:value-type="string">
            <text:p text:style-name="P21">Car</text:p>
          </table:table-cell>
          <table:table-cell table:style-name="Tabla25.A2" office:value-type="string">
            <text:p text:style-name="P21">Lon</text:p>
          </table:table-cell>
          <table:table-cell table:style-name="Tabla25.A2" office:value-type="string">
            <text:p text:style-name="P21">Descripció</text:p>
          </table:table-cell>
          <table:table-cell table:style-name="Tabla25.F2" office:value-type="string">
            <text:p text:style-name="P21">Comentaris</text:p>
          </table:table-cell>
        </table:table-row>
        <table:table-row table:style-name="Tabla25.1">
          <table:table-cell table:style-name="Tabla25.A3" office:value-type="string">
            <text:p text:style-name="P20">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 l'objecte</text:p>
          </table:table-cell>
          <table:table-cell table:style-name="Tabla25.F3" office:value-type="string">
            <text:p text:style-name="P20"/>
          </table:table-cell>
        </table:table-row>
        <table:table-row table:style-name="Tabla25.1">
          <table:table-cell table:style-name="Tabla25.A3" office:value-type="string">
            <text:p text:style-name="P20">nombre</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Nom de la persona.</text:p>
          </table:table-cell>
          <table:table-cell table:style-name="Tabla25.F3" office:value-type="string">
            <text:p text:style-name="P20"/>
          </table:table-cell>
        </table:table-row>
        <table:table-row table:style-name="Tabla25.1">
          <table:table-cell table:style-name="Tabla25.A3" office:value-type="string">
            <text:p text:style-name="P20">apellido1</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Primer llinatge de la persona.</text:p>
          </table:table-cell>
          <table:table-cell table:style-name="Tabla25.F3" office:value-type="string">
            <text:p text:style-name="P20"/>
          </table:table-cell>
        </table:table-row>
        <table:table-row table:style-name="Tabla25.1">
          <table:table-cell table:style-name="Tabla25.A3" office:value-type="string">
            <text:p text:style-name="P20">apellido2</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30">
            <text:p text:style-name="P20">30</text:p>
          </table:table-cell>
          <table:table-cell table:style-name="Tabla25.A3" office:value-type="string">
            <text:p text:style-name="P20">Segon llinatge de la persona.</text:p>
          </table:table-cell>
          <table:table-cell table:style-name="Tabla25.F3" office:value-type="string">
            <text:p text:style-name="P20"/>
          </table:table-cell>
        </table:table-row>
        <table:table-row table:style-name="Tabla25.1">
          <table:table-cell table:style-name="Tabla25.A3" office:value-type="string">
            <text:p text:style-name="P20">razonSocia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80">
            <text:p text:style-name="P20">80</text:p>
          </table:table-cell>
          <table:table-cell table:style-name="Tabla25.A3" office:value-type="string">
            <text:p text:style-name="P20">Raó social en cas que la persona sigui jurídica</text:p>
          </table:table-cell>
          <table:table-cell table:style-name="Tabla25.F3" office:value-type="string">
            <text:p text:style-name="P20"/>
          </table:table-cell>
        </table:table-row>
        <table:table-row table:style-name="Tabla25.1">
          <table:table-cell table:style-name="Tabla25.A3" office:value-type="string">
            <text:p text:style-name="P20">tipoDocumentoIdentificacionNTI</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Codi SICRES del tipus <text:s/>de document d'identificació. Segmento interesado.</text:p>
          </table:table-cell>
          <table:table-cell table:style-name="Tabla25.F3" office:value-type="string">
            <text:p text:style-name="P20"/>
          </table:table-cell>
        </table:table-row>
        <table:table-row table:style-name="Tabla25.1">
          <table:table-cell table:style-name="Tabla25.A3" office:value-type="string">
            <text:p text:style-name="P20">document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9">
            <text:p text:style-name="P20">9</text:p>
          </table:table-cell>
          <table:table-cell table:style-name="Tabla25.A3" office:value-type="string">
            <text:p text:style-name="P20">Document d'identificació de la persona.</text:p>
          </table:table-cell>
          <table:table-cell table:style-name="Tabla25.F3" office:value-type="string">
            <text:p text:style-name="P20"/>
          </table:table-cell>
        </table:table-row>
        <table:table-row table:style-name="Tabla25.1">
          <table:table-cell table:style-name="Tabla25.A3" office:value-type="string">
            <text:p text:style-name="P20">paisDir3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C3" office:value-type="float" office:value="3">
            <text:p text:style-name="P20">3</text:p>
          </table:table-cell>
          <table:table-cell table:style-name="Tabla25.A3" office:value-type="string">
            <text:p text:style-name="P20">Codi DIR3 del país de la persona.</text:p>
          </table:table-cell>
          <table:table-cell table:style-name="Tabla25.F3" office:value-type="string">
            <text:p text:style-name="P20"/>
          </table:table-cell>
        </table:table-row>
        <table:table-row table:style-name="Tabla25.1">
          <table:table-cell table:style-name="Tabla25.A3" office:value-type="string">
            <text:p text:style-name="P20">provincia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província de la persona.</text:p>
          </table:table-cell>
          <table:table-cell table:style-name="Tabla25.F3" office:value-type="string">
            <text:p text:style-name="P20"/>
          </table:table-cell>
        </table:table-row>
        <table:table-row table:style-name="Tabla25.1">
          <table:table-cell table:style-name="Tabla25.A3" office:value-type="string">
            <text:p text:style-name="P20">localidad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4">
            <text:p text:style-name="P20">4</text:p>
          </table:table-cell>
          <table:table-cell table:style-name="Tabla25.A3" office:value-type="string">
            <text:p text:style-name="P20">Codi DIR3 de la localitat.</text:p>
          </table:table-cell>
          <table:table-cell table:style-name="Tabla25.F3" office:value-type="string">
            <text:p text:style-name="P20"/>
          </table:table-cell>
        </table:table-row>
        <table:table-row table:style-name="Tabla25.1">
          <table:table-cell table:style-name="Tabla25.A3" office:value-type="string">
            <text:p text:style-name="P20">codigoEntidadGeograficaDir3ID</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entitat geogràfica.</text:p>
          </table:table-cell>
          <table:table-cell table:style-name="Tabla25.F3" office:value-type="string">
            <text:p text:style-name="P20"/>
          </table:table-cell>
        </table:table-row>
        <table:table-row table:style-name="Tabla25.1">
          <table:table-cell table:style-name="Tabla25.A3" office:value-type="string">
            <text:p text:style-name="P20">direccion</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de la persona.</text:p>
          </table:table-cell>
          <table:table-cell table:style-name="Tabla25.F3" office:value-type="string">
            <text:p text:style-name="P20"/>
          </table:table-cell>
        </table:table-row>
        <table:table-row table:style-name="Tabla25.1">
          <table:table-cell table:style-name="Tabla25.A3" office:value-type="string">
            <text:p text:style-name="P20">cp</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5">
            <text:p text:style-name="P20">5</text:p>
          </table:table-cell>
          <table:table-cell table:style-name="Tabla25.A3" office:value-type="string">
            <text:p text:style-name="P20">Codi postal.</text:p>
          </table:table-cell>
          <table:table-cell table:style-name="Tabla25.F3" office:value-type="string">
            <text:p text:style-name="P20"/>
          </table:table-cell>
        </table:table-row>
        <text:soft-page-break/>
        <table:table-row table:style-name="Tabla25.1">
          <table:table-cell table:style-name="Tabla25.A3" office:value-type="string">
            <text:p text:style-name="P20">emai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Correu electrònic.</text:p>
          </table:table-cell>
          <table:table-cell table:style-name="Tabla25.F3" office:value-type="string">
            <text:p text:style-name="P20"/>
          </table:table-cell>
        </table:table-row>
        <table:table-row table:style-name="Tabla25.1">
          <table:table-cell table:style-name="Tabla25.A3" office:value-type="string">
            <text:p text:style-name="P20">telefon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20">
            <text:p text:style-name="P20">20</text:p>
          </table:table-cell>
          <table:table-cell table:style-name="Tabla25.A3" office:value-type="string">
            <text:p text:style-name="P20">Telèfon de la persona.</text:p>
          </table:table-cell>
          <table:table-cell table:style-name="Tabla25.F3" office:value-type="string">
            <text:p text:style-name="P20"/>
          </table:table-cell>
        </table:table-row>
        <table:table-row table:style-name="Tabla25.1">
          <table:table-cell table:style-name="Tabla25.A3" office:value-type="string">
            <text:p text:style-name="P20">direccionElectronica</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electrònica.</text:p>
          </table:table-cell>
          <table:table-cell table:style-name="Tabla25.F3" office:value-type="string">
            <text:p text:style-name="P20"/>
          </table:table-cell>
        </table:table-row>
        <table:table-row table:style-name="Tabla25.1">
          <table:table-cell table:style-name="Tabla25.A3" office:value-type="string">
            <text:p text:style-name="P20">canal</text:p>
          </table:table-cell>
          <table:table-cell table:style-name="Tabla25.A3" office:value-type="string">
            <text:p text:style-name="P20">Numèric</text:p>
          </table:table-cell>
          <table:table-cell table:style-name="Tabla25.A3" office:value-type="string">
            <text:p text:style-name="P20">0..1</text:p>
          </table:table-cell>
          <table:table-cell table:style-name="Tabla25.A3" office:value-type="string">
            <text:p text:style-name="P20">Var</text:p>
          </table:table-cell>
          <table:table-cell table:style-name="Tabla25.A3" office:value-type="string">
            <text:p text:style-name="P20">Canal de notificació.</text:p>
          </table:table-cell>
          <table:table-cell table:style-name="Tabla25.F3" office:value-type="string">
            <text:p text:style-name="P20"/>
          </table:table-cell>
        </table:table-row>
        <table:table-row table:style-name="Tabla25.1">
          <table:table-cell table:style-name="Tabla25.A3" office:value-type="string">
            <text:p text:style-name="P20">observaciones</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
          </table:table-cell>
          <table:table-cell table:style-name="Tabla25.F3" office:value-type="string">
            <text:p text:style-name="P20"/>
          </table:table-cell>
        </table:table-row>
        <table:table-row table:style-name="Tabla25.1">
          <table:table-cell table:style-name="Tabla25.A3" office:value-type="string">
            <text:p text:style-name="P20">entidadDir3ID</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20">
            <text:p text:style-name="P20">20</text:p>
          </table:table-cell>
          <table:table-cell table:style-name="Tabla25.A3" office:value-type="string">
            <text:p text:style-name="P20">Codi DIR3 de l'entitat a la que pertany.</text:p>
          </table:table-cell>
          <table:table-cell table:style-name="Tabla25.F3" office:value-type="string">
            <text:p text:style-name="P20"/>
          </table:table-cell>
        </table:table-row>
        <table:table-row table:style-name="Tabla25.1">
          <table:table-cell table:style-name="Tabla25.A3" office:value-type="string">
            <text:p text:style-name="P20">guardarInteresado</text:p>
          </table:table-cell>
          <table:table-cell table:style-name="Tabla25.A3" office:value-type="string">
            <text:p text:style-name="P20">Boole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Indica si s'ha de guardar l'interessat .</text:p>
          </table:table-cell>
          <table:table-cell table:style-name="Tabla25.F3" office:value-type="string">
            <text:p text:style-name="P20"/>
          </table:table-cell>
        </table:table-row>
        <table:table-row table:style-name="Tabla25.1">
          <table:table-cell table:style-name="Tabla25.A3" office:value-type="string">
            <text:p text:style-name="P20">tipoPersona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l tipus de persona (Física o Jurídica)</text:p>
          </table:table-cell>
          <table:table-cell table:style-name="Tabla25.F3" office:value-type="string">
            <text:p text:style-name="P19">'2' = Persona física .</text:p>
            <text:p text:style-name="P20">'3' = Persona jurídica .</text:p>
          </table:table-cell>
        </table:table-row>
      </table:table>
      <text:h text:style-name="Heading_20_1" text:outline-level="1">Operacions</text:h>
      <text:p text:style-name="Text_20_body">Les operacions exposades per REGWEB v3 per tal de poder integrar-se amb ell són les següents:</text:p>
      <text:list xml:id="list8739031577975674512" text:style-name="L9">
        <text:list-item>
          <text:p text:style-name="P40">altaRegistroEntrada. Permet donar d'alta un assentament d'entrada al sistema i per obtenir un número de registre d'entrada.</text:p>
        </text:list-item>
        <text:list-item>
          <text:p text:style-name="P40">anularRegistroEntrada. Permet anular un assentament d'entrada. </text:p>
        </text:list-item>
        <text:list-item>
          <text:p text:style-name="P40">tramitarRegistroEntrada. Permet marcar un assentament com a tramitat.</text:p>
        </text:list-item>
        <text:list-item>
          <text:p text:style-name="P40">obtenerRegistroEntrada. Permet obtenir un assentament d'entrada.</text:p>
        </text:list-item>
        <text:list-item>
          <text:p text:style-name="P40">obtenerRegistroEntradaID. Permet obtenir un identificador d'un assentament.</text:p>
        </text:list-item>
        <text:list-item>
          <text:p text:style-name="P40">altaRegistroSalida</text:p>
        </text:list-item>
        <text:list-item>
          <text:p text:style-name="P40">anularRegistroSalida.</text:p>
        </text:list-item>
        <text:list-item>
          <text:p text:style-name="P40">obtenerRegistroSalida</text:p>
        </text:list-item>
        <text:list-item>
          <text:p text:style-name="P40">obtenerRegistroSalidaID</text:p>
        </text:list-item>
        <text:list-item>
          <text:p text:style-name="P41">listarTipoAsunto. Permet obtenir un llistat dels tipus d'assumptes definits per l' aplicació. </text:p>
        </text:list-item>
        <text:list-item>
          <text:p text:style-name="P41">listarCodigoAsunto. Permet obtenir un llistat dels codis d'assumptes associats a un tipus d'assumpte.</text:p>
        </text:list-item>
        <text:list-item>
          <text:p text:style-name="P41">listarOrganismos. Permet obtenir els organismes d'una entitat de l'aplicació</text:p>
        </text:list-item>
        <text:list-item>
          <text:p text:style-name="P41">listarLibros. Permet obtenir els llibres d'una entitat de l'aplicació.</text:p>
        </text:list-item>
        <text:list-item>
          <text:p text:style-name="P40"><text:span text:style-name="T4">listarOficinas.Obté les Oficines a on l'usuari te permisos per realitzar assentaments.</text:span></text:p>
        </text:list-item>
        <text:list-item>
          <text:p text:style-name="P41">listarTipoDocumental. Obté els tipus documentals d'una entitat.</text:p>
        </text:list-item>
        <text:list-item>
          <text:p text:style-name="P41">obtenerLibrosOficina. Obté els parells Llibre-Oficina als quals <text:s/>l' usuari autenticat pot registrar</text:p>
        </text:list-item>
        <text:list-item>
          <text:p text:style-name="P41">obtenerLibrosOficinaUsuario. Obté els parells Llibre-Oficina als quals l' usuari indicat pot registrar</text:p>
        </text:list-item>
        <text:list-item>
          <text:p text:style-name="P41">crearPersona. Permet crear una persona a l'aplicació. </text:p>
        </text:list-item>
        <text:list-item>
          <text:p text:style-name="P41">borrarPersona. Permet esborrar una persona de l'aplicació. </text:p>
        </text:list-item>
        <text:list-item>
          <text:p text:style-name="P40"><text:span text:style-name="T4">actualizarPerso</text:span>na. Permet actualitzar les dades d'una Persona.</text:p>
        </text:list-item>
        <text:list-item>
          <text:p text:style-name="P41">listarPersonas. Permet llistar les persones d'una entitat.</text:p>
        </text:list-item>
      </text:list>
      <text:h text:style-name="Heading_20_2" text:outline-level="2"><text:soft-page-break/>Operació altaRegistroEntrada</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17">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4">PETICIÓ</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asEntrada</text:p>
          </table:table-cell>
          <table:table-cell table:style-name="Tabla7.A4" office:value-type="string">
            <text:p text:style-name="P20">registroEntrada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
          </table:table-cell>
          <table:table-cell table:style-name="Tabla7.F4" office:value-type="string">
            <text:p text:style-name="P20"/>
          </table:table-cell>
        </table:table-row>
        <table:table-row table:style-name="Tabla7.1">
          <table:table-cell table:style-name="Tabla7.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idEntrada</text:p>
          </table:table-cell>
          <table:table-cell table:style-name="Tabla7.A4" office:value-type="string">
            <text:p text:style-name="P20">Identificador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Contindrà el nombre d'assentament i la data i hora que se li ha assignat i el numero d'assentament formatejat.</text:p>
          </table:table-cell>
          <table:table-cell table:style-name="Tabla7.F4" office:value-type="string">
            <text:p text:style-name="P20"/>
          </table:table-cell>
        </table:table-row>
      </table:table>
      <text:h text:style-name="Heading_20_2" text:outline-level="2">Operació anularRegistroEntrada</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17">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4">PETICIÓ</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row table:style-name="Tabla8.1">
          <table:table-cell table:style-name="Tabla8.A4" office:value-type="string">
            <text:p text:style-name="P20">numeroRegistroFormatead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A4" office:value-type="string">
            <text:p text:style-name="P20">Var</text:p>
          </table:table-cell>
          <table:table-cell table:style-name="Tabla8.A4" office:value-type="string">
            <text:p text:style-name="P20">Numero de l'assentament formatejat</text:p>
          </table:table-cell>
          <table:table-cell table:style-name="Tabla8.F4" office:value-type="string">
            <text:p text:style-name="P20"/>
          </table:table-cell>
        </table:table-row>
        <table:table-row table:style-name="Tabla8.1">
          <table:table-cell table:style-name="Tabla8.A4" office:value-type="string">
            <text:p text:style-name="P20">usuari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80">
            <text:p text:style-name="P20">80</text:p>
          </table:table-cell>
          <table:table-cell table:style-name="Tabla8.A4" office:value-type="string">
            <text:p text:style-name="P20">Codi de l'usuari que vol realitzar l'operació</text:p>
          </table:table-cell>
          <table:table-cell table:style-name="Tabla8.F4" office:value-type="string">
            <text:p text:style-name="P20"/>
          </table:table-cell>
        </table:table-row>
        <table:table-row table:style-name="Tabla8.1">
          <table:table-cell table:style-name="Tabla8.A4" office:value-type="string">
            <text:p text:style-name="P20">entidad</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20">
            <text:p text:style-name="P20">20</text:p>
          </table:table-cell>
          <table:table-cell table:style-name="Tabla8.A4" office:value-type="string">
            <text:p text:style-name="P20">Codi DIR3 de l'entitat al que pertany l'usuari</text:p>
          </table:table-cell>
          <table:table-cell table:style-name="Tabla8.F4" office:value-type="string">
            <text:p text:style-name="P20"/>
          </table:table-cell>
        </table:table-row>
        <table:table-row table:style-name="Tabla8.1">
          <table:table-cell table:style-name="Tabla8.A4" office:value-type="string">
            <text:p text:style-name="P20">anular</text:p>
          </table:table-cell>
          <table:table-cell table:style-name="Tabla8.A4" office:value-type="string">
            <text:p text:style-name="P20">Boolea</text:p>
          </table:table-cell>
          <table:table-cell table:style-name="Tabla8.C4" office:value-type="float" office:value="1">
            <text:p text:style-name="P20">1</text:p>
          </table:table-cell>
          <table:table-cell table:style-name="Tabla8.C4" office:value-type="float" office:value="1">
            <text:p text:style-name="P20">1</text:p>
          </table:table-cell>
          <table:table-cell table:style-name="Tabla8.A4" office:value-type="string">
            <text:p text:style-name="P20">Indica si s'ha d'anular o no l'assentament.</text:p>
          </table:table-cell>
          <table:table-cell table:style-name="Tabla8.F4" office:value-type="string">
            <text:p text:style-name="P20"/>
          </table:table-cell>
        </table:table-row>
        <table:table-row table:style-name="Tabla8.1">
          <table:table-cell table:style-name="Tabla8.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
      <text:h text:style-name="Heading_20_2" text:outline-level="2">Operació tramitarRegistroEntrada</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17">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4">PETICIÓ</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row table:style-name="Tabla9.1">
          <table:table-cell table:style-name="Tabla9.A4" office:value-type="string">
            <text:p text:style-name="P20">numeroRegistroFormatead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A4" office:value-type="string">
            <text:p text:style-name="P20">Var</text:p>
          </table:table-cell>
          <table:table-cell table:style-name="Tabla9.A4" office:value-type="string">
            <text:p text:style-name="P20">Numero de l'assentament</text:p>
          </table:table-cell>
          <table:table-cell table:style-name="Tabla9.F4" office:value-type="string">
            <text:p text:style-name="P20"/>
          </table:table-cell>
        </table:table-row>
        <table:table-row table:style-name="Tabla9.1">
          <table:table-cell table:style-name="Tabla9.A4" office:value-type="string">
            <text:p text:style-name="P20">usuari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80">
            <text:p text:style-name="P20">80</text:p>
          </table:table-cell>
          <table:table-cell table:style-name="Tabla9.A4" office:value-type="string">
            <text:p text:style-name="P20">Codi de l'usuari que vol realitzar l'operació</text:p>
          </table:table-cell>
          <table:table-cell table:style-name="Tabla9.F4" office:value-type="string">
            <text:p text:style-name="P20"/>
          </table:table-cell>
        </table:table-row>
        <table:table-row table:style-name="Tabla9.1">
          <table:table-cell table:style-name="Tabla9.A4" office:value-type="string">
            <text:p text:style-name="P20">entidad</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20">
            <text:p text:style-name="P20">20</text:p>
          </table:table-cell>
          <table:table-cell table:style-name="Tabla9.A4" office:value-type="string">
            <text:p text:style-name="P20">Codi DIR3 de l'entitat al que pertany l'usuari</text:p>
          </table:table-cell>
          <table:table-cell table:style-name="Tabla9.F4" office:value-type="string">
            <text:p text:style-name="P20"/>
          </table:table-cell>
        </table:table-row>
        <table:table-row table:style-name="Tabla9.1">
          <table:table-cell table:style-name="Tabla9.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
      <text:h text:style-name="Heading_20_2" text:outline-level="2">Operació obtenerRegistroEntrada</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17">Operació: obtenerRegistroEntrada</text:p>
          </table:table-cell>
          <table:covered-table-cell/>
          <table:covered-table-cell/>
          <table:covered-table-cell/>
          <table:covered-table-cell/>
          <table:covered-table-cell/>
        </table:table-row>
        <table:table-row table:style-name="Tabla10.1">
          <table:table-cell table:style-name="Tabla10.A2" table:number-columns-spanned="6" office:value-type="string">
            <text:p text:style-name="P14">PETICIÓ</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ext:soft-page-break/>
        <table:table-row table:style-name="Tabla10.1">
          <table:table-cell table:style-name="Tabla10.A4" office:value-type="string">
            <text:p text:style-name="P20">numeroRegistroFormatead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Numero de l'assentament formatejat</text:p>
          </table:table-cell>
          <table:table-cell table:style-name="Tabla10.F4" office:value-type="string">
            <text:p text:style-name="P20"/>
          </table:table-cell>
        </table:table-row>
        <table:table-row table:style-name="Tabla10.1">
          <table:table-cell table:style-name="Tabla10.A4" office:value-type="string">
            <text:p text:style-name="P20">usuari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80">
            <text:p text:style-name="P20">80</text:p>
          </table:table-cell>
          <table:table-cell table:style-name="Tabla10.A4" office:value-type="string">
            <text:p text:style-name="P20">Codi de l'usuari que vol realitzar l'operació</text:p>
          </table:table-cell>
          <table:table-cell table:style-name="Tabla10.F4" office:value-type="string">
            <text:p text:style-name="P20"/>
          </table:table-cell>
        </table:table-row>
        <table:table-row table:style-name="Tabla10.1">
          <table:table-cell table:style-name="Tabla10.A4" office:value-type="string">
            <text:p text:style-name="P20">entidad</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20">
            <text:p text:style-name="P20">20</text:p>
          </table:table-cell>
          <table:table-cell table:style-name="Tabla10.A4" office:value-type="string">
            <text:p text:style-name="P20">Codi DIR3 de l'entitat al que pertany l'usuari</text:p>
          </table:table-cell>
          <table:table-cell table:style-name="Tabla10.F4" office:value-type="string">
            <text:p text:style-name="P20"/>
          </table:table-cell>
        </table:table-row>
        <table:table-row table:style-name="Tabla10.1">
          <table:table-cell table:style-name="Tabla10.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asEntrada</text:p>
          </table:table-cell>
          <table:table-cell table:style-name="Tabla10.A4" office:value-type="string">
            <text:p text:style-name="P20">registroEntradaWs</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Dades de l'assentament.</text:p>
          </table:table-cell>
          <table:table-cell table:style-name="Tabla10.F4" office:value-type="string">
            <text:p text:style-name="P20"/>
          </table:table-cell>
        </table:table-row>
      </table:table>
      <text:h text:style-name="Heading_20_2" text:outline-level="2">Operació obtenerRegistroEntradaID</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17">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4">PETICIÓ</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ny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C4" office:value-type="float" office:value="4">
            <text:p text:style-name="P20">4</text:p>
          </table:table-cell>
          <table:table-cell table:style-name="Tabla14.A4" office:value-type="string">
            <text:p text:style-name="P20">Any de l'assentament</text:p>
          </table:table-cell>
          <table:table-cell table:style-name="Tabla14.F4" office:value-type="string">
            <text:p text:style-name="P20"/>
          </table:table-cell>
        </table:table-row>
        <table:table-row table:style-name="Tabla14.1">
          <table:table-cell table:style-name="Tabla14.A4" office:value-type="string">
            <text:p text:style-name="P20">numeroRegistr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Numero de l'assentament</text:p>
          </table:table-cell>
          <table:table-cell table:style-name="Tabla14.F4" office:value-type="string">
            <text:p text:style-name="P20"/>
          </table:table-cell>
        </table:table-row>
        <table:table-row table:style-name="Tabla14.1">
          <table:table-cell table:style-name="Tabla14.A4" office:value-type="string">
            <text:p text:style-name="P20">usuario</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80">
            <text:p text:style-name="P20">80</text:p>
          </table:table-cell>
          <table:table-cell table:style-name="Tabla14.A4" office:value-type="string">
            <text:p text:style-name="P20">Codi de l'usuari que vol realitzar l'operació</text:p>
          </table:table-cell>
          <table:table-cell table:style-name="Tabla14.F4" office:value-type="string">
            <text:p text:style-name="P20"/>
          </table:table-cell>
        </table:table-row>
        <table:table-row table:style-name="Tabla14.1">
          <table:table-cell table:style-name="Tabla14.A4" office:value-type="string">
            <text:p text:style-name="P20">entidad</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20">
            <text:p text:style-name="P20">20</text:p>
          </table:table-cell>
          <table:table-cell table:style-name="Tabla14.A4" office:value-type="string">
            <text:p text:style-name="P20">Codi DIR3 de l'entitat al que pertany l'usuari</text:p>
          </table:table-cell>
          <table:table-cell table:style-name="Tabla14.F4" office:value-type="string">
            <text:p text:style-name="P20"/>
          </table:table-cell>
        </table:table-row>
        <table:table-row table:style-name="Tabla14.1">
          <table:table-cell table:style-name="Tabla14.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sIdentificador</text:p>
          </table:table-cell>
          <table:table-cell table:style-name="Tabla14.A4" office:value-type="string">
            <text:p text:style-name="P20">IdentificadorWs</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Identtificador de l'assentament</text:p>
          </table:table-cell>
          <table:table-cell table:style-name="Tabla14.F4" office:value-type="string">
            <text:p text:style-name="P20"/>
          </table:table-cell>
        </table:table-row>
      </table:table>
      <text:h text:style-name="Heading_20_2" text:outline-level="2"/>
      <text:h text:style-name="Heading_20_2" text:outline-level="2">Operació altaRegistroSalida</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17">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4">PETICIÓ</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asSortida</text:p>
          </table:table-cell>
          <table:table-cell table:style-name="Tabla12.A4" office:value-type="string">
            <text:p text:style-name="P20">RegistroSalidaWs</text:p>
          </table:table-cell>
          <table:table-cell table:style-name="Tabla12.C4" office:value-type="float" office:value="1">
            <text:p text:style-name="P21">1</text:p>
          </table:table-cell>
          <table:table-cell table:style-name="Tabla12.A4" office:value-type="string">
            <text:p text:style-name="P20">Var</text:p>
          </table:table-cell>
          <table:table-cell table:style-name="Tabla12.A4" office:value-type="string">
            <text:p text:style-name="P20"/>
          </table:table-cell>
          <table:table-cell table:style-name="Tabla12.F4" office:value-type="string">
            <text:p text:style-name="P20"/>
          </table:table-cell>
        </table:table-row>
        <table:table-row table:style-name="Tabla12.1">
          <table:table-cell table:style-name="Tabla12.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idSortida</text:p>
          </table:table-cell>
          <table:table-cell table:style-name="Tabla12.A4" office:value-type="string">
            <text:p text:style-name="P20">IdentificadorWS</text:p>
          </table:table-cell>
          <table:table-cell table:style-name="Tabla12.C4" office:value-type="float" office:value="1">
            <text:p text:style-name="P20">1</text:p>
          </table:table-cell>
          <table:table-cell table:style-name="Tabla12.A4" office:value-type="string">
            <text:p text:style-name="P20">Var</text:p>
          </table:table-cell>
          <table:table-cell table:style-name="Tabla12.A4" office:value-type="string">
            <text:p text:style-name="P20">Contindrà el nombre d'assentament i la data i hora que se li ha assignat i el numeroRegistreFormatejat</text:p>
          </table:table-cell>
          <table:table-cell table:style-name="Tabla12.F4" office:value-type="string">
            <text:p text:style-name="P20"/>
          </table:table-cell>
        </table:table-row>
      </table:table>
      <text:h text:style-name="Heading_20_2" text:outline-level="2">Operació anularRegistroSalida</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17">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4">PETICIÓ</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row table:style-name="Tabla13.1">
          <table:table-cell table:style-name="Tabla13.A4" office:value-type="string">
            <text:p text:style-name="P20">numeroRegistroFormatead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A4" office:value-type="string">
            <text:p text:style-name="P20">Var</text:p>
          </table:table-cell>
          <table:table-cell table:style-name="Tabla13.A4" office:value-type="string">
            <text:p text:style-name="P20">Numero de l'assentament formatejat</text:p>
          </table:table-cell>
          <table:table-cell table:style-name="Tabla13.F4" office:value-type="string">
            <text:p text:style-name="P20"/>
          </table:table-cell>
        </table:table-row>
        <table:table-row table:style-name="Tabla13.1">
          <table:table-cell table:style-name="Tabla13.A4" office:value-type="string">
            <text:p text:style-name="P20">usuari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80">
            <text:p text:style-name="P20">80</text:p>
          </table:table-cell>
          <table:table-cell table:style-name="Tabla13.A4" office:value-type="string">
            <text:p text:style-name="P20">Codi de l'usuari que vol realitzar l'operació</text:p>
          </table:table-cell>
          <table:table-cell table:style-name="Tabla13.F4" office:value-type="string">
            <text:p text:style-name="P20"/>
          </table:table-cell>
        </table:table-row>
        <table:table-row table:style-name="Tabla13.1">
          <table:table-cell table:style-name="Tabla13.A4" office:value-type="string">
            <text:p text:style-name="P20">entidad</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20">
            <text:p text:style-name="P20">20</text:p>
          </table:table-cell>
          <table:table-cell table:style-name="Tabla13.A4" office:value-type="string">
            <text:p text:style-name="P20">Codi DIR3 de l'entitat al que pertany l'usuari</text:p>
          </table:table-cell>
          <table:table-cell table:style-name="Tabla13.F4" office:value-type="string">
            <text:p text:style-name="P20"/>
          </table:table-cell>
        </table:table-row>
        <text:soft-page-break/>
        <table:table-row table:style-name="Tabla13.1">
          <table:table-cell table:style-name="Tabla13.A4" office:value-type="string">
            <text:p text:style-name="P20">anular</text:p>
          </table:table-cell>
          <table:table-cell table:style-name="Tabla13.A4" office:value-type="string">
            <text:p text:style-name="P20">Boolea</text:p>
          </table:table-cell>
          <table:table-cell table:style-name="Tabla13.C4" office:value-type="float" office:value="1">
            <text:p text:style-name="P20">1</text:p>
          </table:table-cell>
          <table:table-cell table:style-name="Tabla13.C4" office:value-type="float" office:value="1">
            <text:p text:style-name="P20">1</text:p>
          </table:table-cell>
          <table:table-cell table:style-name="Tabla13.A4" office:value-type="string">
            <text:p text:style-name="P20">Indica si s'ha d'anular o no l'assentament.</text:p>
          </table:table-cell>
          <table:table-cell table:style-name="Tabla13.F4" office:value-type="string">
            <text:p text:style-name="P20"/>
          </table:table-cell>
        </table:table-row>
        <table:table-row table:style-name="Tabla13.1">
          <table:table-cell table:style-name="Tabla13.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
      <text:h text:style-name="Heading_20_2" text:outline-level="2">Operació obtenerRegistroSalida</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17">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4">PETICIÓ</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numeroRegistroFormatead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Numero de l'assentament formatejat</text:p>
          </table:table-cell>
          <table:table-cell table:style-name="Tabla15.F4" office:value-type="string">
            <text:p text:style-name="P20"/>
          </table:table-cell>
        </table:table-row>
        <table:table-row table:style-name="Tabla15.1">
          <table:table-cell table:style-name="Tabla15.A4" office:value-type="string">
            <text:p text:style-name="P20">usuari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80">
            <text:p text:style-name="P20">80</text:p>
          </table:table-cell>
          <table:table-cell table:style-name="Tabla15.A4" office:value-type="string">
            <text:p text:style-name="P20">Codi de l'usuari que vol realitzar l'operació</text:p>
          </table:table-cell>
          <table:table-cell table:style-name="Tabla15.F4" office:value-type="string">
            <text:p text:style-name="P20"/>
          </table:table-cell>
        </table:table-row>
        <table:table-row table:style-name="Tabla15.1">
          <table:table-cell table:style-name="Tabla15.A4" office:value-type="string">
            <text:p text:style-name="P20">entidad</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20">
            <text:p text:style-name="P20">20</text:p>
          </table:table-cell>
          <table:table-cell table:style-name="Tabla15.A4" office:value-type="string">
            <text:p text:style-name="P20">Codi DIR3 de l'entitat al que pertany l'usuari</text:p>
          </table:table-cell>
          <table:table-cell table:style-name="Tabla15.F4" office:value-type="string">
            <text:p text:style-name="P20"/>
          </table:table-cell>
        </table:table-row>
        <table:table-row table:style-name="Tabla15.1">
          <table:table-cell table:style-name="Tabla15.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asSortida</text:p>
          </table:table-cell>
          <table:table-cell table:style-name="Tabla15.A4" office:value-type="string">
            <text:p text:style-name="P20">RegistroSalidaWs</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Dades de l'assentament.</text:p>
          </table:table-cell>
          <table:table-cell table:style-name="Tabla15.F4" office:value-type="string">
            <text:p text:style-name="P20"/>
          </table:table-cell>
        </table:table-row>
      </table:table>
      <text:h text:style-name="Heading_20_2" text:outline-level="2"/>
      <text:h text:style-name="Heading_20_2" text:outline-level="2">Operació obtenerRegistroSalidaID</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17">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4">PETICIÓ</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ny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C4" office:value-type="float" office:value="4">
            <text:p text:style-name="P20">4</text:p>
          </table:table-cell>
          <table:table-cell table:style-name="Tabla16.A4" office:value-type="string">
            <text:p text:style-name="P20">Any de l'assentament</text:p>
          </table:table-cell>
          <table:table-cell table:style-name="Tabla16.F4" office:value-type="string">
            <text:p text:style-name="P20"/>
          </table:table-cell>
        </table:table-row>
        <table:table-row table:style-name="Tabla16.1">
          <table:table-cell table:style-name="Tabla16.A4" office:value-type="string">
            <text:p text:style-name="P20">numeroRegistr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Numero de l'assentament</text:p>
          </table:table-cell>
          <table:table-cell table:style-name="Tabla16.F4" office:value-type="string">
            <text:p text:style-name="P20"/>
          </table:table-cell>
        </table:table-row>
        <table:table-row table:style-name="Tabla16.1">
          <table:table-cell table:style-name="Tabla16.A4" office:value-type="string">
            <text:p text:style-name="P20">usuario</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80">
            <text:p text:style-name="P20">80</text:p>
          </table:table-cell>
          <table:table-cell table:style-name="Tabla16.A4" office:value-type="string">
            <text:p text:style-name="P20">Codi de l'usuari que vol realitzar l'operació</text:p>
          </table:table-cell>
          <table:table-cell table:style-name="Tabla16.F4" office:value-type="string">
            <text:p text:style-name="P20"/>
          </table:table-cell>
        </table:table-row>
        <table:table-row table:style-name="Tabla16.1">
          <table:table-cell table:style-name="Tabla16.A4" office:value-type="string">
            <text:p text:style-name="P20">entidad</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20">
            <text:p text:style-name="P20">20</text:p>
          </table:table-cell>
          <table:table-cell table:style-name="Tabla16.A4" office:value-type="string">
            <text:p text:style-name="P20">Codi DIR3 de l'entitat al que pertany l'usuari</text:p>
          </table:table-cell>
          <table:table-cell table:style-name="Tabla16.F4" office:value-type="string">
            <text:p text:style-name="P20"/>
          </table:table-cell>
        </table:table-row>
        <table:table-row table:style-name="Tabla16.1">
          <table:table-cell table:style-name="Tabla16.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sIdentificador</text:p>
          </table:table-cell>
          <table:table-cell table:style-name="Tabla16.A4" office:value-type="string">
            <text:p text:style-name="P20">IdentificadorWs</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Identtificador de l'assentament</text:p>
          </table:table-cell>
          <table:table-cell table:style-name="Tabla16.F4" office:value-type="string">
            <text:p text:style-name="P20"/>
          </table:table-cell>
        </table:table-row>
      </table:table>
      <text:h text:style-name="Heading_20_2" text:outline-level="2"/>
      <text:h text:style-name="Heading_20_2" text:outline-level="2">Operació listarTipoAsunto</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17">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4">PETICIÓ</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0">Comentaris</text:p>
          </table:table-cell>
        </table:table-row>
        <table:table-row table:style-name="Tabla11.1">
          <table:table-cell table:style-name="Tabla11.A4" office:value-type="string">
            <text:p text:style-name="P20">usuario</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80">
            <text:p text:style-name="P20">80</text:p>
          </table:table-cell>
          <table:table-cell table:style-name="Tabla11.A4" office:value-type="string">
            <text:p text:style-name="P20">Codi de l'usuari que vol realitzar l'operació</text:p>
          </table:table-cell>
          <table:table-cell table:style-name="Tabla11.F4" office:value-type="string">
            <text:p text:style-name="P21"/>
          </table:table-cell>
        </table:table-row>
        <table:table-row table:style-name="Tabla11.1">
          <table:table-cell table:style-name="Tabla11.A4" office:value-type="string">
            <text:p text:style-name="P20">entidadCodigoDir3</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20">
            <text:p text:style-name="P20">20</text:p>
          </table:table-cell>
          <table:table-cell table:style-name="Tabla11.A4" office:value-type="string">
            <text:p text:style-name="P20">Codi DIR3 de l'òrgan arrel de l'entitat a consultar</text:p>
          </table:table-cell>
          <table:table-cell table:style-name="Tabla11.F4" office:value-type="string">
            <text:p text:style-name="P20"/>
          </table:table-cell>
        </table:table-row>
        <text:soft-page-break/>
        <table:table-row table:style-name="Tabla11.1">
          <table:table-cell table:style-name="Tabla11.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1">Comentaris</text:p>
          </table:table-cell>
        </table:table-row>
        <table:table-row table:style-name="Tabla11.1">
          <table:table-cell table:style-name="Tabla11.A4" office:value-type="string">
            <text:p text:style-name="P20">assumptes</text:p>
          </table:table-cell>
          <table:table-cell table:style-name="Tabla11.A4" office:value-type="string">
            <text:p text:style-name="P20">TipoAsuntoWs</text:p>
          </table:table-cell>
          <table:table-cell table:style-name="Tabla11.A4" office:value-type="string">
            <text:p text:style-name="P20">1..n</text:p>
          </table:table-cell>
          <table:table-cell table:style-name="Tabla11.A4" office:value-type="string">
            <text:p text:style-name="P20">Var</text:p>
          </table:table-cell>
          <table:table-cell table:style-name="Tabla11.A4" office:value-type="string">
            <text:p text:style-name="P20">Tipus d'assumpte de l'entitat.</text:p>
          </table:table-cell>
          <table:table-cell table:style-name="Tabla11.F4" office:value-type="string">
            <text:p text:style-name="P20"/>
          </table:table-cell>
        </table:table-row>
      </table:table>
      <text:p text:style-name="Standard"/>
      <text:h text:style-name="Heading_20_2" text:outline-level="2">Operació listarCodigoAsunto</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table:number-columns-spanned="6" office:value-type="string">
            <text:p text:style-name="P17">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4">PETICIÓ</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0">Comentaris</text:p>
          </table:table-cell>
        </table:table-row>
        <table:table-row table:style-name="Tabla20.1">
          <table:table-cell table:style-name="Tabla20.A4" office:value-type="string">
            <text:p text:style-name="P20">usuari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80">
            <text:p text:style-name="P20">80</text:p>
          </table:table-cell>
          <table:table-cell table:style-name="Tabla20.A4" office:value-type="string">
            <text:p text:style-name="P20">Codi de l'usuari que vol realitzar l'operació</text:p>
          </table:table-cell>
          <table:table-cell table:style-name="Tabla20.F4" office:value-type="string">
            <text:p text:style-name="P21"/>
          </table:table-cell>
        </table:table-row>
        <table:table-row table:style-name="Tabla20.1">
          <table:table-cell table:style-name="Tabla20.A4" office:value-type="string">
            <text:p text:style-name="P20">codigoTipoAsunt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20">
            <text:p text:style-name="P20">20</text:p>
          </table:table-cell>
          <table:table-cell table:style-name="Tabla20.A4" office:value-type="string">
            <text:p text:style-name="P20">Codi SICRES del tipus d'assumpte.</text:p>
          </table:table-cell>
          <table:table-cell table:style-name="Tabla20.F4" office:value-type="string">
            <text:p text:style-name="P20"/>
          </table:table-cell>
        </table:table-row>
        <table:table-row table:style-name="Tabla20.1">
          <table:table-cell table:style-name="Tabla20.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1">Comentaris</text:p>
          </table:table-cell>
        </table:table-row>
        <table:table-row table:style-name="Tabla20.1">
          <table:table-cell table:style-name="Tabla20.A4" office:value-type="string">
            <text:p text:style-name="P20">Codis assumpte</text:p>
          </table:table-cell>
          <table:table-cell table:style-name="Tabla20.A4" office:value-type="string">
            <text:p text:style-name="P20">CodigoAsuntoWs</text:p>
          </table:table-cell>
          <table:table-cell table:style-name="Tabla20.A4" office:value-type="string">
            <text:p text:style-name="P20">1..n</text:p>
          </table:table-cell>
          <table:table-cell table:style-name="Tabla20.A4" office:value-type="string">
            <text:p text:style-name="P20">Var</text:p>
          </table:table-cell>
          <table:table-cell table:style-name="Tabla20.A4" office:value-type="string">
            <text:p text:style-name="P20">Codis d'assumpte de del tipus Assumpte.</text:p>
          </table:table-cell>
          <table:table-cell table:style-name="Tabla20.F4" office:value-type="string">
            <text:p text:style-name="P20"/>
          </table:table-cell>
        </table:table-row>
      </table:table>
      <text:p text:style-name="Standard"/>
      <text:p text:style-name="Standard"/>
      <text:h text:style-name="Heading_20_2" text:outline-level="2">Operació listarOficinas</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17">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14">PETICIÓ</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0">Comentaris</text:p>
          </table:table-cell>
        </table:table-row>
        <table:table-row table:style-name="Tabla26.1">
          <table:table-cell table:style-name="Tabla26.A4" office:value-type="string">
            <text:p text:style-name="P20">entidadCodigoDir3</text:p>
          </table:table-cell>
          <table:table-cell table:style-name="Tabla26.A4" office:value-type="string">
            <text:p text:style-name="P20">Cadena</text:p>
          </table:table-cell>
          <table:table-cell table:style-name="Tabla26.C4" office:value-type="float" office:value="1">
            <text:p text:style-name="P20">1</text:p>
          </table:table-cell>
          <table:table-cell table:style-name="Tabla26.C4" office:value-type="float" office:value="20">
            <text:p text:style-name="P20">20</text:p>
          </table:table-cell>
          <table:table-cell table:style-name="Tabla26.A4" office:value-type="string">
            <text:p text:style-name="P20">Codi DIR3 de l'òrgan arrel de l'entitat a consultar</text:p>
          </table:table-cell>
          <table:table-cell table:style-name="Tabla26.F4" office:value-type="string">
            <text:p text:style-name="P20"/>
          </table:table-cell>
        </table:table-row>
        <table:table-row table:style-name="Tabla26.1">
          <table:table-cell table:style-name="Tabla26.A4" office:value-type="string">
            <text:p text:style-name="P15">autorizacion</text:p>
          </table:table-cell>
          <table:table-cell table:style-name="Tabla26.A4" office:value-type="string">
            <text:p text:style-name="P15">Numèric</text:p>
          </table:table-cell>
          <table:table-cell table:style-name="Tabla26.C4" office:value-type="float" office:value="1">
            <text:p text:style-name="P15">1</text:p>
          </table:table-cell>
          <table:table-cell table:style-name="Tabla26.C4" office:value-type="float" office:value="1">
            <text:p text:style-name="P15">1</text:p>
          </table:table-cell>
          <table:table-cell table:style-name="Tabla26.A4" office:value-type="string">
            <text:p text:style-name="P15">Tipo de permís damunt els llibres que vol consultar. Ex: Registre entrada, <text:s/>Registre sortida, Consulta entrades ,Consulta sortides</text:p>
          </table:table-cell>
          <table:table-cell table:style-name="Tabla26.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26.1">
          <table:table-cell table:style-name="Tabla26.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1">Comentaris</text:p>
          </table:table-cell>
        </table:table-row>
        <table:table-row table:style-name="Tabla26.1">
          <table:table-cell table:style-name="Tabla26.A4" office:value-type="string">
            <text:p text:style-name="P20">oficines</text:p>
          </table:table-cell>
          <table:table-cell table:style-name="Tabla26.A4" office:value-type="string">
            <text:p text:style-name="P20">OficinaWs</text:p>
          </table:table-cell>
          <table:table-cell table:style-name="Tabla26.A4" office:value-type="string">
            <text:p text:style-name="P20">1..n</text:p>
          </table:table-cell>
          <table:table-cell table:style-name="Tabla26.A4" office:value-type="string">
            <text:p text:style-name="P20">Var</text:p>
          </table:table-cell>
          <table:table-cell table:style-name="Tabla26.A4" office:value-type="string">
            <text:p text:style-name="P20">Oficines de l'entitat.</text:p>
          </table:table-cell>
          <table:table-cell table:style-name="Tabla26.F4" office:value-type="string">
            <text:p text:style-name="P20"/>
          </table:table-cell>
        </table:table-row>
      </table:table>
      <text:h text:style-name="Heading_20_2" text:outline-level="2"/>
      <text:h text:style-name="Heading_20_2" text:outline-level="2">Operació listarLibros</text:h>
      <text:p text:style-name="Text_20_body">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17">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4">PETICIÓ</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0">Comentaris</text:p>
          </table:table-cell>
        </table:table-row>
        <table:table-row table:style-name="Tabla17.1">
          <table:table-cell table:style-name="Tabla17.A4" office:value-type="string">
            <text:p text:style-name="P20">entidad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òrgan arrel de l'entitat a consultar</text:p>
          </table:table-cell>
          <table:table-cell table:style-name="Tabla17.F4" office:value-type="string">
            <text:p text:style-name="P20"/>
          </table:table-cell>
        </table:table-row>
        <text:soft-page-break/>
        <table:table-row table:style-name="Tabla17.1">
          <table:table-cell table:style-name="Tabla17.A4" office:value-type="string">
            <text:p text:style-name="P20">oficina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oficina a consultar</text:p>
          </table:table-cell>
          <table:table-cell table:style-name="Tabla17.F4" office:value-type="string">
            <text:p text:style-name="P20"/>
          </table:table-cell>
        </table:table-row>
        <table:table-row table:style-name="Tabla17.1">
          <table:table-cell table:style-name="Tabla17.A4" office:value-type="string">
            <text:p text:style-name="P15">autorizacion</text:p>
          </table:table-cell>
          <table:table-cell table:style-name="Tabla17.A4" office:value-type="string">
            <text:p text:style-name="P15">Numèric</text:p>
          </table:table-cell>
          <table:table-cell table:style-name="Tabla17.C4" office:value-type="float" office:value="1">
            <text:p text:style-name="P15">1</text:p>
          </table:table-cell>
          <table:table-cell table:style-name="Tabla17.C4" office:value-type="float" office:value="1">
            <text:p text:style-name="P15">1</text:p>
          </table:table-cell>
          <table:table-cell table:style-name="Tabla17.A4" office:value-type="string">
            <text:p text:style-name="P15">Tipo de permís damunt els llibres que vol consultar. Ex: Registre entrada, <text:s/>Registre sortida, Consulta entrades ,Consulta sortides</text:p>
          </table:table-cell>
          <table:table-cell table:style-name="Tabla17.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17.1">
          <table:table-cell table:style-name="Tabla17.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1">Comentaris</text:p>
          </table:table-cell>
        </table:table-row>
        <table:table-row table:style-name="Tabla17.1">
          <table:table-cell table:style-name="Tabla17.A4" office:value-type="string">
            <text:p text:style-name="P20">llibres</text:p>
          </table:table-cell>
          <table:table-cell table:style-name="Tabla17.A4" office:value-type="string">
            <text:p text:style-name="P20">LibroWs</text:p>
          </table:table-cell>
          <table:table-cell table:style-name="Tabla17.A4" office:value-type="string">
            <text:p text:style-name="P20">1..n</text:p>
          </table:table-cell>
          <table:table-cell table:style-name="Tabla17.A4" office:value-type="string">
            <text:p text:style-name="P20">Var</text:p>
          </table:table-cell>
          <table:table-cell table:style-name="Tabla17.A4" office:value-type="string">
            <text:p text:style-name="P20">Llibres de l'entitat.</text:p>
          </table:table-cell>
          <table:table-cell table:style-name="Tabla17.F4" office:value-type="string">
            <text:p text:style-name="P20"/>
          </table:table-cell>
        </table:table-row>
      </table:table>
      <text:h text:style-name="Heading_20_2" text:outline-level="2">Operació listarOrganismos</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17">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4">PETICIÓ</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0">Comentaris</text:p>
          </table:table-cell>
        </table:table-row>
        <table:table-row table:style-name="Tabla18.1">
          <table:table-cell table:style-name="Tabla18.A4" office:value-type="string">
            <text:p text:style-name="P20">entidadCodigoDir3</text:p>
          </table:table-cell>
          <table:table-cell table:style-name="Tabla18.A4" office:value-type="string">
            <text:p text:style-name="P20">Cadena</text:p>
          </table:table-cell>
          <table:table-cell table:style-name="Tabla18.C4" office:value-type="float" office:value="1">
            <text:p text:style-name="P20">1</text:p>
          </table:table-cell>
          <table:table-cell table:style-name="Tabla18.C4" office:value-type="float" office:value="20">
            <text:p text:style-name="P20">20</text:p>
          </table:table-cell>
          <table:table-cell table:style-name="Tabla18.A4" office:value-type="string">
            <text:p text:style-name="P20">Codi DIR3 de l'òrgan arrel de l'entitat a consultar</text:p>
          </table:table-cell>
          <table:table-cell table:style-name="Tabla18.F4" office:value-type="string">
            <text:p text:style-name="P20"/>
          </table:table-cell>
        </table:table-row>
        <table:table-row table:style-name="Tabla18.1">
          <table:table-cell table:style-name="Tabla18.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1">Comentaris</text:p>
          </table:table-cell>
        </table:table-row>
        <table:table-row table:style-name="Tabla18.1">
          <table:table-cell table:style-name="Tabla18.A4" office:value-type="string">
            <text:p text:style-name="P20">organismes</text:p>
          </table:table-cell>
          <table:table-cell table:style-name="Tabla18.A4" office:value-type="string">
            <text:p text:style-name="P20">OrganismoWs</text:p>
          </table:table-cell>
          <table:table-cell table:style-name="Tabla18.A4" office:value-type="string">
            <text:p text:style-name="P20">1..n</text:p>
          </table:table-cell>
          <table:table-cell table:style-name="Tabla18.A4" office:value-type="string">
            <text:p text:style-name="P20">Var</text:p>
          </table:table-cell>
          <table:table-cell table:style-name="Tabla18.A4" office:value-type="string">
            <text:p text:style-name="P20">Llibres de l'entitat.</text:p>
          </table:table-cell>
          <table:table-cell table:style-name="Tabla18.F4" office:value-type="string">
            <text:p text:style-name="P20"/>
          </table:table-cell>
        </table:table-row>
      </table:table>
      <text:p text:style-name="Standard"/>
      <text:p text:style-name="Standard"/>
      <text:h text:style-name="Heading_20_2" text:outline-level="2">Operació crearPersona</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17">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14">PETICIÓ</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persona</text:p>
          </table:table-cell>
          <table:table-cell table:style-name="Tabla21.A4" office:value-type="string">
            <text:p text:style-name="P20">PersonaWs</text:p>
          </table:table-cell>
          <table:table-cell table:style-name="Tabla21.C4" office:value-type="float" office:value="1">
            <text:p text:style-name="P21">1</text:p>
          </table:table-cell>
          <table:table-cell table:style-name="Tabla21.A4" office:value-type="string">
            <text:p text:style-name="P20">Var</text:p>
          </table:table-cell>
          <table:table-cell table:style-name="Tabla21.A4" office:value-type="string">
            <text:p text:style-name="P20">Dades d'una persona</text:p>
          </table:table-cell>
          <table:table-cell table:style-name="Tabla21.F4" office:value-type="string">
            <text:p text:style-name="P20"/>
          </table:table-cell>
        </table:table-row>
        <table:table-row table:style-name="Tabla21.1">
          <table:table-cell table:style-name="Tabla21.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idPersona</text:p>
          </table:table-cell>
          <table:table-cell table:style-name="Tabla21.A4" office:value-type="string">
            <text:p text:style-name="P20">Numèric</text:p>
          </table:table-cell>
          <table:table-cell table:style-name="Tabla21.C4" office:value-type="float" office:value="1">
            <text:p text:style-name="P20">1</text:p>
          </table:table-cell>
          <table:table-cell table:style-name="Tabla21.A4" office:value-type="string">
            <text:p text:style-name="P20">Var</text:p>
          </table:table-cell>
          <table:table-cell table:style-name="Tabla21.A4" office:value-type="string">
            <text:p text:style-name="P20">Identificardor que representa a la persona creada.</text:p>
          </table:table-cell>
          <table:table-cell table:style-name="Tabla21.F4" office:value-type="string">
            <text:p text:style-name="P20"/>
          </table:table-cell>
        </table:table-row>
      </table:table>
      <text:h text:style-name="Heading_20_2" text:outline-level="2">Operació borrarPersona</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17">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4">PETICIÓ</text:p>
          </table:table-cell>
          <table:covered-table-cell/>
          <table:covered-table-cell/>
          <table:covered-table-cell/>
          <table:covered-table-cell/>
          <table:covered-table-cell/>
        </table:table-row>
        <table:table-row table:style-name="Tabla22.1">
          <table:table-cell table:style-name="Tabla22.A3" office:value-type="string">
            <text:p text:style-name="P21">Camp</text:p>
          </table:table-cell>
          <table:table-cell table:style-name="Tabla22.A3" office:value-type="string">
            <text:p text:style-name="P21">Tipus</text:p>
          </table:table-cell>
          <table:table-cell table:style-name="Tabla22.A3" office:value-type="string">
            <text:p text:style-name="P21">Car</text:p>
          </table:table-cell>
          <table:table-cell table:style-name="Tabla22.A3" office:value-type="string">
            <text:p text:style-name="P21">Lon</text:p>
          </table:table-cell>
          <table:table-cell table:style-name="Tabla22.A3" office:value-type="string">
            <text:p text:style-name="P21">Descripció</text:p>
          </table:table-cell>
          <table:table-cell table:style-name="Tabla22.F3" office:value-type="string">
            <text:p text:style-name="P21">Comentaris</text:p>
          </table:table-cell>
        </table:table-row>
        <table:table-row table:style-name="Tabla22.1">
          <table:table-cell table:style-name="Tabla22.A4" office:value-type="string">
            <text:p text:style-name="P20">personaID</text:p>
          </table:table-cell>
          <table:table-cell table:style-name="Tabla22.A4" office:value-type="string">
            <text:p text:style-name="P20">Numèric</text:p>
          </table:table-cell>
          <table:table-cell table:style-name="Tabla22.C4" office:value-type="float" office:value="1">
            <text:p text:style-name="P21">1</text:p>
          </table:table-cell>
          <table:table-cell table:style-name="Tabla22.A4" office:value-type="string">
            <text:p text:style-name="P20">Var</text:p>
          </table:table-cell>
          <table:table-cell table:style-name="Tabla22.A4" office:value-type="string">
            <text:p text:style-name="P20">Identificador de la persona a esborrar</text:p>
          </table:table-cell>
          <table:table-cell table:style-name="Tabla22.F4" office:value-type="string">
            <text:p text:style-name="P20"/>
          </table:table-cell>
        </table:table-row>
      </table:table>
      <text:h text:style-name="Heading_20_2" text:outline-level="2">Operació actualizarPersona</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ext:soft-page-break/>
        <table:table-row table:style-name="Tabla23.1">
          <table:table-cell table:style-name="Tabla23.A1" table:number-columns-spanned="6" office:value-type="string">
            <text:p text:style-name="P17">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4">PETICIÓ</text:p>
          </table:table-cell>
          <table:covered-table-cell/>
          <table:covered-table-cell/>
          <table:covered-table-cell/>
          <table:covered-table-cell/>
          <table:covered-table-cell/>
        </table:table-row>
        <table:table-row table:style-name="Tabla23.1">
          <table:table-cell table:style-name="Tabla23.A3" office:value-type="string">
            <text:p text:style-name="P21">Camp</text:p>
          </table:table-cell>
          <table:table-cell table:style-name="Tabla23.A3" office:value-type="string">
            <text:p text:style-name="P21">Tipus</text:p>
          </table:table-cell>
          <table:table-cell table:style-name="Tabla23.A3" office:value-type="string">
            <text:p text:style-name="P21">Car</text:p>
          </table:table-cell>
          <table:table-cell table:style-name="Tabla23.A3" office:value-type="string">
            <text:p text:style-name="P21">Lon</text:p>
          </table:table-cell>
          <table:table-cell table:style-name="Tabla23.A3" office:value-type="string">
            <text:p text:style-name="P21">Descripció</text:p>
          </table:table-cell>
          <table:table-cell table:style-name="Tabla23.F3" office:value-type="string">
            <text:p text:style-name="P21">Comentaris</text:p>
          </table:table-cell>
        </table:table-row>
        <table:table-row table:style-name="Tabla23.1">
          <table:table-cell table:style-name="Tabla23.A4" office:value-type="string">
            <text:p text:style-name="P20">persona</text:p>
          </table:table-cell>
          <table:table-cell table:style-name="Tabla23.A4" office:value-type="string">
            <text:p text:style-name="P20">PersonaWs</text:p>
          </table:table-cell>
          <table:table-cell table:style-name="Tabla23.C4" office:value-type="float" office:value="1">
            <text:p text:style-name="P21">1</text:p>
          </table:table-cell>
          <table:table-cell table:style-name="Tabla23.A4" office:value-type="string">
            <text:p text:style-name="P20">Var</text:p>
          </table:table-cell>
          <table:table-cell table:style-name="Tabla23.A4" office:value-type="string">
            <text:p text:style-name="P20">Dades de la persona a actualitzar</text:p>
          </table:table-cell>
          <table:table-cell table:style-name="Tabla23.F4" office:value-type="string">
            <text:p text:style-name="P20"/>
          </table:table-cell>
        </table:table-row>
      </table:table>
      <text:h text:style-name="Heading_20_2" text:outline-level="2">Operació listarPersonas</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17">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4">PETICIÓ</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0">Comentaris</text:p>
          </table:table-cell>
        </table:table-row>
        <table:table-row table:style-name="Tabla24.1">
          <table:table-cell table:style-name="Tabla24.A4" office:value-type="string">
            <text:p text:style-name="P20">entidadCodigoDir3</text:p>
          </table:table-cell>
          <table:table-cell table:style-name="Tabla24.A4" office:value-type="string">
            <text:p text:style-name="P20">Cadena</text:p>
          </table:table-cell>
          <table:table-cell table:style-name="Tabla24.C4" office:value-type="float" office:value="1">
            <text:p text:style-name="P20">1</text:p>
          </table:table-cell>
          <table:table-cell table:style-name="Tabla24.C4" office:value-type="float" office:value="20">
            <text:p text:style-name="P20">20</text:p>
          </table:table-cell>
          <table:table-cell table:style-name="Tabla24.A4" office:value-type="string">
            <text:p text:style-name="P20">Codi DIR3 de l'òrgan arrel de l'entitat a consultar</text:p>
          </table:table-cell>
          <table:table-cell table:style-name="Tabla24.F4" office:value-type="string">
            <text:p text:style-name="P20"/>
          </table:table-cell>
        </table:table-row>
        <table:table-row table:style-name="Tabla24.1">
          <table:table-cell table:style-name="Tabla24.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1">Comentaris</text:p>
          </table:table-cell>
        </table:table-row>
        <table:table-row table:style-name="Tabla24.1">
          <table:table-cell table:style-name="Tabla24.A4" office:value-type="string">
            <text:p text:style-name="P20">persones</text:p>
          </table:table-cell>
          <table:table-cell table:style-name="Tabla24.A4" office:value-type="string">
            <text:p text:style-name="P20">PersonaWs</text:p>
          </table:table-cell>
          <table:table-cell table:style-name="Tabla24.A4" office:value-type="string">
            <text:p text:style-name="P20">1..n</text:p>
          </table:table-cell>
          <table:table-cell table:style-name="Tabla24.A4" office:value-type="string">
            <text:p text:style-name="P20">Var</text:p>
          </table:table-cell>
          <table:table-cell table:style-name="Tabla24.A4" office:value-type="string">
            <text:p text:style-name="P20">Persones de l'entitat.</text:p>
          </table:table-cell>
          <table:table-cell table:style-name="Tabla24.F4" office:value-type="string">
            <text:p text:style-name="P20"/>
          </table:table-cell>
        </table:table-row>
      </table:table>
      <text:p text:style-name="Standard"/>
      <text:p text:style-name="Standard"/>
      <text:h text:style-name="P37" text:outline-level="1">Wsdl</text:h>
      <text:h text:style-name="P38" text:outline-level="2">Assentament Entrada</text:h>
      <text:p text:style-name="P25">&lt;?xml version='1.0' encoding='UTF-8'?&gt;&lt;wsdl:definitions name="RegWebRegistroEntradaWsService" targetNamespace="http://registroentrada.impl.v3.ws.regweb.caib.es/" xmlns:ns1="http://schemas.xmlsoap.org/wsdl/soap/http" xmlns:soap="http://schemas.xmlsoap.org/wsdl/soap/" xmlns:tns="http://registroentrada.impl.v3.ws.regweb.caib.es/" xmlns:wsdl="http://schemas.xmlsoap.org/wsdl/" xmlns:xsd="http://www.w3.org/2001/XMLSchema"&gt;</text:p>
      <text:p text:style-name="P25"><text:s text:c="2"/>&lt;wsdl:types&gt;</text:p>
      <text:p text:style-name="P25">&lt;xs:schema attributeFormDefault="unqualified" elementFormDefault="unqualified" targetNamespace="http://registroentrada.impl.v3.ws.regweb.caib.es/" xmlns:tns="http://registroentrada.impl.v3.ws.regweb.caib.es/" xmlns:xs="http://www.w3.org/2001/XMLSchema"&gt;</text:p>
      <text:p text:style-name="P25">&lt;xs:element name="altaRegistroEntrada" type="tns:altaRegistroEntrada" /&gt;</text:p>
      <text:p text:style-name="P25">&lt;xs:element name="altaRegistroEntradaResponse" type="tns:altaRegistroEntradaResponse" /&gt;</text:p>
      <text:p text:style-name="P25">&lt;xs:element name="anexoWs" type="tns:anexoWs" /&gt;</text:p>
      <text:p text:style-name="P25">&lt;xs:element name="anularRegistroEntrada" type="tns:anularRegistroEntrada" /&gt;</text:p>
      <text:p text:style-name="P25">&lt;xs:element name="anularRegistroEntradaResponse" type="tns:anularRegistroEntradaResponse" /&gt;</text:p>
      <text:p text:style-name="P25">&lt;xs:element name="datosInteresadoWs" type="tns:datosInteresadoWs" /&gt;</text:p>
      <text:p text:style-name="P25">&lt;xs:element name="getVersion" type="tns:getVersion" /&gt;</text:p>
      <text:p text:style-name="P25">&lt;xs:element name="getVersionResponse" type="tns:getVersionResponse" /&gt;</text:p>
      <text:p text:style-name="P25">&lt;xs:element name="getVersionWs" type="tns:getVersionWs" /&gt;</text:p>
      <text:p text:style-name="P25">&lt;xs:element name="getVersionWsResponse" type="tns:getVersionWsResponse" /&gt;</text:p>
      <text:p text:style-name="P25">&lt;xs:element name="identificadorWs" type="tns:identificadorWs" /&gt;</text:p>
      <text:p text:style-name="P25"><text:soft-page-break/>&lt;xs:element name="interesadoWs" type="tns:interesadoWs" /&gt;</text:p>
      <text:p text:style-name="P25">&lt;xs:element name="obtenerRegistroEntrada" type="tns:obtenerRegistroEntrada" /&gt;</text:p>
      <text:p text:style-name="P25">&lt;xs:element name="obtenerRegistroEntradaID" type="tns:obtenerRegistroEntradaID" /&gt;</text:p>
      <text:p text:style-name="P25">&lt;xs:element name="obtenerRegistroEntradaIDResponse" type="tns:obtenerRegistroEntradaIDResponse" /&gt;</text:p>
      <text:p text:style-name="P25">&lt;xs:element name="obtenerRegistroEntradaResponse" type="tns:obtenerRegistroEntradaResponse" /&gt;</text:p>
      <text:p text:style-name="P25">&lt;xs:element name="registroEntradaWs" type="tns:registroEntradaWs" /&gt;</text:p>
      <text:p text:style-name="P25">&lt;xs:element name="registroWs" type="tns:registroWs" /&gt;</text:p>
      <text:p text:style-name="P25">&lt;xs:element name="tramitarRegistroEntrada" type="tns:tramitarRegistroEntrada" /&gt;</text:p>
      <text:p text:style-name="P25">&lt;xs:element name="tramitarRegistroEntradaResponse" type="tns:tramitarRegistroEntradaResponse" /&gt;</text:p>
      <text:p text:style-name="P25">&lt;xs:complexType name="obtenerRegistroEntradaID"&gt;</text:p>
      <text:p text:style-name="P25">&lt;xs:sequence&gt;</text:p>
      <text:p text:style-name="P25">&lt;xs:element name="any" type="xs:int" /&gt;</text:p>
      <text:p text:style-name="P25">&lt;xs:element name="numeroRegistro" type="xs:int" /&gt;</text:p>
      <text:p text:style-name="P25">&lt;xs:element minOccurs="0" name="lib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EntradaIDResponse"&gt;</text:p>
      <text:p text:style-name="P25">&lt;xs:sequence&gt;</text:p>
      <text:p text:style-name="P25">&lt;xs:element minOccurs="0" name="return" type="tns:identificadorWs" /&gt;</text:p>
      <text:p text:style-name="P25">&lt;/xs:sequence&gt;</text:p>
      <text:p text:style-name="P25">&lt;/xs:complexType&gt;</text:p>
      <text:p text:style-name="P25">&lt;xs:complexType name="identificadorWs"&gt;</text:p>
      <text:p text:style-name="P25">&lt;xs:sequence&gt;</text:p>
      <text:p text:style-name="P25">&lt;xs:element minOccurs="0" name="fecha" type="xs:dateTime" /&gt;</text:p>
      <text:p text:style-name="P25">&lt;xs:element minOccurs="0" name="numero" type="xs:int" /&gt;</text:p>
      <text:p text:style-name="P25">&lt;xs:element minOccurs="0" name="numeroRegistroFormateado" type="xs:string" /&gt;</text:p>
      <text:p text:style-name="P25">&lt;/xs:sequence&gt;</text:p>
      <text:p text:style-name="P25">&lt;/xs:complexType&gt;</text:p>
      <text:p text:style-name="P25">&lt;xs:complexType name="wsI18NTranslation"&gt;</text:p>
      <text:p text:style-name="P25">&lt;xs:sequence&gt;</text:p>
      <text:p text:style-name="P25">&lt;xs:element minOccurs="0" name="code" type="xs:string" /&gt;</text:p>
      <text:p text:style-name="P25">&lt;xs:element maxOccurs="unbounded" minOccurs="0" name="args" type="tns:wsI18NArgument" /&gt;</text:p>
      <text:p text:style-name="P25">&lt;/xs:sequence&gt;</text:p>
      <text:p text:style-name="P25">&lt;/xs:complexType&gt;</text:p>
      <text:p text:style-name="P25">&lt;xs:complexType name="wsI18NArgument"&gt;</text:p>
      <text:p text:style-name="P25">&lt;xs:sequence&gt;</text:p>
      <text:p text:style-name="P25">&lt;xs:element minOccurs="0" name="value" type="xs:string" /&gt;</text:p>
      <text:p text:style-name="P25"><text:soft-page-break/>&lt;xs:element name="translate" type="xs:boolean" /&gt;</text:p>
      <text:p text:style-name="P25">&lt;/xs:sequence&gt;</text:p>
      <text:p text:style-name="P25">&lt;/xs:complexType&gt;</text:p>
      <text:p text:style-name="P25">&lt;xs:complexType name="anula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element name="anular" type="xs:boolean" /&gt;</text:p>
      <text:p text:style-name="P25">&lt;/xs:sequence&gt;</text:p>
      <text:p text:style-name="P25">&lt;/xs:complexType&gt;</text:p>
      <text:p text:style-name="P25">&lt;xs:complexType name="anularRegistroEntradaResponse"&gt;</text:p>
      <text:p text:style-name="P25">&lt;xs:sequence /&gt;</text:p>
      <text:p text:style-name="P25">&lt;/xs:complexType&gt;</text:p>
      <text:p text:style-name="P25">&lt;xs:complexType name="wsFieldValidationError"&gt;</text:p>
      <text:p text:style-name="P25">&lt;xs:sequence&gt;</text:p>
      <text:p text:style-name="P25">&lt;xs:element name="label" type="xs:string" /&gt;</text:p>
      <text:p text:style-name="P25">&lt;xs:element name="field" type="xs:string" /&gt;</text:p>
      <text:p text:style-name="P25">&lt;xs:element name="translation" type="tns:wsI18NTranslation" /&gt;</text:p>
      <text:p text:style-name="P25">&lt;xs:element name="error" type="xs:string" /&gt;</text:p>
      <text:p text:style-name="P25">&lt;/xs:sequence&gt;</text:p>
      <text:p text:style-name="P25">&lt;/xs:complexType&gt;</text:p>
      <text:p text:style-name="P25">&lt;xs:complexType name="getVersionWs"&gt;</text:p>
      <text:p text:style-name="P25">&lt;xs:sequence /&gt;</text:p>
      <text:p text:style-name="P25">&lt;/xs:complexType&gt;</text:p>
      <text:p text:style-name="P25">&lt;xs:complexType name="getVersionWsResponse"&gt;</text:p>
      <text:p text:style-name="P25">&lt;xs:sequence&gt;</text:p>
      <text:p text:style-name="P25">&lt;xs:element name="return" type="xs:int" /&gt;</text:p>
      <text:p text:style-name="P25">&lt;/xs:sequence&gt;</text:p>
      <text:p text:style-name="P25">&lt;/xs:complexType&gt;</text:p>
      <text:p text:style-name="P25">&lt;xs:complexType name="getVersion"&gt;</text:p>
      <text:p text:style-name="P25">&lt;xs:sequence /&gt;</text:p>
      <text:p text:style-name="P25">&lt;/xs:complexType&gt;</text:p>
      <text:p text:style-name="P25">&lt;xs:complexType name="getVersionResponse"&gt;</text:p>
      <text:p text:style-name="P25">&lt;xs:sequence&gt;</text:p>
      <text:p text:style-name="P25">&lt;xs:element minOccurs="0" name="return" type="xs:string" /&gt;</text:p>
      <text:p text:style-name="P25">&lt;/xs:sequence&gt;</text:p>
      <text:p text:style-name="P25">&lt;/xs:complexType&gt;</text:p>
      <text:p text:style-name="P25">&lt;xs:complexType name="obtenerRegistroEntrada"&gt;</text:p>
      <text:p text:style-name="P25">&lt;xs:sequence&gt;</text:p>
      <text:p text:style-name="P25">&lt;xs:element minOccurs="0" name="numeroRegistroFormateado" type="xs:string" /&gt;</text:p>
      <text:p text:style-name="P25">&lt;xs:element minOccurs="0" name="usuario" type="xs:string" /&gt;</text:p>
      <text:p text:style-name="P25"><text:soft-page-break/>&lt;xs:element minOccurs="0" name="entidad" type="xs:string" /&gt;</text:p>
      <text:p text:style-name="P25">&lt;/xs:sequence&gt;</text:p>
      <text:p text:style-name="P25">&lt;/xs:complexType&gt;</text:p>
      <text:p text:style-name="P25">&lt;xs:complexType name="obtenerRegistroEntradaResponse"&gt;</text:p>
      <text:p text:style-name="P25">&lt;xs:sequence&gt;</text:p>
      <text:p text:style-name="P25">&lt;xs:element minOccurs="0" name="return" type="tns:registroEntradaWs" /&gt;</text:p>
      <text:p text:style-name="P25">&lt;/xs:sequence&gt;</text:p>
      <text:p text:style-name="P25">&lt;/xs:complexType&gt;</text:p>
      <text:p text:style-name="P25">&lt;xs:complexType name="registroEntradaWs"&gt;</text:p>
      <text:p text:style-name="P25">&lt;xs:complexContent&gt;</text:p>
      <text:p text:style-name="P25">&lt;xs:extension base="tns:registroWs"&gt;</text:p>
      <text:p text:style-name="P25">&lt;xs:sequence&gt;</text:p>
      <text:p text:style-name="P25">&lt;xs:element minOccurs="0" name="destino" type="xs:string" /&gt;</text:p>
      <text:p text:style-name="P25">&lt;/xs:sequence&gt;</text:p>
      <text:p text:style-name="P25">&lt;/xs:extension&gt;</text:p>
      <text:p text:style-name="P25">&lt;/xs:complexContent&gt;</text:p>
      <text:p text:style-name="P25">&lt;/xs:complexType&gt;</text:p>
      <text:p text:style-name="P25">&lt;xs:complexType name="registroWs"&gt;</text:p>
      <text:p text:style-name="P25">&lt;xs:sequence&gt;</text:p>
      <text:p text:style-name="P25">&lt;xs:element maxOccurs="unbounded" minOccurs="0" name="anexos" nillable="true" type="tns:anexoWs" /&gt;</text:p>
      <text:p text:style-name="P25">&lt;xs:element minOccurs="0" name="aplicacion" type="xs:string" /&gt;</text:p>
      <text:p text:style-name="P25">&lt;xs:element minOccurs="0" name="codigoAsunto" type="xs:string" /&gt;</text:p>
      <text:p text:style-name="P25">&lt;xs:element minOccurs="0" name="codigoUsuario" type="xs:string" /&gt;</text:p>
      <text:p text:style-name="P25">&lt;xs:element minOccurs="0" name="contactoUsuario" type="xs:string" /&gt;</text:p>
      <text:p text:style-name="P25">&lt;xs:element minOccurs="0" name="docFisica" type="xs:long" /&gt;</text:p>
      <text:p text:style-name="P25">&lt;xs:element minOccurs="0" name="expone" type="xs:string" /&gt;</text:p>
      <text:p text:style-name="P25">&lt;xs:element minOccurs="0" name="extracto" type="xs:string" /&gt;</text:p>
      <text:p text:style-name="P25">&lt;xs:element minOccurs="0" name="fecha" type="xs:dateTime" /&gt;</text:p>
      <text:p text:style-name="P25">&lt;xs:element minOccurs="0" name="idioma" type="xs:string" /&gt;</text:p>
      <text:p text:style-name="P25">&lt;xs:element maxOccurs="unbounded" minOccurs="0" name="interesados" nillable="true" type="tns:interesadoWs" /&gt;</text:p>
      <text:p text:style-name="P25">&lt;xs:element minOccurs="0" name="libro" type="xs:string" /&gt;</text:p>
      <text:p text:style-name="P25">&lt;xs:element minOccurs="0" name="numExpediente" type="xs:string" /&gt;</text:p>
      <text:p text:style-name="P25">&lt;xs:element minOccurs="0" name="numTransporte" type="xs:string" /&gt;</text:p>
      <text:p text:style-name="P25">&lt;xs:element name="numero" type="xs:int" /&gt;</text:p>
      <text:p text:style-name="P25">&lt;xs:element minOccurs="0" name="numeroRegistroFormateado" type="xs:string" /&gt;</text:p>
      <text:p text:style-name="P25">&lt;xs:element minOccurs="0" name="observaciones" type="xs:string" /&gt;</text:p>
      <text:p text:style-name="P25">&lt;xs:element minOccurs="0" name="oficina" type="xs:string" /&gt;</text:p>
      <text:p text:style-name="P25">&lt;xs:element minOccurs="0" name="refExterna" type="xs:string" /&gt;</text:p>
      <text:p text:style-name="P25">&lt;xs:element minOccurs="0" name="solicita" type="xs:string" /&gt;</text:p>
      <text:p text:style-name="P25">&lt;xs:element minOccurs="0" name="tipoAsunto" type="xs:string" /&gt;</text:p>
      <text:p text:style-name="P25">&lt;xs:element minOccurs="0" name="tipoTransporte" type="xs:string" /&gt;</text:p>
      <text:p text:style-name="P25"><text:soft-page-break/>&lt;xs:element minOccurs="0" name="version" type="xs:string" /&gt;</text:p>
      <text:p text:style-name="P25">&lt;/xs:sequence&gt;</text:p>
      <text:p text:style-name="P25">&lt;/xs:complexType&gt;</text:p>
      <text:p text:style-name="P25">&lt;xs:complexType name="anexoWs"&gt;</text:p>
      <text:p text:style-name="P25">&lt;xs:sequence&gt;</text:p>
      <text:p text:style-name="P25">&lt;xs:element minOccurs="0" name="certificado" type="xs:string" /&gt;</text:p>
      <text:p text:style-name="P25">&lt;xs:element minOccurs="0" name="fechaCaptura" type="xs:dateTime" /&gt;</text:p>
      <text:p text:style-name="P25">&lt;xs:element minOccurs="0" name="ficheroAnexado" type="xs:base64Binary" /&gt;</text:p>
      <text:p text:style-name="P25">&lt;xs:element minOccurs="0" name="firmaAnexada" type="xs:base64Binary" /&gt;</text:p>
      <text:p text:style-name="P25">&lt;xs:element minOccurs="0" name="firmacsv" type="xs:string" /&gt;</text:p>
      <text:p text:style-name="P25">&lt;xs:element minOccurs="0" name="modoFirma" type="xs:int" /&gt;</text:p>
      <text:p text:style-name="P25">&lt;xs:element minOccurs="0" name="nombreFicheroAnexado" type="xs:string" /&gt;</text:p>
      <text:p text:style-name="P25">&lt;xs:element minOccurs="0" name="nombreFirmaAnexada" type="xs:string" /&gt;</text:p>
      <text:p text:style-name="P25">&lt;xs:element minOccurs="0" name="observaciones" type="xs:string" /&gt;</text:p>
      <text:p text:style-name="P25">&lt;xs:element minOccurs="0" name="origenCiudadanoAdmin" type="xs:int" /&gt;</text:p>
      <text:p text:style-name="P25">&lt;xs:element minOccurs="0" name="tamanoFicheroAnexado" type="xs:long" /&gt;</text:p>
      <text:p text:style-name="P25">&lt;xs:element minOccurs="0" name="tamanoFirmaAnexada" type="xs:long" /&gt;</text:p>
      <text:p text:style-name="P25">&lt;xs:element minOccurs="0" name="timestamp" type="xs:string" /&gt;</text:p>
      <text:p text:style-name="P25">&lt;xs:element minOccurs="0" name="tipoDocumental" type="xs:string" /&gt;</text:p>
      <text:p text:style-name="P25">&lt;xs:element minOccurs="0" name="tipoDocumento" type="xs:string" /&gt;</text:p>
      <text:p text:style-name="P25">&lt;xs:element minOccurs="0" name="tipoMIMEFicheroAnexado" type="xs:string" /&gt;</text:p>
      <text:p text:style-name="P25">&lt;xs:element minOccurs="0" name="tipoMIMEFirmaAnexada" type="xs:string" /&gt;</text:p>
      <text:p text:style-name="P25">&lt;xs:element minOccurs="0" name="titulo" type="xs:string" /&gt;</text:p>
      <text:p text:style-name="P25">&lt;xs:element minOccurs="0" name="validacionOCSP" type="xs:string" /&gt;</text:p>
      <text:p text:style-name="P25">&lt;xs:element minOccurs="0" name="validezDocumento" type="xs:string" /&gt;</text:p>
      <text:p text:style-name="P25">&lt;/xs:sequence&gt;</text:p>
      <text:p text:style-name="P25">&lt;/xs:complexType&gt;</text:p>
      <text:p text:style-name="P25">&lt;xs:complexType name="interesadoWs"&gt;</text:p>
      <text:p text:style-name="P25">&lt;xs:sequence&gt;</text:p>
      <text:p text:style-name="P25">&lt;xs:element minOccurs="0" name="interesado" type="tns:datosInteresadoWs" /&gt;</text:p>
      <text:p text:style-name="P25">&lt;xs:element minOccurs="0" name="representante" type="tns:datosInteresadoWs" /&gt;</text:p>
      <text:p text:style-name="P25">&lt;/xs:sequence&gt;</text:p>
      <text:p text:style-name="P25">&lt;/xs:complexType&gt;</text:p>
      <text:p text:style-name="P25">&lt;xs:complexType name="datosInteresadoWs"&gt;</text:p>
      <text:p text:style-name="P25">&lt;xs:sequence&gt;</text:p>
      <text:p text:style-name="P25">&lt;xs:element minOccurs="0" name="apellido1" type="xs:string" /&gt;</text:p>
      <text:p text:style-name="P25">&lt;xs:element minOccurs="0" name="apellido2" type="xs:string" /&gt;</text:p>
      <text:p text:style-name="P25">&lt;xs:element minOccurs="0" name="canal" type="xs:long" /&gt;</text:p>
      <text:p text:style-name="P25">&lt;xs:element minOccurs="0" name="cp" type="xs:string" /&gt;</text:p>
      <text:p text:style-name="P25">&lt;xs:element minOccurs="0" name="direccion" type="xs:string" /&gt;</text:p>
      <text:p text:style-name="P25">&lt;xs:element minOccurs="0" name="direccionElectronica" type="xs:string" /&gt;</text:p>
      <text:p text:style-name="P25">&lt;xs:element minOccurs="0" name="documento" type="xs:string" /&gt;</text:p>
      <text:p text:style-name="P25"><text:soft-page-break/>&lt;xs:element minOccurs="0" name="email" type="xs:string" /&gt;</text:p>
      <text:p text:style-name="P25">&lt;xs:element minOccurs="0" name="localidad" type="xs:long" /&gt;</text:p>
      <text:p text:style-name="P25">&lt;xs:element minOccurs="0" name="nombre" type="xs:string" /&gt;</text:p>
      <text:p text:style-name="P25">&lt;xs:element minOccurs="0" name="observaciones" type="xs:string" /&gt;</text:p>
      <text:p text:style-name="P25">&lt;xs:element minOccurs="0" name="pais" type="xs:long" /&gt;</text:p>
      <text:p text:style-name="P25">&lt;xs:element minOccurs="0" name="provincia" type="xs:long" /&gt;</text:p>
      <text:p text:style-name="P25">&lt;xs:element minOccurs="0" name="razonSocial" type="xs:string" /&gt;</text:p>
      <text:p text:style-name="P25">&lt;xs:element minOccurs="0" name="telefono" type="xs:string" /&gt;</text:p>
      <text:p text:style-name="P25">&lt;xs:element minOccurs="0" name="tipoDocumentoIdentificacion" type="xs:unsignedShort" /&gt;</text:p>
      <text:p text:style-name="P25">&lt;xs:element minOccurs="0" name="tipoInteresado" type="xs:long" /&gt;</text:p>
      <text:p text:style-name="P25">&lt;/xs:sequence&gt;</text:p>
      <text:p text:style-name="P25">&lt;/xs:complexType&gt;</text:p>
      <text:p text:style-name="P25">&lt;xs:complexType name="tramita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tramitarRegistroEntradaResponse"&gt;</text:p>
      <text:p text:style-name="P25">&lt;xs:sequence /&gt;</text:p>
      <text:p text:style-name="P25">&lt;/xs:complexType&gt;</text:p>
      <text:p text:style-name="P25">&lt;xs:complexType name="altaRegistroEntrada"&gt;</text:p>
      <text:p text:style-name="P25">&lt;xs:sequence&gt;</text:p>
      <text:p text:style-name="P25">&lt;xs:element minOccurs="0" name="registroEntradaWs" type="tns:registroEntradaWs" /&gt;</text:p>
      <text:p text:style-name="P25">&lt;/xs:sequence&gt;</text:p>
      <text:p text:style-name="P25">&lt;/xs:complexType&gt;</text:p>
      <text:p text:style-name="P25">&lt;xs:complexType name="altaRegistroEntradaResponse"&gt;</text:p>
      <text:p text:style-name="P25">&lt;xs:sequence&gt;</text:p>
      <text:p text:style-name="P25">&lt;xs:element minOccurs="0" name="return" type="tns:identificadorWs" /&gt;</text:p>
      <text:p text:style-name="P25">&lt;/xs:sequence&gt;</text:p>
      <text:p text:style-name="P25">&lt;/xs:complexType&gt;</text:p>
      <text:p text:style-name="P25">&lt;xs:element name="WsI18NError" type="tns:WsI18NError" /&gt;</text:p>
      <text:p text:style-name="P25">&lt;xs:complexType name="WsI18NError"&gt;</text:p>
      <text:p text:style-name="P25">&lt;xs:sequence&gt;</text:p>
      <text:p text:style-name="P25">&lt;xs:element name="translation" nillable="true" type="tns:wsI18NTranslation" /&gt;</text:p>
      <text:p text:style-name="P25">&lt;/xs:sequence&gt;</text:p>
      <text:p text:style-name="P25">&lt;/xs:complexType&gt;</text:p>
      <text:p text:style-name="P25">&lt;xs:element name="WsValidationErrors" type="tns:WsValidationErrors" /&gt;</text:p>
      <text:p text:style-name="P25">&lt;xs:complexType name="WsValidationErrors"&gt;</text:p>
      <text:p text:style-name="P25">&lt;xs:sequence&gt;</text:p>
      <text:p text:style-name="P25"><text:soft-page-break/>&lt;xs:element maxOccurs="unbounded" minOccurs="0" name="fieldFaults" type="tns:wsFieldValidationError" /&gt;</text:p>
      <text:p text:style-name="P25">&lt;/xs:sequence&gt;</text:p>
      <text:p text:style-name="P25">&lt;/xs:complexType&gt;</text:p>
      <text:p text:style-name="P25">&lt;/xs:schema&gt;</text:p>
      <text:p text:style-name="P25"><text:s text:c="2"/>&lt;/wsdl:types&gt;</text:p>
      <text:p text:style-name="P25"><text:s text:c="2"/>&lt;wsdl:message name="obtenerRegistroEntrada"&gt;</text:p>
      <text:p text:style-name="P25"><text:s text:c="4"/>&lt;wsdl:part element="tns:obtenerRegistroEntrada" name="parameters"&gt;</text:p>
      <text:p text:style-name="P25"><text:s text:c="4"/>&lt;/wsdl:part&gt;</text:p>
      <text:p text:style-name="P25"><text:s text:c="2"/>&lt;/wsdl:message&gt;</text:p>
      <text:p text:style-name="P25"><text:s text:c="2"/>&lt;wsdl:message name="altaRegistroEntradaResponse"&gt;</text:p>
      <text:p text:style-name="P25"><text:s text:c="4"/>&lt;wsdl:part element="tns:altaRegistroEntradaResponse" name="parameters"&gt;</text:p>
      <text:p text:style-name="P25"><text:s text:c="4"/>&lt;/wsdl:part&gt;</text:p>
      <text:p text:style-name="P25"><text:s text:c="2"/>&lt;/wsdl:message&gt;</text:p>
      <text:p text:style-name="P25"><text:s text:c="2"/>&lt;wsdl:message name="WsI18NException"&gt;</text:p>
      <text:p text:style-name="P25"><text:s text:c="4"/>&lt;wsdl:part element="tns:WsI18NError" name="WsI18NException"&gt;</text:p>
      <text:p text:style-name="P25"><text:s text:c="4"/>&lt;/wsdl:part&gt;</text:p>
      <text:p text:style-name="P25"><text:s text:c="2"/>&lt;/wsdl:message&gt;</text:p>
      <text:p text:style-name="P25"><text:s text:c="2"/>&lt;wsdl:message name="obtenerRegistroEntradaResponse"&gt;</text:p>
      <text:p text:style-name="P25"><text:s text:c="4"/>&lt;wsdl:part element="tns:obtenerRegistroEntradaResponse" name="parameters"&gt;</text:p>
      <text:p text:style-name="P25"><text:s text:c="4"/>&lt;/wsdl:part&gt;</text:p>
      <text:p text:style-name="P25"><text:s text:c="2"/>&lt;/wsdl:message&gt;</text:p>
      <text:p text:style-name="P25"><text:s text:c="2"/>&lt;wsdl:message name="getVersionResponse"&gt;</text:p>
      <text:p text:style-name="P25"><text:s text:c="4"/>&lt;wsdl:part element="tns:getVersionResponse" name="parameters"&gt;</text:p>
      <text:p text:style-name="P25"><text:s text:c="4"/>&lt;/wsdl:part&gt;</text:p>
      <text:p text:style-name="P25"><text:s text:c="2"/>&lt;/wsdl:message&gt;</text:p>
      <text:p text:style-name="P25"><text:s text:c="2"/>&lt;wsdl:message name="tramitarRegistroEntrada"&gt;</text:p>
      <text:p text:style-name="P25"><text:s text:c="4"/>&lt;wsdl:part element="tns:tramitarRegistroEntrada" name="parameters"&gt;</text:p>
      <text:p text:style-name="P25"><text:s text:c="4"/>&lt;/wsdl:part&gt;</text:p>
      <text:p text:style-name="P25"><text:s text:c="2"/>&lt;/wsdl:message&gt;</text:p>
      <text:p text:style-name="P25"><text:s text:c="2"/>&lt;wsdl:message name="obtenerRegistroEntradaID"&gt;</text:p>
      <text:p text:style-name="P25"><text:s text:c="4"/>&lt;wsdl:part element="tns:obtenerRegistroEntradaID" name="parameters"&gt;</text:p>
      <text:p text:style-name="P25"><text:s text:c="4"/>&lt;/wsdl:part&gt;</text:p>
      <text:p text:style-name="P25"><text:s text:c="2"/>&lt;/wsdl:message&gt;</text:p>
      <text:p text:style-name="P25"><text:s text:c="2"/>&lt;wsdl:message name="tramitarRegistroEntradaResponse"&gt;</text:p>
      <text:p text:style-name="P25"><text:s text:c="4"/>&lt;wsdl:part element="tns:tramitarRegistroEntradaResponse" name="parameters"&gt;</text:p>
      <text:p text:style-name="P25"><text:s text:c="4"/>&lt;/wsdl:part&gt;</text:p>
      <text:p text:style-name="P25"><text:s text:c="2"/>&lt;/wsdl:message&gt;</text:p>
      <text:p text:style-name="P25"><text:s text:c="2"/>&lt;wsdl:message name="anularRegistroEntrada"&gt;</text:p>
      <text:p text:style-name="P25"><text:s text:c="4"/>&lt;wsdl:part element="tns:anularRegistroEntrada" name="parameters"&gt;</text:p>
      <text:p text:style-name="P25"><text:s text:c="4"/>&lt;/wsdl:part&gt;</text:p>
      <text:p text:style-name="P25"><text:s text:c="2"/>&lt;/wsdl:message&gt;</text:p>
      <text:p text:style-name="P25"><text:soft-page-break/><text:s text:c="2"/>&lt;wsdl:message name="getVersionWs"&gt;</text:p>
      <text:p text:style-name="P25"><text:s text:c="4"/>&lt;wsdl:part element="tns:getVersionWs" name="parameters"&gt;</text:p>
      <text:p text:style-name="P25"><text:s text:c="4"/>&lt;/wsdl:part&gt;</text:p>
      <text:p text:style-name="P25"><text:s text:c="2"/>&lt;/wsdl:message&gt;</text:p>
      <text:p text:style-name="P25"><text:s text:c="2"/>&lt;wsdl:message name="obtenerRegistroEntradaIDResponse"&gt;</text:p>
      <text:p text:style-name="P25"><text:s text:c="4"/>&lt;wsdl:part element="tns:obtenerRegistroEntradaIDResponse" name="parameters"&gt;</text:p>
      <text:p text:style-name="P25"><text:s text:c="4"/>&lt;/wsdl:part&gt;</text:p>
      <text:p text:style-name="P25"><text:s text:c="2"/>&lt;/wsdl:message&gt;</text:p>
      <text:p text:style-name="P25"><text:s text:c="2"/>&lt;wsdl:message name="getVersion"&gt;</text:p>
      <text:p text:style-name="P25"><text:s text:c="4"/>&lt;wsdl:part element="tns:getVersion" name="parameters"&gt;</text:p>
      <text:p text:style-name="P25"><text:s text:c="4"/>&lt;/wsdl:part&gt;</text:p>
      <text:p text:style-name="P25"><text:s text:c="2"/>&lt;/wsdl:message&gt;</text:p>
      <text:p text:style-name="P25"><text:s text:c="2"/>&lt;wsdl:message name="getVersionWsResponse"&gt;</text:p>
      <text:p text:style-name="P25"><text:s text:c="4"/>&lt;wsdl:part element="tns:getVersionWsResponse" name="parameters"&gt;</text:p>
      <text:p text:style-name="P25"><text:s text:c="4"/>&lt;/wsdl:part&gt;</text:p>
      <text:p text:style-name="P25"><text:s text:c="2"/>&lt;/wsdl:message&gt;</text:p>
      <text:p text:style-name="P25"><text:s text:c="2"/>&lt;wsdl:message name="anularRegistroEntradaResponse"&gt;</text:p>
      <text:p text:style-name="P25"><text:s text:c="4"/>&lt;wsdl:part element="tns:anularRegistroEntradaResponse" name="parameters"&gt;</text:p>
      <text:p text:style-name="P25"><text:s text:c="4"/>&lt;/wsdl:part&gt;</text:p>
      <text:p text:style-name="P25"><text:s text:c="2"/>&lt;/wsdl:message&gt;</text:p>
      <text:p text:style-name="P25"><text:s text:c="2"/>&lt;wsdl:message name="WsValidationException"&gt;</text:p>
      <text:p text:style-name="P25"><text:s text:c="4"/>&lt;wsdl:part element="tns:WsValidationErrors" name="WsValidationException"&gt;</text:p>
      <text:p text:style-name="P25"><text:s text:c="4"/>&lt;/wsdl:part&gt;</text:p>
      <text:p text:style-name="P25"><text:s text:c="2"/>&lt;/wsdl:message&gt;</text:p>
      <text:p text:style-name="P25"><text:s text:c="2"/>&lt;wsdl:message name="altaRegistroEntrada"&gt;</text:p>
      <text:p text:style-name="P25"><text:s text:c="4"/>&lt;wsdl:part element="tns:altaRegistroEntrada" name="parameters"&gt;</text:p>
      <text:p text:style-name="P25"><text:s text:c="4"/>&lt;/wsdl:part&gt;</text:p>
      <text:p text:style-name="P25"><text:s text:c="2"/>&lt;/wsdl:message&gt;</text:p>
      <text:p text:style-name="P25"><text:s text:c="2"/>&lt;wsdl:portType name="RegWebRegistroEntradaWs"&gt;</text:p>
      <text:p text:style-name="P25"><text:s text:c="4"/>&lt;wsdl:operation name="obtenerRegistroEntradaID"&gt;</text:p>
      <text:p text:style-name="P25"><text:s text:c="6"/>&lt;wsdl:input message="tns:obtenerRegistroEntradaID" name="obtenerRegistroEntradaID"&gt;</text:p>
      <text:p text:style-name="P25"><text:s text:c="4"/>&lt;/wsdl:input&gt;</text:p>
      <text:p text:style-name="P25"><text:s text:c="6"/>&lt;wsdl:output message="tns:obtenerRegistroEntradaIDResponse" name="obtenerRegistroEntradaIDResponse"&gt;</text:p>
      <text:p text:style-name="P25"><text:s text:c="4"/>&lt;/wsdl:output&gt;</text:p>
      <text:p text:style-name="P25"><text:s text:c="6"/>&lt;wsdl:fault message="tns:WsI18NException" name="WsI18NException"&gt;</text:p>
      <text:p text:style-name="P25"><text:s text:c="4"/>&lt;/wsdl:fault&gt;</text:p>
      <text:p text:style-name="P25"><text:s text:c="4"/>&lt;/wsdl:operation&gt;</text:p>
      <text:p text:style-name="P25"><text:s text:c="4"/>&lt;wsdl:operation name="anularRegistroEntrada"&gt;</text:p>
      <text:p text:style-name="P25"><text:s text:c="6"/>&lt;wsdl:input message="tns:anularRegistroEntrada" name="anularRegistroEntrada"&gt;</text:p>
      <text:p text:style-name="P25"><text:s text:c="4"/>&lt;/wsdl:input&gt;</text:p>
      <text:p text:style-name="P25"><text:soft-page-break/><text:s text:c="6"/>&lt;wsdl:output message="tns:anularRegistroEntradaResponse" name="anula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getVersionWs"&gt;</text:p>
      <text:p text:style-name="P25"><text:s text:c="6"/>&lt;wsdl:input message="tns:getVersionWs" name="getVersionWs"&gt;</text:p>
      <text:p text:style-name="P25"><text:s text:c="4"/>&lt;/wsdl:input&gt;</text:p>
      <text:p text:style-name="P25"><text:s text:c="6"/>&lt;wsdl:output message="tns:getVersionWsResponse" name="getVersionWsResponse"&gt;</text:p>
      <text:p text:style-name="P25"><text:s text:c="4"/>&lt;/wsdl:output&gt;</text:p>
      <text:p text:style-name="P25"><text:s text:c="4"/>&lt;/wsdl:operation&gt;</text:p>
      <text:p text:style-name="P25"><text:s text:c="4"/>&lt;wsdl:operation name="getVersion"&gt;</text:p>
      <text:p text:style-name="P25"><text:s text:c="6"/>&lt;wsdl:input message="tns:getVersion" name="getVersion"&gt;</text:p>
      <text:p text:style-name="P25"><text:s text:c="4"/>&lt;/wsdl:input&gt;</text:p>
      <text:p text:style-name="P25"><text:s text:c="6"/>&lt;wsdl:output message="tns:getVersionResponse" name="getVersionResponse"&gt;</text:p>
      <text:p text:style-name="P25"><text:s text:c="4"/>&lt;/wsdl:output&gt;</text:p>
      <text:p text:style-name="P25"><text:s text:c="4"/>&lt;/wsdl:operation&gt;</text:p>
      <text:p text:style-name="P25"><text:s text:c="4"/>&lt;wsdl:operation name="obtenerRegistroEntrada"&gt;</text:p>
      <text:p text:style-name="P25"><text:s text:c="6"/>&lt;wsdl:input message="tns:obtenerRegistroEntrada" name="obtenerRegistroEntrada"&gt;</text:p>
      <text:p text:style-name="P25"><text:s text:c="4"/>&lt;/wsdl:input&gt;</text:p>
      <text:p text:style-name="P25"><text:s text:c="6"/>&lt;wsdl:output message="tns:obtenerRegistroEntradaResponse" name="obtene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tramitarRegistroEntrada"&gt;</text:p>
      <text:p text:style-name="P25"><text:s text:c="6"/>&lt;wsdl:input message="tns:tramitarRegistroEntrada" name="tramitarRegistroEntrada"&gt;</text:p>
      <text:p text:style-name="P25"><text:s text:c="4"/>&lt;/wsdl:input&gt;</text:p>
      <text:p text:style-name="P25"><text:s text:c="6"/>&lt;wsdl:output message="tns:tramitarRegistroEntradaResponse" name="tramitarRegistroEntradaResponse"&gt;</text:p>
      <text:p text:style-name="P25"><text:s text:c="4"/>&lt;/wsdl:output&gt;</text:p>
      <text:p text:style-name="P25"><text:s text:c="6"/>&lt;wsdl:fault message="tns:WsValidationException" name="WsValidationException"&gt;</text:p>
      <text:p text:style-name="P25"><text:s text:c="4"/>&lt;/wsdl:fault&gt;</text:p>
      <text:p text:style-name="P25"><text:soft-page-break/><text:s text:c="6"/>&lt;wsdl:fault message="tns:WsI18NException" name="WsI18NException"&gt;</text:p>
      <text:p text:style-name="P25"><text:s text:c="4"/>&lt;/wsdl:fault&gt;</text:p>
      <text:p text:style-name="P25"><text:s text:c="4"/>&lt;/wsdl:operation&gt;</text:p>
      <text:p text:style-name="P25"><text:s text:c="4"/>&lt;wsdl:operation name="altaRegistroEntrada"&gt;</text:p>
      <text:p text:style-name="P25"><text:s text:c="6"/>&lt;wsdl:input message="tns:altaRegistroEntrada" name="altaRegistroEntrada"&gt;</text:p>
      <text:p text:style-name="P25"><text:s text:c="4"/>&lt;/wsdl:input&gt;</text:p>
      <text:p text:style-name="P25"><text:s text:c="6"/>&lt;wsdl:output message="tns:altaRegistroEntradaResponse" name="alta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2"/>&lt;/wsdl:portType&gt;</text:p>
      <text:p text:style-name="P25"><text:s text:c="2"/>&lt;wsdl:binding name="RegWebRegistroEntradaWsServiceSoapBinding" type="tns:RegWebRegistroEntradaWs"&gt;</text:p>
      <text:p text:style-name="P25"><text:s text:c="4"/>&lt;soap:binding style="document" transport="http://schemas.xmlsoap.org/soap/http" /&gt;</text:p>
      <text:p text:style-name="P25"><text:s text:c="4"/>&lt;wsdl:operation name="anularRegistroEntrada"&gt;</text:p>
      <text:p text:style-name="P25"><text:s text:c="6"/>&lt;soap:operation soapAction="" style="document" /&gt;</text:p>
      <text:p text:style-name="P25"><text:s text:c="6"/>&lt;wsdl:input name="anularRegistroEntrada"&gt;</text:p>
      <text:p text:style-name="P25"><text:s text:c="8"/>&lt;soap:body use="literal" /&gt;</text:p>
      <text:p text:style-name="P25"><text:s text:c="6"/>&lt;/wsdl:input&gt;</text:p>
      <text:p text:style-name="P25"><text:s text:c="6"/>&lt;wsdl:output name="anula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EntradaID"&gt;</text:p>
      <text:p text:style-name="P25"><text:s text:c="6"/>&lt;soap:operation soapAction="" style="document" /&gt;</text:p>
      <text:p text:style-name="P25"><text:s text:c="6"/>&lt;wsdl:input name="obtenerRegistroEntradaID"&gt;</text:p>
      <text:p text:style-name="P25"><text:s text:c="8"/>&lt;soap:body use="literal" /&gt;</text:p>
      <text:p text:style-name="P25"><text:s text:c="6"/>&lt;/wsdl:input&gt;</text:p>
      <text:p text:style-name="P25"><text:s text:c="6"/>&lt;wsdl:output name="obtenerRegistroEntradaIDResponse"&gt;</text:p>
      <text:p text:style-name="P25"><text:s text:c="8"/>&lt;soap:body use="literal" /&gt;</text:p>
      <text:p text:style-name="P25"><text:s text:c="6"/>&lt;/wsdl:output&gt;</text:p>
      <text:p text:style-name="P25"><text:soft-page-break/><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getVersionWs"&gt;</text:p>
      <text:p text:style-name="P25"><text:s text:c="6"/>&lt;soap:operation soapAction="" style="document" /&gt;</text:p>
      <text:p text:style-name="P25"><text:s text:c="6"/>&lt;wsdl:input name="getVersionWs"&gt;</text:p>
      <text:p text:style-name="P25"><text:s text:c="8"/>&lt;soap:body use="literal" /&gt;</text:p>
      <text:p text:style-name="P25"><text:s text:c="6"/>&lt;/wsdl:input&gt;</text:p>
      <text:p text:style-name="P25"><text:s text:c="6"/>&lt;wsdl:output name="getVersionWsResponse"&gt;</text:p>
      <text:p text:style-name="P25"><text:s text:c="8"/>&lt;soap:body use="literal" /&gt;</text:p>
      <text:p text:style-name="P25"><text:s text:c="6"/>&lt;/wsdl:output&gt;</text:p>
      <text:p text:style-name="P25"><text:s text:c="4"/>&lt;/wsdl:operation&gt;</text:p>
      <text:p text:style-name="P25"><text:s text:c="4"/>&lt;wsdl:operation name="getVersion"&gt;</text:p>
      <text:p text:style-name="P25"><text:s text:c="6"/>&lt;soap:operation soapAction="" style="document" /&gt;</text:p>
      <text:p text:style-name="P25"><text:s text:c="6"/>&lt;wsdl:input name="getVersion"&gt;</text:p>
      <text:p text:style-name="P25"><text:s text:c="8"/>&lt;soap:body use="literal" /&gt;</text:p>
      <text:p text:style-name="P25"><text:s text:c="6"/>&lt;/wsdl:input&gt;</text:p>
      <text:p text:style-name="P25"><text:s text:c="6"/>&lt;wsdl:output name="getVersionResponse"&gt;</text:p>
      <text:p text:style-name="P25"><text:s text:c="8"/>&lt;soap:body use="literal" /&gt;</text:p>
      <text:p text:style-name="P25"><text:s text:c="6"/>&lt;/wsdl:output&gt;</text:p>
      <text:p text:style-name="P25"><text:s text:c="4"/>&lt;/wsdl:operation&gt;</text:p>
      <text:p text:style-name="P25"><text:s text:c="4"/>&lt;wsdl:operation name="obtenerRegistroEntrada"&gt;</text:p>
      <text:p text:style-name="P25"><text:s text:c="6"/>&lt;soap:operation soapAction="" style="document" /&gt;</text:p>
      <text:p text:style-name="P25"><text:s text:c="6"/>&lt;wsdl:input name="obtenerRegistroEntrada"&gt;</text:p>
      <text:p text:style-name="P25"><text:s text:c="8"/>&lt;soap:body use="literal" /&gt;</text:p>
      <text:p text:style-name="P25"><text:s text:c="6"/>&lt;/wsdl:input&gt;</text:p>
      <text:p text:style-name="P25"><text:s text:c="6"/>&lt;wsdl:output name="obtene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tramitarRegistroEntrada"&gt;</text:p>
      <text:p text:style-name="P25"><text:s text:c="6"/>&lt;soap:operation soapAction="" style="document" /&gt;</text:p>
      <text:p text:style-name="P25"><text:s text:c="6"/>&lt;wsdl:input name="tramitarRegistroEntrada"&gt;</text:p>
      <text:p text:style-name="P25"><text:s text:c="8"/>&lt;soap:body use="literal" /&gt;</text:p>
      <text:p text:style-name="P25"><text:s text:c="6"/>&lt;/wsdl:input&gt;</text:p>
      <text:p text:style-name="P25"><text:soft-page-break/><text:s text:c="6"/>&lt;wsdl:output name="tramita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altaRegistroEntrada"&gt;</text:p>
      <text:p text:style-name="P25"><text:s text:c="6"/>&lt;soap:operation soapAction="" style="document" /&gt;</text:p>
      <text:p text:style-name="P25"><text:s text:c="6"/>&lt;wsdl:input name="altaRegistroEntrada"&gt;</text:p>
      <text:p text:style-name="P25"><text:s text:c="8"/>&lt;soap:body use="literal" /&gt;</text:p>
      <text:p text:style-name="P25"><text:s text:c="6"/>&lt;/wsdl:input&gt;</text:p>
      <text:p text:style-name="P25"><text:s text:c="6"/>&lt;wsdl:output name="alta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2"/>&lt;/wsdl:binding&gt;</text:p>
      <text:p text:style-name="P25"><text:s text:c="2"/>&lt;wsdl:service name="RegWebRegistroEntradaWsService"&gt;</text:p>
      <text:p text:style-name="P25"><text:s text:c="4"/>&lt;wsdl:port binding="tns:RegWebRegistroEntradaWsServiceSoapBinding" name="RegWebRegistroEntradaWs"&gt;</text:p>
      <text:p text:style-name="P25"><text:s text:c="6"/>&lt;soap:address location="http://ibit157:8080/regweb/ws/v3/RegWebRegistroEntrada" /&gt;</text:p>
      <text:p text:style-name="P25"><text:s text:c="4"/>&lt;/wsdl:port&gt;</text:p>
      <text:p text:style-name="P25"><text:s text:c="2"/>&lt;/wsdl:service&gt;</text:p>
      <text:p text:style-name="P25">&lt;/wsdl:definitions&gt;</text:p>
      <text:p text:style-name="P25"/>
      <text:h text:style-name="P39" text:outline-level="2">Assentament Sortida</text:h>
      <text:p text:style-name="P25">&lt;?xml version='1.0' encoding='UTF-8'?&gt;&lt;wsdl:definitions name="RegWebRegistroSalidaWsService" targetNamespace="http://registrosalida.impl.v3.ws.regweb.caib.es/" xmlns:ns1="http://schemas.xmlsoap.org/wsdl/soap/http" xmlns:soap="http://schemas.xmlsoap.org/wsdl/soap/" xmlns:tns="http://registrosalida.impl.v3.ws.regweb.caib.es/" xmlns:wsdl="http://schemas.xmlsoap.org/wsdl/" xmlns:xsd="http://www.w3.org/2001/XMLSchema"&gt;</text:p>
      <text:p text:style-name="P25"><text:soft-page-break/><text:s text:c="2"/>&lt;wsdl:types&gt;</text:p>
      <text:p text:style-name="P25">&lt;xs:schema attributeFormDefault="unqualified" elementFormDefault="unqualified" targetNamespace="http://registrosalida.impl.v3.ws.regweb.caib.es/" xmlns:tns="http://registrosalida.impl.v3.ws.regweb.caib.es/" xmlns:xs="http://www.w3.org/2001/XMLSchema"&gt;</text:p>
      <text:p text:style-name="P25">&lt;xs:element name="altaRegistroSalida" type="tns:altaRegistroSalida" /&gt;</text:p>
      <text:p text:style-name="P25">&lt;xs:element name="altaRegistroSalidaResponse" type="tns:altaRegistroSalidaResponse" /&gt;</text:p>
      <text:p text:style-name="P25">&lt;xs:element name="anexoWs" type="tns:anexoWs" /&gt;</text:p>
      <text:p text:style-name="P25">&lt;xs:element name="anularRegistroSalida" type="tns:anularRegistroSalida" /&gt;</text:p>
      <text:p text:style-name="P25">&lt;xs:element name="anularRegistroSalidaResponse" type="tns:anularRegistroSalidaResponse" /&gt;</text:p>
      <text:p text:style-name="P25">&lt;xs:element name="datosInteresadoWs" type="tns:datosInteresadoWs" /&gt;</text:p>
      <text:p text:style-name="P25">&lt;xs:element name="getVersion" type="tns:getVersion" /&gt;</text:p>
      <text:p text:style-name="P25">&lt;xs:element name="getVersionResponse" type="tns:getVersionResponse" /&gt;</text:p>
      <text:p text:style-name="P25">&lt;xs:element name="getVersionWs" type="tns:getVersionWs" /&gt;</text:p>
      <text:p text:style-name="P25">&lt;xs:element name="getVersionWsResponse" type="tns:getVersionWsResponse" /&gt;</text:p>
      <text:p text:style-name="P25">&lt;xs:element name="identificadorWs" type="tns:identificadorWs" /&gt;</text:p>
      <text:p text:style-name="P25">&lt;xs:element name="interesadoWs" type="tns:interesadoWs" /&gt;</text:p>
      <text:p text:style-name="P25">&lt;xs:element name="obtenerRegistroSalida" type="tns:obtenerRegistroSalida" /&gt;</text:p>
      <text:p text:style-name="P25">&lt;xs:element name="obtenerRegistroSalidaID" type="tns:obtenerRegistroSalidaID" /&gt;</text:p>
      <text:p text:style-name="P25">&lt;xs:element name="obtenerRegistroSalidaIDResponse" type="tns:obtenerRegistroSalidaIDResponse" /&gt;</text:p>
      <text:p text:style-name="P25">&lt;xs:element name="obtenerRegistroSalidaResponse" type="tns:obtenerRegistroSalidaResponse" /&gt;</text:p>
      <text:p text:style-name="P25">&lt;xs:element name="registroSalidaWs" type="tns:registroSalidaWs" /&gt;</text:p>
      <text:p text:style-name="P25">&lt;xs:element name="registroWs" type="tns:registroWs" /&gt;</text:p>
      <text:p text:style-name="P25">&lt;xs:complexType name="getVersionWs"&gt;</text:p>
      <text:p text:style-name="P25">&lt;xs:sequence /&gt;</text:p>
      <text:p text:style-name="P25">&lt;/xs:complexType&gt;</text:p>
      <text:p text:style-name="P25">&lt;xs:complexType name="getVersionWsResponse"&gt;</text:p>
      <text:p text:style-name="P25">&lt;xs:sequence&gt;</text:p>
      <text:p text:style-name="P25">&lt;xs:element name="return" type="xs:int" /&gt;</text:p>
      <text:p text:style-name="P25">&lt;/xs:sequence&gt;</text:p>
      <text:p text:style-name="P25">&lt;/xs:complexType&gt;</text:p>
      <text:p text:style-name="P25">&lt;xs:complexType name="anularRegistroSalida"&gt;</text:p>
      <text:p text:style-name="P25">&lt;xs:sequence&gt;</text:p>
      <text:p text:style-name="P25">&lt;xs:element minOccurs="0" name="numeroRegistro" type="xs:string" /&gt;</text:p>
      <text:p text:style-name="P25">&lt;xs:element minOccurs="0" name="usuario" type="xs:string" /&gt;</text:p>
      <text:p text:style-name="P25">&lt;xs:element minOccurs="0" name="entidad" type="xs:string" /&gt;</text:p>
      <text:p text:style-name="P25">&lt;xs:element name="anular" type="xs:boolean" /&gt;</text:p>
      <text:p text:style-name="P25">&lt;/xs:sequence&gt;</text:p>
      <text:p text:style-name="P25">&lt;/xs:complexType&gt;</text:p>
      <text:p text:style-name="P25">&lt;xs:complexType name="anularRegistroSalidaResponse"&gt;</text:p>
      <text:p text:style-name="P25"><text:soft-page-break/>&lt;xs:sequence /&gt;</text:p>
      <text:p text:style-name="P25">&lt;/xs:complexType&gt;</text:p>
      <text:p text:style-name="P25">&lt;xs:complexType name="wsFieldValidationError"&gt;</text:p>
      <text:p text:style-name="P25">&lt;xs:sequence&gt;</text:p>
      <text:p text:style-name="P25">&lt;xs:element name="label" type="xs:string" /&gt;</text:p>
      <text:p text:style-name="P25">&lt;xs:element name="field" type="xs:string" /&gt;</text:p>
      <text:p text:style-name="P25">&lt;xs:element name="translation" type="tns:wsI18NTranslation" /&gt;</text:p>
      <text:p text:style-name="P25">&lt;xs:element name="error" type="xs:string" /&gt;</text:p>
      <text:p text:style-name="P25">&lt;/xs:sequence&gt;</text:p>
      <text:p text:style-name="P25">&lt;/xs:complexType&gt;</text:p>
      <text:p text:style-name="P25">&lt;xs:complexType name="wsI18NTranslation"&gt;</text:p>
      <text:p text:style-name="P25">&lt;xs:sequence&gt;</text:p>
      <text:p text:style-name="P25">&lt;xs:element minOccurs="0" name="code" type="xs:string" /&gt;</text:p>
      <text:p text:style-name="P25">&lt;xs:element maxOccurs="unbounded" minOccurs="0" name="args" type="tns:wsI18NArgument" /&gt;</text:p>
      <text:p text:style-name="P25">&lt;/xs:sequence&gt;</text:p>
      <text:p text:style-name="P25">&lt;/xs:complexType&gt;</text:p>
      <text:p text:style-name="P25">&lt;xs:complexType name="wsI18NArgument"&gt;</text:p>
      <text:p text:style-name="P25">&lt;xs:sequence&gt;</text:p>
      <text:p text:style-name="P25">&lt;xs:element minOccurs="0" name="value" type="xs:string" /&gt;</text:p>
      <text:p text:style-name="P25">&lt;xs:element name="translate" type="xs:boolean" /&gt;</text:p>
      <text:p text:style-name="P25">&lt;/xs:sequence&gt;</text:p>
      <text:p text:style-name="P25">&lt;/xs:complexType&gt;</text:p>
      <text:p text:style-name="P25">&lt;xs:complexType name="obtenerRegistroSalidaID"&gt;</text:p>
      <text:p text:style-name="P25">&lt;xs:sequence&gt;</text:p>
      <text:p text:style-name="P25">&lt;xs:element name="any" type="xs:int" /&gt;</text:p>
      <text:p text:style-name="P25">&lt;xs:element name="numeroRegistro" type="xs:int" /&gt;</text:p>
      <text:p text:style-name="P25">&lt;xs:element minOccurs="0" name="lib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SalidaIDResponse"&gt;</text:p>
      <text:p text:style-name="P25">&lt;xs:sequence&gt;</text:p>
      <text:p text:style-name="P25">&lt;xs:element minOccurs="0" name="return" type="tns:identificadorWs" /&gt;</text:p>
      <text:p text:style-name="P25">&lt;/xs:sequence&gt;</text:p>
      <text:p text:style-name="P25">&lt;/xs:complexType&gt;</text:p>
      <text:p text:style-name="P25">&lt;xs:complexType name="identificadorWs"&gt;</text:p>
      <text:p text:style-name="P25">&lt;xs:sequence&gt;</text:p>
      <text:p text:style-name="P25">&lt;xs:element minOccurs="0" name="fecha" type="xs:dateTime" /&gt;</text:p>
      <text:p text:style-name="P25">&lt;xs:element minOccurs="0" name="numero" type="xs:int" /&gt;</text:p>
      <text:p text:style-name="P25">&lt;xs:element minOccurs="0" name="numeroRegistroFormateado" type="xs:string" /&gt;</text:p>
      <text:p text:style-name="P25"><text:soft-page-break/>&lt;/xs:sequence&gt;</text:p>
      <text:p text:style-name="P25">&lt;/xs:complexType&gt;</text:p>
      <text:p text:style-name="P25">&lt;xs:complexType name="obtenerRegistroSalida"&gt;</text:p>
      <text:p text:style-name="P25">&lt;xs:sequence&gt;</text:p>
      <text:p text:style-name="P25">&lt;xs:element minOccurs="0" name="numeroRegist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SalidaResponse"&gt;</text:p>
      <text:p text:style-name="P25">&lt;xs:sequence&gt;</text:p>
      <text:p text:style-name="P25">&lt;xs:element minOccurs="0" name="return" type="tns:registroSalidaWs" /&gt;</text:p>
      <text:p text:style-name="P25">&lt;/xs:sequence&gt;</text:p>
      <text:p text:style-name="P25">&lt;/xs:complexType&gt;</text:p>
      <text:p text:style-name="P25">&lt;xs:complexType name="registroSalidaWs"&gt;</text:p>
      <text:p text:style-name="P25">&lt;xs:complexContent&gt;</text:p>
      <text:p text:style-name="P25">&lt;xs:extension base="tns:registroWs"&gt;</text:p>
      <text:p text:style-name="P25">&lt;xs:sequence&gt;</text:p>
      <text:p text:style-name="P25">&lt;xs:element minOccurs="0" name="origen" type="xs:string" /&gt;</text:p>
      <text:p text:style-name="P25">&lt;/xs:sequence&gt;</text:p>
      <text:p text:style-name="P25">&lt;/xs:extension&gt;</text:p>
      <text:p text:style-name="P25">&lt;/xs:complexContent&gt;</text:p>
      <text:p text:style-name="P25">&lt;/xs:complexType&gt;</text:p>
      <text:p text:style-name="P25">&lt;xs:complexType name="registroWs"&gt;</text:p>
      <text:p text:style-name="P25">&lt;xs:sequence&gt;</text:p>
      <text:p text:style-name="P25">&lt;xs:element maxOccurs="unbounded" minOccurs="0" name="anexos" nillable="true" type="tns:anexoWs" /&gt;</text:p>
      <text:p text:style-name="P25">&lt;xs:element minOccurs="0" name="aplicacion" type="xs:string" /&gt;</text:p>
      <text:p text:style-name="P25">&lt;xs:element minOccurs="0" name="codigoAsunto" type="xs:string" /&gt;</text:p>
      <text:p text:style-name="P25">&lt;xs:element minOccurs="0" name="codigoUsuario" type="xs:string" /&gt;</text:p>
      <text:p text:style-name="P25">&lt;xs:element minOccurs="0" name="contactoUsuario" type="xs:string" /&gt;</text:p>
      <text:p text:style-name="P25">&lt;xs:element minOccurs="0" name="docFisica" type="xs:long" /&gt;</text:p>
      <text:p text:style-name="P25">&lt;xs:element minOccurs="0" name="expone" type="xs:string" /&gt;</text:p>
      <text:p text:style-name="P25">&lt;xs:element minOccurs="0" name="extracto" type="xs:string" /&gt;</text:p>
      <text:p text:style-name="P25">&lt;xs:element minOccurs="0" name="fecha" type="xs:dateTime" /&gt;</text:p>
      <text:p text:style-name="P25">&lt;xs:element minOccurs="0" name="idioma" type="xs:string" /&gt;</text:p>
      <text:p text:style-name="P25">&lt;xs:element maxOccurs="unbounded" minOccurs="0" name="interesados" nillable="true" type="tns:interesadoWs" /&gt;</text:p>
      <text:p text:style-name="P25">&lt;xs:element minOccurs="0" name="libro" type="xs:string" /&gt;</text:p>
      <text:p text:style-name="P25">&lt;xs:element minOccurs="0" name="numExpediente" type="xs:string" /&gt;</text:p>
      <text:p text:style-name="P25">&lt;xs:element minOccurs="0" name="numTransporte" type="xs:string" /&gt;</text:p>
      <text:p text:style-name="P25">&lt;xs:element name="numero" type="xs:int" /&gt;</text:p>
      <text:p text:style-name="P25">&lt;xs:element minOccurs="0" name="numeroRegistroFormateado" type="xs:string" /&gt;</text:p>
      <text:p text:style-name="P25"><text:soft-page-break/>&lt;xs:element minOccurs="0" name="observaciones" type="xs:string" /&gt;</text:p>
      <text:p text:style-name="P25">&lt;xs:element minOccurs="0" name="oficina" type="xs:string" /&gt;</text:p>
      <text:p text:style-name="P25">&lt;xs:element minOccurs="0" name="refExterna" type="xs:string" /&gt;</text:p>
      <text:p text:style-name="P25">&lt;xs:element minOccurs="0" name="solicita" type="xs:string" /&gt;</text:p>
      <text:p text:style-name="P25">&lt;xs:element minOccurs="0" name="tipoAsunto" type="xs:string" /&gt;</text:p>
      <text:p text:style-name="P25">&lt;xs:element minOccurs="0" name="tipoTransporte" type="xs:string" /&gt;</text:p>
      <text:p text:style-name="P25">&lt;xs:element minOccurs="0" name="version" type="xs:string" /&gt;</text:p>
      <text:p text:style-name="P25">&lt;/xs:sequence&gt;</text:p>
      <text:p text:style-name="P25">&lt;/xs:complexType&gt;</text:p>
      <text:p text:style-name="P25">&lt;xs:complexType name="anexoWs"&gt;</text:p>
      <text:p text:style-name="P25">&lt;xs:sequence&gt;</text:p>
      <text:p text:style-name="P25">&lt;xs:element minOccurs="0" name="certificado" type="xs:string" /&gt;</text:p>
      <text:p text:style-name="P25">&lt;xs:element minOccurs="0" name="fechaCaptura" type="xs:dateTime" /&gt;</text:p>
      <text:p text:style-name="P25">&lt;xs:element minOccurs="0" name="ficheroAnexado" type="xs:base64Binary" /&gt;</text:p>
      <text:p text:style-name="P25">&lt;xs:element minOccurs="0" name="firmaAnexada" type="xs:base64Binary" /&gt;</text:p>
      <text:p text:style-name="P25">&lt;xs:element minOccurs="0" name="firmacsv" type="xs:string" /&gt;</text:p>
      <text:p text:style-name="P25">&lt;xs:element minOccurs="0" name="modoFirma" type="xs:int" /&gt;</text:p>
      <text:p text:style-name="P25">&lt;xs:element minOccurs="0" name="nombreFicheroAnexado" type="xs:string" /&gt;</text:p>
      <text:p text:style-name="P25">&lt;xs:element minOccurs="0" name="nombreFirmaAnexada" type="xs:string" /&gt;</text:p>
      <text:p text:style-name="P25">&lt;xs:element minOccurs="0" name="observaciones" type="xs:string" /&gt;</text:p>
      <text:p text:style-name="P25">&lt;xs:element minOccurs="0" name="origenCiudadanoAdmin" type="xs:int" /&gt;</text:p>
      <text:p text:style-name="P25">&lt;xs:element minOccurs="0" name="tamanoFicheroAnexado" type="xs:long" /&gt;</text:p>
      <text:p text:style-name="P25">&lt;xs:element minOccurs="0" name="tamanoFirmaAnexada" type="xs:long" /&gt;</text:p>
      <text:p text:style-name="P25">&lt;xs:element minOccurs="0" name="timestamp" type="xs:string" /&gt;</text:p>
      <text:p text:style-name="P25">&lt;xs:element minOccurs="0" name="tipoDocumental" type="xs:string" /&gt;</text:p>
      <text:p text:style-name="P25">&lt;xs:element minOccurs="0" name="tipoDocumento" type="xs:string" /&gt;</text:p>
      <text:p text:style-name="P25">&lt;xs:element minOccurs="0" name="tipoMIMEFicheroAnexado" type="xs:string" /&gt;</text:p>
      <text:p text:style-name="P25">&lt;xs:element minOccurs="0" name="tipoMIMEFirmaAnexada" type="xs:string" /&gt;</text:p>
      <text:p text:style-name="P25">&lt;xs:element minOccurs="0" name="titulo" type="xs:string" /&gt;</text:p>
      <text:p text:style-name="P25">&lt;xs:element minOccurs="0" name="validacionOCSP" type="xs:string" /&gt;</text:p>
      <text:p text:style-name="P25">&lt;xs:element minOccurs="0" name="validezDocumento" type="xs:string" /&gt;</text:p>
      <text:p text:style-name="P25">&lt;/xs:sequence&gt;</text:p>
      <text:p text:style-name="P25">&lt;/xs:complexType&gt;</text:p>
      <text:p text:style-name="P25">&lt;xs:complexType name="interesadoWs"&gt;</text:p>
      <text:p text:style-name="P25">&lt;xs:sequence&gt;</text:p>
      <text:p text:style-name="P25">&lt;xs:element minOccurs="0" name="interesado" type="tns:datosInteresadoWs" /&gt;</text:p>
      <text:p text:style-name="P25">&lt;xs:element minOccurs="0" name="representante" type="tns:datosInteresadoWs" /&gt;</text:p>
      <text:p text:style-name="P25">&lt;/xs:sequence&gt;</text:p>
      <text:p text:style-name="P25">&lt;/xs:complexType&gt;</text:p>
      <text:p text:style-name="P25">&lt;xs:complexType name="datosInteresadoWs"&gt;</text:p>
      <text:p text:style-name="P25">&lt;xs:sequence&gt;</text:p>
      <text:p text:style-name="P25">&lt;xs:element minOccurs="0" name="apellido1" type="xs:string" /&gt;</text:p>
      <text:p text:style-name="P25"><text:soft-page-break/>&lt;xs:element minOccurs="0" name="apellido2" type="xs:string" /&gt;</text:p>
      <text:p text:style-name="P25">&lt;xs:element minOccurs="0" name="canal" type="xs:long" /&gt;</text:p>
      <text:p text:style-name="P25">&lt;xs:element minOccurs="0" name="cp" type="xs:string" /&gt;</text:p>
      <text:p text:style-name="P25">&lt;xs:element minOccurs="0" name="direccion" type="xs:string" /&gt;</text:p>
      <text:p text:style-name="P25">&lt;xs:element minOccurs="0" name="direccionElectronica" type="xs:string" /&gt;</text:p>
      <text:p text:style-name="P25">&lt;xs:element minOccurs="0" name="documento" type="xs:string" /&gt;</text:p>
      <text:p text:style-name="P25">&lt;xs:element minOccurs="0" name="email" type="xs:string" /&gt;</text:p>
      <text:p text:style-name="P25">&lt;xs:element minOccurs="0" name="localidad" type="xs:long" /&gt;</text:p>
      <text:p text:style-name="P25">&lt;xs:element minOccurs="0" name="nombre" type="xs:string" /&gt;</text:p>
      <text:p text:style-name="P25">&lt;xs:element minOccurs="0" name="observaciones" type="xs:string" /&gt;</text:p>
      <text:p text:style-name="P25">&lt;xs:element minOccurs="0" name="pais" type="xs:long" /&gt;</text:p>
      <text:p text:style-name="P25">&lt;xs:element minOccurs="0" name="provincia" type="xs:long" /&gt;</text:p>
      <text:p text:style-name="P25">&lt;xs:element minOccurs="0" name="razonSocial" type="xs:string" /&gt;</text:p>
      <text:p text:style-name="P25">&lt;xs:element minOccurs="0" name="telefono" type="xs:string" /&gt;</text:p>
      <text:p text:style-name="P25">&lt;xs:element minOccurs="0" name="tipoDocumentoIdentificacion" type="xs:unsignedShort" /&gt;</text:p>
      <text:p text:style-name="P25">&lt;xs:element minOccurs="0" name="tipoInteresado" type="xs:long" /&gt;</text:p>
      <text:p text:style-name="P25">&lt;/xs:sequence&gt;</text:p>
      <text:p text:style-name="P25">&lt;/xs:complexType&gt;</text:p>
      <text:p text:style-name="P25">&lt;xs:complexType name="getVersion"&gt;</text:p>
      <text:p text:style-name="P25">&lt;xs:sequence /&gt;</text:p>
      <text:p text:style-name="P25">&lt;/xs:complexType&gt;</text:p>
      <text:p text:style-name="P25">&lt;xs:complexType name="getVersionResponse"&gt;</text:p>
      <text:p text:style-name="P25">&lt;xs:sequence&gt;</text:p>
      <text:p text:style-name="P25">&lt;xs:element minOccurs="0" name="return" type="xs:string" /&gt;</text:p>
      <text:p text:style-name="P25">&lt;/xs:sequence&gt;</text:p>
      <text:p text:style-name="P25">&lt;/xs:complexType&gt;</text:p>
      <text:p text:style-name="P25">&lt;xs:complexType name="altaRegistroSalida"&gt;</text:p>
      <text:p text:style-name="P25">&lt;xs:sequence&gt;</text:p>
      <text:p text:style-name="P25">&lt;xs:element minOccurs="0" name="registroSalidaWs" type="tns:registroSalidaWs" /&gt;</text:p>
      <text:p text:style-name="P25">&lt;/xs:sequence&gt;</text:p>
      <text:p text:style-name="P25">&lt;/xs:complexType&gt;</text:p>
      <text:p text:style-name="P25">&lt;xs:complexType name="altaRegistroSalidaResponse"&gt;</text:p>
      <text:p text:style-name="P25">&lt;xs:sequence&gt;</text:p>
      <text:p text:style-name="P25">&lt;xs:element minOccurs="0" name="return" type="tns:identificadorWs" /&gt;</text:p>
      <text:p text:style-name="P25">&lt;/xs:sequence&gt;</text:p>
      <text:p text:style-name="P25">&lt;/xs:complexType&gt;</text:p>
      <text:p text:style-name="P25">&lt;xs:element name="WsValidationErrors" type="tns:WsValidationErrors" /&gt;</text:p>
      <text:p text:style-name="P25">&lt;xs:complexType name="WsValidationErrors"&gt;</text:p>
      <text:p text:style-name="P25">&lt;xs:sequence&gt;</text:p>
      <text:p text:style-name="P25">&lt;xs:element maxOccurs="unbounded" minOccurs="0" name="fieldFaults" type="tns:wsFieldValidationError" /&gt;</text:p>
      <text:p text:style-name="P25">&lt;/xs:sequence&gt;</text:p>
      <text:p text:style-name="P25"><text:soft-page-break/>&lt;/xs:complexType&gt;</text:p>
      <text:p text:style-name="P25">&lt;xs:element name="WsI18NError" type="tns:WsI18NError" /&gt;</text:p>
      <text:p text:style-name="P25">&lt;xs:complexType name="WsI18NError"&gt;</text:p>
      <text:p text:style-name="P25">&lt;xs:sequence&gt;</text:p>
      <text:p text:style-name="P25">&lt;xs:element name="translation" nillable="true" type="tns:wsI18NTranslation" /&gt;</text:p>
      <text:p text:style-name="P25">&lt;/xs:sequence&gt;</text:p>
      <text:p text:style-name="P25">&lt;/xs:complexType&gt;</text:p>
      <text:p text:style-name="P25">&lt;/xs:schema&gt;</text:p>
      <text:p text:style-name="P25"><text:s text:c="2"/>&lt;/wsdl:types&gt;</text:p>
      <text:p text:style-name="P25"><text:s text:c="2"/>&lt;wsdl:message name="getVersionWs"&gt;</text:p>
      <text:p text:style-name="P25"><text:s text:c="4"/>&lt;wsdl:part element="tns:getVersionWs" name="parameters"&gt;</text:p>
      <text:p text:style-name="P25"><text:s text:c="4"/>&lt;/wsdl:part&gt;</text:p>
      <text:p text:style-name="P25"><text:s text:c="2"/>&lt;/wsdl:message&gt;</text:p>
      <text:p text:style-name="P25"><text:s text:c="2"/>&lt;wsdl:message name="altaRegistroSalida"&gt;</text:p>
      <text:p text:style-name="P25"><text:s text:c="4"/>&lt;wsdl:part element="tns:altaRegistroSalida" name="parameters"&gt;</text:p>
      <text:p text:style-name="P25"><text:s text:c="4"/>&lt;/wsdl:part&gt;</text:p>
      <text:p text:style-name="P25"><text:s text:c="2"/>&lt;/wsdl:message&gt;</text:p>
      <text:p text:style-name="P25"><text:s text:c="2"/>&lt;wsdl:message name="obtenerRegistroSalidaResponse"&gt;</text:p>
      <text:p text:style-name="P25"><text:s text:c="4"/>&lt;wsdl:part element="tns:obtenerRegistroSalidaResponse" name="parameters"&gt;</text:p>
      <text:p text:style-name="P25"><text:s text:c="4"/>&lt;/wsdl:part&gt;</text:p>
      <text:p text:style-name="P25"><text:s text:c="2"/>&lt;/wsdl:message&gt;</text:p>
      <text:p text:style-name="P25"><text:s text:c="2"/>&lt;wsdl:message name="getVersionWsResponse"&gt;</text:p>
      <text:p text:style-name="P25"><text:s text:c="4"/>&lt;wsdl:part element="tns:getVersionWsResponse" name="parameters"&gt;</text:p>
      <text:p text:style-name="P25"><text:s text:c="4"/>&lt;/wsdl:part&gt;</text:p>
      <text:p text:style-name="P25"><text:s text:c="2"/>&lt;/wsdl:message&gt;</text:p>
      <text:p text:style-name="P25"><text:s text:c="2"/>&lt;wsdl:message name="WsValidationException"&gt;</text:p>
      <text:p text:style-name="P25"><text:s text:c="4"/>&lt;wsdl:part element="tns:WsValidationErrors" name="WsValidationException"&gt;</text:p>
      <text:p text:style-name="P25"><text:s text:c="4"/>&lt;/wsdl:part&gt;</text:p>
      <text:p text:style-name="P25"><text:s text:c="2"/>&lt;/wsdl:message&gt;</text:p>
      <text:p text:style-name="P25"><text:s text:c="2"/>&lt;wsdl:message name="obtenerRegistroSalida"&gt;</text:p>
      <text:p text:style-name="P25"><text:s text:c="4"/>&lt;wsdl:part element="tns:obtenerRegistroSalida" name="parameters"&gt;</text:p>
      <text:p text:style-name="P25"><text:s text:c="4"/>&lt;/wsdl:part&gt;</text:p>
      <text:p text:style-name="P25"><text:s text:c="2"/>&lt;/wsdl:message&gt;</text:p>
      <text:p text:style-name="P25"><text:s text:c="2"/>&lt;wsdl:message name="getVersion"&gt;</text:p>
      <text:p text:style-name="P25"><text:s text:c="4"/>&lt;wsdl:part element="tns:getVersion" name="parameters"&gt;</text:p>
      <text:p text:style-name="P25"><text:s text:c="4"/>&lt;/wsdl:part&gt;</text:p>
      <text:p text:style-name="P25"><text:s text:c="2"/>&lt;/wsdl:message&gt;</text:p>
      <text:p text:style-name="P25"><text:s text:c="2"/>&lt;wsdl:message name="altaRegistroSalidaResponse"&gt;</text:p>
      <text:p text:style-name="P25"><text:s text:c="4"/>&lt;wsdl:part element="tns:altaRegistroSalidaResponse" name="parameters"&gt;</text:p>
      <text:p text:style-name="P25"><text:s text:c="4"/>&lt;/wsdl:part&gt;</text:p>
      <text:p text:style-name="P25"><text:s text:c="2"/>&lt;/wsdl:message&gt;</text:p>
      <text:p text:style-name="P25"><text:s text:c="2"/>&lt;wsdl:message name="WsI18NException"&gt;</text:p>
      <text:p text:style-name="P25"><text:soft-page-break/><text:s text:c="4"/>&lt;wsdl:part element="tns:WsI18NError" name="WsI18NException"&gt;</text:p>
      <text:p text:style-name="P25"><text:s text:c="4"/>&lt;/wsdl:part&gt;</text:p>
      <text:p text:style-name="P25"><text:s text:c="2"/>&lt;/wsdl:message&gt;</text:p>
      <text:p text:style-name="P25"><text:s text:c="2"/>&lt;wsdl:message name="getVersionResponse"&gt;</text:p>
      <text:p text:style-name="P25"><text:s text:c="4"/>&lt;wsdl:part element="tns:getVersionResponse" name="parameters"&gt;</text:p>
      <text:p text:style-name="P25"><text:s text:c="4"/>&lt;/wsdl:part&gt;</text:p>
      <text:p text:style-name="P25"><text:s text:c="2"/>&lt;/wsdl:message&gt;</text:p>
      <text:p text:style-name="P25"><text:s text:c="2"/>&lt;wsdl:message name="anularRegistroSalida"&gt;</text:p>
      <text:p text:style-name="P25"><text:s text:c="4"/>&lt;wsdl:part element="tns:anularRegistroSalida" name="parameters"&gt;</text:p>
      <text:p text:style-name="P25"><text:s text:c="4"/>&lt;/wsdl:part&gt;</text:p>
      <text:p text:style-name="P25"><text:s text:c="2"/>&lt;/wsdl:message&gt;</text:p>
      <text:p text:style-name="P25"><text:s text:c="2"/>&lt;wsdl:message name="obtenerRegistroSalidaID"&gt;</text:p>
      <text:p text:style-name="P25"><text:s text:c="4"/>&lt;wsdl:part element="tns:obtenerRegistroSalidaID" name="parameters"&gt;</text:p>
      <text:p text:style-name="P25"><text:s text:c="4"/>&lt;/wsdl:part&gt;</text:p>
      <text:p text:style-name="P25"><text:s text:c="2"/>&lt;/wsdl:message&gt;</text:p>
      <text:p text:style-name="P25"><text:s text:c="2"/>&lt;wsdl:message name="anularRegistroSalidaResponse"&gt;</text:p>
      <text:p text:style-name="P25"><text:s text:c="4"/>&lt;wsdl:part element="tns:anularRegistroSalidaResponse" name="parameters"&gt;</text:p>
      <text:p text:style-name="P25"><text:s text:c="4"/>&lt;/wsdl:part&gt;</text:p>
      <text:p text:style-name="P25"><text:s text:c="2"/>&lt;/wsdl:message&gt;</text:p>
      <text:p text:style-name="P25"><text:s text:c="2"/>&lt;wsdl:message name="obtenerRegistroSalidaIDResponse"&gt;</text:p>
      <text:p text:style-name="P25"><text:s text:c="4"/>&lt;wsdl:part element="tns:obtenerRegistroSalidaIDResponse" name="parameters"&gt;</text:p>
      <text:p text:style-name="P25"><text:s text:c="4"/>&lt;/wsdl:part&gt;</text:p>
      <text:p text:style-name="P25"><text:s text:c="2"/>&lt;/wsdl:message&gt;</text:p>
      <text:p text:style-name="P25"><text:s text:c="2"/>&lt;wsdl:portType name="RegWebRegistroSalidaWs"&gt;</text:p>
      <text:p text:style-name="P25"><text:s text:c="4"/>&lt;wsdl:operation name="getVersionWs"&gt;</text:p>
      <text:p text:style-name="P25"><text:s text:c="6"/>&lt;wsdl:input message="tns:getVersionWs" name="getVersionWs"&gt;</text:p>
      <text:p text:style-name="P25"><text:s text:c="4"/>&lt;/wsdl:input&gt;</text:p>
      <text:p text:style-name="P25"><text:s text:c="6"/>&lt;wsdl:output message="tns:getVersionWsResponse" name="getVersionWsResponse"&gt;</text:p>
      <text:p text:style-name="P25"><text:s text:c="4"/>&lt;/wsdl:output&gt;</text:p>
      <text:p text:style-name="P25"><text:s text:c="4"/>&lt;/wsdl:operation&gt;</text:p>
      <text:p text:style-name="P25"><text:s text:c="4"/>&lt;wsdl:operation name="anularRegistroSalida"&gt;</text:p>
      <text:p text:style-name="P25"><text:s text:c="6"/>&lt;wsdl:input message="tns:anularRegistroSalida" name="anularRegistroSalida"&gt;</text:p>
      <text:p text:style-name="P25"><text:s text:c="4"/>&lt;/wsdl:input&gt;</text:p>
      <text:p text:style-name="P25"><text:s text:c="6"/>&lt;wsdl:output message="tns:anularRegistroSalidaResponse" name="anular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oft-page-break/><text:s text:c="4"/>&lt;/wsdl:operation&gt;</text:p>
      <text:p text:style-name="P25"><text:s text:c="4"/>&lt;wsdl:operation name="obtenerRegistroSalidaID"&gt;</text:p>
      <text:p text:style-name="P25"><text:s text:c="6"/>&lt;wsdl:input message="tns:obtenerRegistroSalidaID" name="obtenerRegistroSalidaID"&gt;</text:p>
      <text:p text:style-name="P25"><text:s text:c="4"/>&lt;/wsdl:input&gt;</text:p>
      <text:p text:style-name="P25"><text:s text:c="6"/>&lt;wsdl:output message="tns:obtenerRegistroSalidaIDResponse" name="obtenerRegistroSalidaIDResponse"&gt;</text:p>
      <text:p text:style-name="P25"><text:s text:c="4"/>&lt;/wsdl:output&gt;</text:p>
      <text:p text:style-name="P25"><text:s text:c="6"/>&lt;wsdl:fault message="tns:WsI18NException" name="WsI18NException"&gt;</text:p>
      <text:p text:style-name="P25"><text:s text:c="4"/>&lt;/wsdl:fault&gt;</text:p>
      <text:p text:style-name="P25"><text:s text:c="4"/>&lt;/wsdl:operation&gt;</text:p>
      <text:p text:style-name="P25"><text:s text:c="4"/>&lt;wsdl:operation name="obtenerRegistroSalida"&gt;</text:p>
      <text:p text:style-name="P25"><text:s text:c="6"/>&lt;wsdl:input message="tns:obtenerRegistroSalida" name="obtenerRegistroSalida"&gt;</text:p>
      <text:p text:style-name="P25"><text:s text:c="4"/>&lt;/wsdl:input&gt;</text:p>
      <text:p text:style-name="P25"><text:s text:c="6"/>&lt;wsdl:output message="tns:obtenerRegistroSalidaResponse" name="obtener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getVersion"&gt;</text:p>
      <text:p text:style-name="P25"><text:s text:c="6"/>&lt;wsdl:input message="tns:getVersion" name="getVersion"&gt;</text:p>
      <text:p text:style-name="P25"><text:s text:c="4"/>&lt;/wsdl:input&gt;</text:p>
      <text:p text:style-name="P25"><text:s text:c="6"/>&lt;wsdl:output message="tns:getVersionResponse" name="getVersionResponse"&gt;</text:p>
      <text:p text:style-name="P25"><text:s text:c="4"/>&lt;/wsdl:output&gt;</text:p>
      <text:p text:style-name="P25"><text:s text:c="4"/>&lt;/wsdl:operation&gt;</text:p>
      <text:p text:style-name="P25"><text:s text:c="4"/>&lt;wsdl:operation name="altaRegistroSalida"&gt;</text:p>
      <text:p text:style-name="P25"><text:s text:c="6"/>&lt;wsdl:input message="tns:altaRegistroSalida" name="altaRegistroSalida"&gt;</text:p>
      <text:p text:style-name="P25"><text:s text:c="4"/>&lt;/wsdl:input&gt;</text:p>
      <text:p text:style-name="P25"><text:s text:c="6"/>&lt;wsdl:output message="tns:altaRegistroSalidaResponse" name="alta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2"/>&lt;/wsdl:portType&gt;</text:p>
      <text:p text:style-name="P25"><text:s text:c="2"/>&lt;wsdl:binding name="RegWebRegistroSalidaWsServiceSoapBinding" type="tns:RegWebRegistroSalidaWs"&gt;</text:p>
      <text:p text:style-name="P25"><text:soft-page-break/><text:s text:c="4"/>&lt;soap:binding style="document" transport="http://schemas.xmlsoap.org/soap/http" /&gt;</text:p>
      <text:p text:style-name="P25"><text:s text:c="4"/>&lt;wsdl:operation name="getVersionWs"&gt;</text:p>
      <text:p text:style-name="P25"><text:s text:c="6"/>&lt;soap:operation soapAction="" style="document" /&gt;</text:p>
      <text:p text:style-name="P25"><text:s text:c="6"/>&lt;wsdl:input name="getVersionWs"&gt;</text:p>
      <text:p text:style-name="P25"><text:s text:c="8"/>&lt;soap:body use="literal" /&gt;</text:p>
      <text:p text:style-name="P25"><text:s text:c="6"/>&lt;/wsdl:input&gt;</text:p>
      <text:p text:style-name="P25"><text:s text:c="6"/>&lt;wsdl:output name="getVersionWsResponse"&gt;</text:p>
      <text:p text:style-name="P25"><text:s text:c="8"/>&lt;soap:body use="literal" /&gt;</text:p>
      <text:p text:style-name="P25"><text:s text:c="6"/>&lt;/wsdl:output&gt;</text:p>
      <text:p text:style-name="P25"><text:s text:c="4"/>&lt;/wsdl:operation&gt;</text:p>
      <text:p text:style-name="P25"><text:s text:c="4"/>&lt;wsdl:operation name="anularRegistroSalida"&gt;</text:p>
      <text:p text:style-name="P25"><text:s text:c="6"/>&lt;soap:operation soapAction="" style="document" /&gt;</text:p>
      <text:p text:style-name="P25"><text:s text:c="6"/>&lt;wsdl:input name="anularRegistroSalida"&gt;</text:p>
      <text:p text:style-name="P25"><text:s text:c="8"/>&lt;soap:body use="literal" /&gt;</text:p>
      <text:p text:style-name="P25"><text:s text:c="6"/>&lt;/wsdl:input&gt;</text:p>
      <text:p text:style-name="P25"><text:s text:c="6"/>&lt;wsdl:output name="anular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SalidaID"&gt;</text:p>
      <text:p text:style-name="P25"><text:s text:c="6"/>&lt;soap:operation soapAction="" style="document" /&gt;</text:p>
      <text:p text:style-name="P25"><text:s text:c="6"/>&lt;wsdl:input name="obtenerRegistroSalidaID"&gt;</text:p>
      <text:p text:style-name="P25"><text:s text:c="8"/>&lt;soap:body use="literal" /&gt;</text:p>
      <text:p text:style-name="P25"><text:s text:c="6"/>&lt;/wsdl:input&gt;</text:p>
      <text:p text:style-name="P25"><text:s text:c="6"/>&lt;wsdl:output name="obtenerRegistroSalidaIDResponse"&gt;</text:p>
      <text:p text:style-name="P25"><text:s text:c="8"/>&lt;soap:body use="literal" /&gt;</text:p>
      <text:p text:style-name="P25"><text:s text:c="6"/>&lt;/wsdl:outpu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Salida"&gt;</text:p>
      <text:p text:style-name="P25"><text:s text:c="6"/>&lt;soap:operation soapAction="" style="document" /&gt;</text:p>
      <text:p text:style-name="P25"><text:s text:c="6"/>&lt;wsdl:input name="obtenerRegistroSalida"&gt;</text:p>
      <text:p text:style-name="P25"><text:s text:c="8"/>&lt;soap:body use="literal" /&gt;</text:p>
      <text:p text:style-name="P25"><text:soft-page-break/><text:s text:c="6"/>&lt;/wsdl:input&gt;</text:p>
      <text:p text:style-name="P25"><text:s text:c="6"/>&lt;wsdl:output name="obtener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getVersion"&gt;</text:p>
      <text:p text:style-name="P25"><text:s text:c="6"/>&lt;soap:operation soapAction="" style="document" /&gt;</text:p>
      <text:p text:style-name="P25"><text:s text:c="6"/>&lt;wsdl:input name="getVersion"&gt;</text:p>
      <text:p text:style-name="P25"><text:s text:c="8"/>&lt;soap:body use="literal" /&gt;</text:p>
      <text:p text:style-name="P25"><text:s text:c="6"/>&lt;/wsdl:input&gt;</text:p>
      <text:p text:style-name="P25"><text:s text:c="6"/>&lt;wsdl:output name="getVersionResponse"&gt;</text:p>
      <text:p text:style-name="P25"><text:s text:c="8"/>&lt;soap:body use="literal" /&gt;</text:p>
      <text:p text:style-name="P25"><text:s text:c="6"/>&lt;/wsdl:output&gt;</text:p>
      <text:p text:style-name="P25"><text:s text:c="4"/>&lt;/wsdl:operation&gt;</text:p>
      <text:p text:style-name="P25"><text:s text:c="4"/>&lt;wsdl:operation name="altaRegistroSalida"&gt;</text:p>
      <text:p text:style-name="P25"><text:s text:c="6"/>&lt;soap:operation soapAction="" style="document" /&gt;</text:p>
      <text:p text:style-name="P25"><text:s text:c="6"/>&lt;wsdl:input name="altaRegistroSalida"&gt;</text:p>
      <text:p text:style-name="P25"><text:s text:c="8"/>&lt;soap:body use="literal" /&gt;</text:p>
      <text:p text:style-name="P25"><text:s text:c="6"/>&lt;/wsdl:input&gt;</text:p>
      <text:p text:style-name="P25"><text:s text:c="6"/>&lt;wsdl:output name="alta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2"/>&lt;/wsdl:binding&gt;</text:p>
      <text:p text:style-name="P25"><text:s text:c="2"/>&lt;wsdl:service name="RegWebRegistroSalidaWsService"&gt;</text:p>
      <text:p text:style-name="P25"><text:s text:c="4"/>&lt;wsdl:port binding="tns:RegWebRegistroSalidaWsServiceSoapBinding" name="RegWebRegistroSalidaWs"&gt;</text:p>
      <text:p text:style-name="P25"><text:s text:c="6"/>&lt;soap:address location="http://ibit157:8080/regweb/ws/v3/RegWebRegistroSalida" /&gt;</text:p>
      <text:p text:style-name="P25"><text:s text:c="4"/>&lt;/wsdl:port&gt;</text:p>
      <text:p text:style-name="P25"><text:s text:c="2"/>&lt;/wsdl:service&gt;</text:p>
      <text:p text:style-name="P25"><text:soft-page-break/>&lt;/wsdl:definitions&gt;</text:p>
      <text:p text:style-name="P25"/>
      <text:h text:style-name="Heading_20_2" text:outline-level="2">Info</text:h>
      <text:p text:style-name="P26">&lt;?xml version='1.0' encoding='UTF-8'?&gt;&lt;wsdl:definitions name="RegWebInfoWsService" targetNamespace="http://info.impl.v3.ws.regweb.caib.es/" xmlns:ns1="http://schemas.xmlsoap.org/wsdl/soap/http" xmlns:soap="http://schemas.xmlsoap.org/wsdl/soap/" xmlns:tns="http://info.impl.v3.ws.regweb.caib.es/" xmlns:wsdl="http://schemas.xmlsoap.org/wsdl/" xmlns:xsd="http://www.w3.org/2001/XMLSchema"&gt;</text:p>
      <text:p text:style-name="P26"><text:s text:c="2"/>&lt;wsdl:types&gt;</text:p>
      <text:p text:style-name="P26">&lt;xs:schema attributeFormDefault="unqualified" elementFormDefault="unqualified" targetNamespace="http://info.impl.v3.ws.regweb.caib.es/" xmlns:tns="http://info.impl.v3.ws.regweb.caib.es/" xmlns:xs="http://www.w3.org/2001/XMLSchema"&gt;</text:p>
      <text:p text:style-name="P26">&lt;xs:element name="codigoAsuntoWs" type="tns:codigoAsuntoWs"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libroWs" type="tns:libroWs" /&gt;</text:p>
      <text:p text:style-name="P26">&lt;xs:element name="listarCodigoAsunto" type="tns:listarCodigoAsunto" /&gt;</text:p>
      <text:p text:style-name="P26">&lt;xs:element name="listarCodigoAsuntoResponse" type="tns:listarCodigoAsuntoResponse" /&gt;</text:p>
      <text:p text:style-name="P26">&lt;xs:element name="listarLibros" type="tns:listarLibros" /&gt;</text:p>
      <text:p text:style-name="P26">&lt;xs:element name="listarLibrosResponse" type="tns:listarLibrosResponse" /&gt;</text:p>
      <text:p text:style-name="P26">&lt;xs:element name="listarOrganismos" type="tns:listarOrganismos" /&gt;</text:p>
      <text:p text:style-name="P26">&lt;xs:element name="listarOrganismosResponse" type="tns:listarOrganismosResponse" /&gt;</text:p>
      <text:p text:style-name="P26">&lt;xs:element name="listarTipoAsunto" type="tns:listarTipoAsunto" /&gt;</text:p>
      <text:p text:style-name="P26">&lt;xs:element name="listarTipoAsuntoResponse" type="tns:listarTipoAsuntoResponse" /&gt;</text:p>
      <text:p text:style-name="P26">&lt;xs:element name="tipoAsuntoWs" type="tns:tipoAsuntoWs" /&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getVersionWs"&gt;</text:p>
      <text:p text:style-name="P26">&lt;xs:sequence /&gt;</text:p>
      <text:p text:style-name="P26">&lt;/xs:complexType&gt;</text:p>
      <text:p text:style-name="P26"><text:soft-page-break/>&lt;xs:complexType name="getVersionWsResponse"&gt;</text:p>
      <text:p text:style-name="P26">&lt;xs:sequence&gt;</text:p>
      <text:p text:style-name="P26">&lt;xs:element name="return" type="xs:int" /&gt;</text:p>
      <text:p text:style-name="P26">&lt;/xs:sequence&gt;</text:p>
      <text:p text:style-name="P26">&lt;/xs:complexType&gt;</text:p>
      <text:p text:style-name="P26">&lt;xs:complexType name="listarOrganismos"&gt;</text:p>
      <text:p text:style-name="P26">&lt;xs:sequence&gt;</text:p>
      <text:p text:style-name="P26">&lt;xs:element minOccurs="0" name="entidadCodigoDir3" type="xs:string" /&gt;</text:p>
      <text:p text:style-name="P26">&lt;/xs:sequence&gt;</text:p>
      <text:p text:style-name="P26">&lt;/xs:complexType&gt;</text:p>
      <text:p text:style-name="P26">&lt;xs:complexType name="listarOrganismosResponse"&gt;</text:p>
      <text:p text:style-name="P26">&lt;xs:sequence&gt;</text:p>
      <text:p text:style-name="P26">&lt;xs:element maxOccurs="unbounded" minOccurs="0" name="return" type="tns:organismoWs" /&gt;</text:p>
      <text:p text:style-name="P26">&lt;/xs:sequence&gt;</text:p>
      <text:p text:style-name="P26">&lt;/xs:complexType&gt;</text:p>
      <text:p text:style-name="P26">&lt;xs:complexType name="organismoWs"&gt;</text:p>
      <text:p text:style-name="P26">&lt;xs:sequence&gt;</text:p>
      <text:p text:style-name="P26">&lt;xs:element minOccurs="0" name="codigo" type="xs:string" /&gt;</text:p>
      <text:p text:style-name="P26">&lt;xs:element minOccurs="0" name="nombre" type="xs:string" /&gt;</text:p>
      <text:p text:style-name="P26">&lt;/xs:sequence&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listarCodigoAsunto"&gt;</text:p>
      <text:p text:style-name="P26">&lt;xs:sequence&gt;</text:p>
      <text:p text:style-name="P26">&lt;xs:element minOccurs="0" name="usuario" type="xs:string" /&gt;</text:p>
      <text:p text:style-name="P26">&lt;xs:element minOccurs="0" name="codigoTipoAsunto" type="xs:string" /&gt;</text:p>
      <text:p text:style-name="P26">&lt;/xs:sequence&gt;</text:p>
      <text:p text:style-name="P26">&lt;/xs:complexType&gt;</text:p>
      <text:p text:style-name="P26">&lt;xs:complexType name="listarCodigoAsuntoResponse"&gt;</text:p>
      <text:p text:style-name="P26">&lt;xs:sequence&gt;</text:p>
      <text:p text:style-name="P26"><text:soft-page-break/>&lt;xs:element maxOccurs="unbounded" minOccurs="0" name="return" type="tns:codigoAsuntoWs" /&gt;</text:p>
      <text:p text:style-name="P26">&lt;/xs:sequence&gt;</text:p>
      <text:p text:style-name="P26">&lt;/xs:complexType&gt;</text:p>
      <text:p text:style-name="P26">&lt;xs:complexType name="codigoAsuntoWs"&gt;</text:p>
      <text:p text:style-name="P26">&lt;xs:sequence&gt;</text:p>
      <text:p text:style-name="P26">&lt;xs:element minOccurs="0" name="codigo" type="xs:string" /&gt;</text:p>
      <text:p text:style-name="P26">&lt;xs:element minOccurs="0" name="nombre" type="xs:string" /&gt;</text:p>
      <text:p text:style-name="P26">&lt;xs:element minOccurs="0" name="tipoAsunto" type="tns:tipoAsuntoWs" /&gt;</text:p>
      <text:p text:style-name="P26">&lt;/xs:sequence&gt;</text:p>
      <text:p text:style-name="P26">&lt;/xs:complexType&gt;</text:p>
      <text:p text:style-name="P26">&lt;xs:complexType name="tipoAsuntoWs"&gt;</text:p>
      <text:p text:style-name="P26">&lt;xs:sequence&gt;</text:p>
      <text:p text:style-name="P26">&lt;xs:element name="activo" type="xs:boolean" /&gt;</text:p>
      <text:p text:style-name="P26">&lt;xs:element minOccurs="0" name="codigo" type="xs:string" /&gt;</text:p>
      <text:p text:style-name="P26">&lt;xs:element minOccurs="0" name="nombre" type="xs:string" /&gt;</text:p>
      <text:p text:style-name="P26">&lt;/xs:sequence&gt;</text:p>
      <text:p text:style-name="P26">&lt;/xs:complexType&gt;</text:p>
      <text:p text:style-name="P26">&lt;xs:complexType name="listarLibros"&gt;</text:p>
      <text:p text:style-name="P26">&lt;xs:sequence&gt;</text:p>
      <text:p text:style-name="P26">&lt;xs:element minOccurs="0" name="usuario" type="xs:string" /&gt;</text:p>
      <text:p text:style-name="P26">&lt;xs:element minOccurs="0" name="entidadCodigoDir3" type="xs:string" /&gt;</text:p>
      <text:p text:style-name="P26">&lt;xs:element minOccurs="0" name="autorizacion" type="xs:string" /&gt;</text:p>
      <text:p text:style-name="P26">&lt;/xs:sequence&gt;</text:p>
      <text:p text:style-name="P26">&lt;/xs:complexType&gt;</text:p>
      <text:p text:style-name="P26">&lt;xs:complexType name="listarLibrosResponse"&gt;</text:p>
      <text:p text:style-name="P26">&lt;xs:sequence&gt;</text:p>
      <text:p text:style-name="P26">&lt;xs:element maxOccurs="unbounded" minOccurs="0" name="return" type="tns:libroWs" /&gt;</text:p>
      <text:p text:style-name="P26">&lt;/xs:sequence&gt;</text:p>
      <text:p text:style-name="P26">&lt;/xs:complexType&gt;</text:p>
      <text:p text:style-name="P26">&lt;xs:complexType name="libroWs"&gt;</text:p>
      <text:p text:style-name="P26">&lt;xs:sequence&gt;</text:p>
      <text:p text:style-name="P26">&lt;xs:element minOccurs="0" name="codigoLibro" type="xs:string" /&gt;</text:p>
      <text:p text:style-name="P26">&lt;xs:element minOccurs="0" name="codigoOrganismo" type="xs:string" /&gt;</text:p>
      <text:p text:style-name="P26">&lt;xs:element minOccurs="0" name="nombreCorto" type="xs:string" /&gt;</text:p>
      <text:p text:style-name="P26">&lt;xs:element minOccurs="0" name="nombreLargo" type="xs:string" /&gt;</text:p>
      <text:p text:style-name="P26">&lt;/xs:sequence&gt;</text:p>
      <text:p text:style-name="P26">&lt;/xs:complexType&gt;</text:p>
      <text:p text:style-name="P26">&lt;xs:complexType name="listarTipoAsunto"&gt;</text:p>
      <text:p text:style-name="P26">&lt;xs:sequence&gt;</text:p>
      <text:p text:style-name="P26">&lt;xs:element minOccurs="0" name="usuario" type="xs:string" /&gt;</text:p>
      <text:p text:style-name="P26">&lt;xs:element minOccurs="0" name="entidadCodigoDir3" type="xs:string" /&gt;</text:p>
      <text:p text:style-name="P26"><text:soft-page-break/>&lt;/xs:sequence&gt;</text:p>
      <text:p text:style-name="P26">&lt;/xs:complexType&gt;</text:p>
      <text:p text:style-name="P26">&lt;xs:complexType name="listarTipoAsuntoResponse"&gt;</text:p>
      <text:p text:style-name="P26">&lt;xs:sequence&gt;</text:p>
      <text:p text:style-name="P26">&lt;xs:element maxOccurs="unbounded" minOccurs="0" name="return" type="tns:tipoAsuntoWs"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schema&gt;</text:p>
      <text:p text:style-name="P26"><text:s text:c="2"/>&lt;/wsdl:types&gt;</text:p>
      <text:p text:style-name="P26"><text:s text:c="2"/>&lt;wsdl:message name="listarOrganismos"&gt;</text:p>
      <text:p text:style-name="P26"><text:s text:c="4"/>&lt;wsdl:part element="tns:listarOrganismos" name="parameters"&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listarTipoAsunto"&gt;</text:p>
      <text:p text:style-name="P26"><text:s text:c="4"/>&lt;wsdl:part element="tns:listarTipoAsunto"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listarLibrosResponse"&gt;</text:p>
      <text:p text:style-name="P26"><text:s text:c="4"/>&lt;wsdl:part element="tns:listarLibrosResponse" name="parameters"&gt;</text:p>
      <text:p text:style-name="P26"><text:s text:c="4"/>&lt;/wsdl:part&gt;</text:p>
      <text:p text:style-name="P26"><text:s text:c="2"/>&lt;/wsdl:message&gt;</text:p>
      <text:p text:style-name="P26"><text:s text:c="2"/>&lt;wsdl:message name="listarOrganismosResponse"&gt;</text:p>
      <text:p text:style-name="P26"><text:s text:c="4"/>&lt;wsdl:part element="tns:listarOrganismosResponse" name="parameters"&gt;</text:p>
      <text:p text:style-name="P26"><text:soft-page-break/><text:s text:c="4"/>&lt;/wsdl:part&gt;</text:p>
      <text:p text:style-name="P26"><text:s text:c="2"/>&lt;/wsdl:message&gt;</text:p>
      <text:p text:style-name="P26"><text:s text:c="2"/>&lt;wsdl:message name="listarLibros"&gt;</text:p>
      <text:p text:style-name="P26"><text:s text:c="4"/>&lt;wsdl:part element="tns:listarLibros" name="parameters"&gt;</text:p>
      <text:p text:style-name="P26"><text:s text:c="4"/>&lt;/wsdl:part&gt;</text:p>
      <text:p text:style-name="P26"><text:s text:c="2"/>&lt;/wsdl:message&gt;</text:p>
      <text:p text:style-name="P26"><text:s text:c="2"/>&lt;wsdl:message name="listarCodigoAsuntoResponse"&gt;</text:p>
      <text:p text:style-name="P26"><text:s text:c="4"/>&lt;wsdl:part element="tns:listarCodigoAsuntoResponse" name="parameters"&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listarCodigoAsunto"&gt;</text:p>
      <text:p text:style-name="P26"><text:s text:c="4"/>&lt;wsdl:part element="tns:listarCodigoAsunto"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listarTipoAsuntoResponse"&gt;</text:p>
      <text:p text:style-name="P26"><text:s text:c="4"/>&lt;wsdl:part element="tns:listarTipoAsuntoResponse" name="parameters"&gt;</text:p>
      <text:p text:style-name="P26"><text:s text:c="4"/>&lt;/wsdl:part&gt;</text:p>
      <text:p text:style-name="P26"><text:s text:c="2"/>&lt;/wsdl:message&gt;</text:p>
      <text:p text:style-name="P26"><text:s text:c="2"/>&lt;wsdl:portType name="RegWebInfoWs"&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4"/>&lt;wsdl:operation name="listarOrganismos"&gt;</text:p>
      <text:p text:style-name="P26"><text:s text:c="6"/>&lt;wsdl:input message="tns:listarOrganismos" name="listarOrganismos"&gt;</text:p>
      <text:p text:style-name="P26"><text:soft-page-break/><text:s text:c="4"/>&lt;/wsdl:input&gt;</text:p>
      <text:p text:style-name="P26"><text:s text:c="6"/>&lt;wsdl:output message="tns:listarOrganismosResponse" name="listarOrganismo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CodigoAsunto"&gt;</text:p>
      <text:p text:style-name="P26"><text:s text:c="6"/>&lt;wsdl:input message="tns:listarCodigoAsunto" name="listarCodigoAsunto"&gt;</text:p>
      <text:p text:style-name="P26"><text:s text:c="4"/>&lt;/wsdl:input&gt;</text:p>
      <text:p text:style-name="P26"><text:s text:c="6"/>&lt;wsdl:output message="tns:listarCodigoAsuntoResponse" name="listarCodigoAsunto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Libros"&gt;</text:p>
      <text:p text:style-name="P26"><text:s text:c="6"/>&lt;wsdl:input message="tns:listarLibros" name="listarLibros"&gt;</text:p>
      <text:p text:style-name="P26"><text:s text:c="4"/>&lt;/wsdl:input&gt;</text:p>
      <text:p text:style-name="P26"><text:s text:c="6"/>&lt;wsdl:output message="tns:listarLibrosResponse" name="listarLibro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TipoAsunto"&gt;</text:p>
      <text:p text:style-name="P26"><text:s text:c="6"/>&lt;wsdl:input message="tns:listarTipoAsunto" name="listarTipoAsunto"&gt;</text:p>
      <text:p text:style-name="P26"><text:s text:c="4"/>&lt;/wsdl:input&gt;</text:p>
      <text:p text:style-name="P26"><text:s text:c="6"/>&lt;wsdl:output message="tns:listarTipoAsuntoResponse" name="listarTipoAsunto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2"/>&lt;/wsdl:portType&gt;</text:p>
      <text:p text:style-name="P26"><text:s text:c="2"/>&lt;wsdl:binding name="RegWebInfoWsServiceSoapBinding" type="tns:RegWebInfoWs"&gt;</text:p>
      <text:p text:style-name="P26"><text:s text:c="4"/>&lt;soap:binding style="document" transport="http://schemas.xmlsoap.org/soap/http" /&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oft-page-break/><text:s text:c="8"/>&lt;soap:body use="literal" /&gt;</text:p>
      <text:p text:style-name="P26"><text:s text:c="6"/>&lt;/wsdl:outpu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 text:c="4"/>&lt;wsdl:operation name="listarCodigoAsunto"&gt;</text:p>
      <text:p text:style-name="P26"><text:s text:c="6"/>&lt;soap:operation soapAction="" style="document" /&gt;</text:p>
      <text:p text:style-name="P26"><text:s text:c="6"/>&lt;wsdl:input name="listarCodigoAsunto"&gt;</text:p>
      <text:p text:style-name="P26"><text:s text:c="8"/>&lt;soap:body use="literal" /&gt;</text:p>
      <text:p text:style-name="P26"><text:s text:c="6"/>&lt;/wsdl:input&gt;</text:p>
      <text:p text:style-name="P26"><text:s text:c="6"/>&lt;wsdl:output name="listarCodigoAsunto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Organismos"&gt;</text:p>
      <text:p text:style-name="P26"><text:s text:c="6"/>&lt;soap:operation soapAction="" style="document" /&gt;</text:p>
      <text:p text:style-name="P26"><text:s text:c="6"/>&lt;wsdl:input name="listarOrganismos"&gt;</text:p>
      <text:p text:style-name="P26"><text:s text:c="8"/>&lt;soap:body use="literal" /&gt;</text:p>
      <text:p text:style-name="P26"><text:s text:c="6"/>&lt;/wsdl:input&gt;</text:p>
      <text:p text:style-name="P26"><text:s text:c="6"/>&lt;wsdl:output name="listarOrganismo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Libros"&gt;</text:p>
      <text:p text:style-name="P26"><text:s text:c="6"/>&lt;soap:operation soapAction="" style="document" /&gt;</text:p>
      <text:p text:style-name="P26"><text:s text:c="6"/>&lt;wsdl:input name="listarLibros"&gt;</text:p>
      <text:p text:style-name="P26"><text:s text:c="8"/>&lt;soap:body use="literal" /&gt;</text:p>
      <text:p text:style-name="P26"><text:s text:c="6"/>&lt;/wsdl:input&gt;</text:p>
      <text:p text:style-name="P26"><text:s text:c="6"/>&lt;wsdl:output name="listarLibrosResponse"&gt;</text:p>
      <text:p text:style-name="P26"><text:soft-page-break/><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TipoAsunto"&gt;</text:p>
      <text:p text:style-name="P26"><text:s text:c="6"/>&lt;soap:operation soapAction="" style="document" /&gt;</text:p>
      <text:p text:style-name="P26"><text:s text:c="6"/>&lt;wsdl:input name="listarTipoAsunto"&gt;</text:p>
      <text:p text:style-name="P26"><text:s text:c="8"/>&lt;soap:body use="literal" /&gt;</text:p>
      <text:p text:style-name="P26"><text:s text:c="6"/>&lt;/wsdl:input&gt;</text:p>
      <text:p text:style-name="P26"><text:s text:c="6"/>&lt;wsdl:output name="listarTipoAsunto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2"/>&lt;/wsdl:binding&gt;</text:p>
      <text:p text:style-name="P26"><text:s text:c="2"/>&lt;wsdl:service name="RegWebInfoWsService"&gt;</text:p>
      <text:p text:style-name="P26"><text:s text:c="4"/>&lt;wsdl:port binding="tns:RegWebInfoWsServiceSoapBinding" name="RegWebInfoWs"&gt;</text:p>
      <text:p text:style-name="P26"><text:s text:c="6"/>&lt;soap:address location="http://ibit157:8080/regweb/ws/v3/RegWebInfo" /&gt;</text:p>
      <text:p text:style-name="P26"><text:s text:c="4"/>&lt;/wsdl:port&gt;</text:p>
      <text:p text:style-name="P26"><text:s text:c="2"/>&lt;/wsdl:service&gt;</text:p>
      <text:p text:style-name="P26">&lt;/wsdl:definitions&gt;</text:p>
      <text:h text:style-name="Heading_20_2" text:outline-level="2">Personas</text:h>
      <text:p text:style-name="P26">&lt;?xml version='1.0' encoding='UTF-8'?&gt;&lt;wsdl:definitions name="RegWebPersonasWsService" targetNamespace="http://personas.impl.v3.ws.regweb.caib.es/" xmlns:ns1="http://schemas.xmlsoap.org/wsdl/soap/http" xmlns:soap="http://schemas.xmlsoap.org/wsdl/soap/" xmlns:tns="http://personas.impl.v3.ws.regweb.caib.es/" xmlns:wsdl="http://schemas.xmlsoap.org/wsdl/" xmlns:xsd="http://www.w3.org/2001/XMLSchema"&gt;</text:p>
      <text:p text:style-name="P26"><text:s text:c="2"/>&lt;wsdl:types&gt;</text:p>
      <text:p text:style-name="P26">&lt;xs:schema attributeFormDefault="unqualified" elementFormDefault="unqualified" targetNamespace="http://personas.impl.v3.ws.regweb.caib.es/" xmlns:tns="http://personas.impl.v3.ws.regweb.caib.es/" xmlns:xs="http://www.w3.org/2001/XMLSchema"&gt;</text:p>
      <text:p text:style-name="P26">&lt;xs:element name="actualizarPersona" type="tns:actualizarPersona" /&gt;</text:p>
      <text:p text:style-name="P26">&lt;xs:element name="actualizarPersonaResponse" type="tns:actualizarPersonaResponse" /&gt;</text:p>
      <text:p text:style-name="P26">&lt;xs:element name="borrarPersona" type="tns:borrarPersona" /&gt;</text:p>
      <text:p text:style-name="P26">&lt;xs:element name="borrarPersonaResponse" type="tns:borrarPersonaResponse" /&gt;</text:p>
      <text:p text:style-name="P26">&lt;xs:element name="crearPersona" type="tns:crearPersona" /&gt;</text:p>
      <text:p text:style-name="P26"><text:soft-page-break/>&lt;xs:element name="crearPersonaResponse" type="tns:crearPersonaResponse"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listarPersonas" type="tns:listarPersonas" /&gt;</text:p>
      <text:p text:style-name="P26">&lt;xs:element name="listarPersonasResponse" type="tns:listarPersonasResponse" /&gt;</text:p>
      <text:p text:style-name="P26">&lt;xs:element name="personaWs" type="tns:personaWs" /&gt;</text:p>
      <text:p text:style-name="P26">&lt;xs:complexType name="borrarPersona"&gt;</text:p>
      <text:p text:style-name="P26">&lt;xs:sequence&gt;</text:p>
      <text:p text:style-name="P26">&lt;xs:element minOccurs="0" name="personaID" type="xs:long" /&gt;</text:p>
      <text:p text:style-name="P26">&lt;/xs:sequence&gt;</text:p>
      <text:p text:style-name="P26">&lt;/xs:complexType&gt;</text:p>
      <text:p text:style-name="P26">&lt;xs:complexType name="borrarPersonaResponse"&gt;</text:p>
      <text:p text:style-name="P26">&lt;xs:sequence /&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actualizarPersona"&gt;</text:p>
      <text:p text:style-name="P26">&lt;xs:sequence&gt;</text:p>
      <text:p text:style-name="P26">&lt;xs:element minOccurs="0" name="personaWs" type="tns:personaWs" /&gt;</text:p>
      <text:p text:style-name="P26">&lt;/xs:sequence&gt;</text:p>
      <text:p text:style-name="P26">&lt;/xs:complexType&gt;</text:p>
      <text:p text:style-name="P26">&lt;xs:complexType name="personaWs"&gt;</text:p>
      <text:p text:style-name="P26">&lt;xs:sequence&gt;</text:p>
      <text:p text:style-name="P26">&lt;xs:element minOccurs="0" name="apellido1" type="xs:string" /&gt;</text:p>
      <text:p text:style-name="P26">&lt;xs:element minOccurs="0" name="apellido2" type="xs:string" /&gt;</text:p>
      <text:p text:style-name="P26">&lt;xs:element minOccurs="0" name="canal" type="xs:long" /&gt;</text:p>
      <text:p text:style-name="P26">&lt;xs:element minOccurs="0" name="codigoEntidadGeograficaDir3ID" type="xs:string" /&gt;</text:p>
      <text:p text:style-name="P26">&lt;xs:element minOccurs="0" name="cp" type="xs:string" /&gt;</text:p>
      <text:p text:style-name="P26">&lt;xs:element minOccurs="0" name="direccion" type="xs:string" /&gt;</text:p>
      <text:p text:style-name="P26"><text:soft-page-break/>&lt;xs:element minOccurs="0" name="direccionElectronica" type="xs:string" /&gt;</text:p>
      <text:p text:style-name="P26">&lt;xs:element minOccurs="0" name="documento" type="xs:string" /&gt;</text:p>
      <text:p text:style-name="P26">&lt;xs:element minOccurs="0" name="email" type="xs:string" /&gt;</text:p>
      <text:p text:style-name="P26">&lt;xs:element name="entidadDir3ID" type="xs:string" /&gt;</text:p>
      <text:p text:style-name="P26">&lt;xs:element name="guardarInteresado" type="xs:boolean" /&gt;</text:p>
      <text:p text:style-name="P26">&lt;xs:element minOccurs="0" name="id" type="xs:long" /&gt;</text:p>
      <text:p text:style-name="P26">&lt;xs:element minOccurs="0" name="localidadDir3ID" type="xs:long" /&gt;</text:p>
      <text:p text:style-name="P26">&lt;xs:element minOccurs="0" name="nombre" type="xs:string" /&gt;</text:p>
      <text:p text:style-name="P26">&lt;xs:element minOccurs="0" name="observaciones" type="xs:string" /&gt;</text:p>
      <text:p text:style-name="P26">&lt;xs:element minOccurs="0" name="paisDir3ID" type="xs:long" /&gt;</text:p>
      <text:p text:style-name="P26">&lt;xs:element minOccurs="0" name="provinciaDir3ID" type="xs:long" /&gt;</text:p>
      <text:p text:style-name="P26">&lt;xs:element minOccurs="0" name="razonSocial" type="xs:string" /&gt;</text:p>
      <text:p text:style-name="P26">&lt;xs:element minOccurs="0" name="telefono" type="xs:string" /&gt;</text:p>
      <text:p text:style-name="P26">&lt;xs:element minOccurs="0" name="tipoDocumentoIdentificacionNTI" type="xs:string" /&gt;</text:p>
      <text:p text:style-name="P26">&lt;xs:element minOccurs="0" name="tipoPersonaID" type="xs:long" /&gt;</text:p>
      <text:p text:style-name="P26">&lt;/xs:sequence&gt;</text:p>
      <text:p text:style-name="P26">&lt;/xs:complexType&gt;</text:p>
      <text:p text:style-name="P26">&lt;xs:complexType name="actualizarPersonaResponse"&gt;</text:p>
      <text:p text:style-name="P26">&lt;xs:sequence /&gt;</text:p>
      <text:p text:style-name="P26">&lt;/xs:complexType&gt;</text:p>
      <text:p text:style-name="P26">&lt;xs:complexType name="wsFieldValidationError"&gt;</text:p>
      <text:p text:style-name="P26">&lt;xs:sequence&gt;</text:p>
      <text:p text:style-name="P26">&lt;xs:element name="label" type="xs:string" /&gt;</text:p>
      <text:p text:style-name="P26">&lt;xs:element name="field" type="xs:string" /&gt;</text:p>
      <text:p text:style-name="P26">&lt;xs:element name="translation" type="tns:wsI18NTranslation" /&gt;</text:p>
      <text:p text:style-name="P26">&lt;xs:element name="error" type="xs:string" /&gt;</text:p>
      <text:p text:style-name="P26">&lt;/xs:sequence&gt;</text:p>
      <text:p text:style-name="P26">&lt;/xs:complexType&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listarPersonas"&gt;</text:p>
      <text:p text:style-name="P26">&lt;xs:sequence&gt;</text:p>
      <text:p text:style-name="P26">&lt;xs:element minOccurs="0" name="entidadCodigoDir3" type="xs:string" /&gt;</text:p>
      <text:p text:style-name="P26">&lt;/xs:sequence&gt;</text:p>
      <text:p text:style-name="P26">&lt;/xs:complexType&gt;</text:p>
      <text:p text:style-name="P26"><text:soft-page-break/>&lt;xs:complexType name="listarPersonasResponse"&gt;</text:p>
      <text:p text:style-name="P26">&lt;xs:sequence&gt;</text:p>
      <text:p text:style-name="P26">&lt;xs:element maxOccurs="unbounded" minOccurs="0" name="return" type="tns:personaWs" /&gt;</text:p>
      <text:p text:style-name="P26">&lt;/xs:sequence&gt;</text:p>
      <text:p text:style-name="P26">&lt;/xs:complexType&gt;</text:p>
      <text:p text:style-name="P26">&lt;xs:complexType name="crearPersona"&gt;</text:p>
      <text:p text:style-name="P26">&lt;xs:sequence&gt;</text:p>
      <text:p text:style-name="P26">&lt;xs:element minOccurs="0" name="personaWs" type="tns:personaWs" /&gt;</text:p>
      <text:p text:style-name="P26">&lt;/xs:sequence&gt;</text:p>
      <text:p text:style-name="P26">&lt;/xs:complexType&gt;</text:p>
      <text:p text:style-name="P26">&lt;xs:complexType name="crearPersonaResponse"&gt;</text:p>
      <text:p text:style-name="P26">&lt;xs:sequence&gt;</text:p>
      <text:p text:style-name="P26">&lt;xs:element minOccurs="0" name="return" type="xs:long"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element name="WsValidationErrors" type="tns:WsValidationErrors" /&gt;</text:p>
      <text:p text:style-name="P26">&lt;xs:complexType name="WsValidationErrors"&gt;</text:p>
      <text:p text:style-name="P26">&lt;xs:sequence&gt;</text:p>
      <text:p text:style-name="P26">&lt;xs:element maxOccurs="unbounded" minOccurs="0" name="fieldFaults" type="tns:wsFieldValidationError" /&gt;</text:p>
      <text:p text:style-name="P26">&lt;/xs:sequence&gt;</text:p>
      <text:p text:style-name="P26">&lt;/xs:complexType&gt;</text:p>
      <text:p text:style-name="P26">&lt;/xs:schema&gt;</text:p>
      <text:p text:style-name="P26"><text:s text:c="2"/>&lt;/wsdl:types&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oft-page-break/><text:s text:c="2"/>&lt;wsdl:message name="WsValidationException"&gt;</text:p>
      <text:p text:style-name="P26"><text:s text:c="4"/>&lt;wsdl:part element="tns:WsValidationErrors" name="WsValidationException"&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actualizarPersonaResponse"&gt;</text:p>
      <text:p text:style-name="P26"><text:s text:c="4"/>&lt;wsdl:part element="tns:actualizarPersonaResponse"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actualizarPersona"&gt;</text:p>
      <text:p text:style-name="P26"><text:s text:c="4"/>&lt;wsdl:part element="tns:actualizarPersona" name="parameters"&gt;</text:p>
      <text:p text:style-name="P26"><text:s text:c="4"/>&lt;/wsdl:part&gt;</text:p>
      <text:p text:style-name="P26"><text:s text:c="2"/>&lt;/wsdl:message&gt;</text:p>
      <text:p text:style-name="P26"><text:s text:c="2"/>&lt;wsdl:message name="listarPersonasResponse"&gt;</text:p>
      <text:p text:style-name="P26"><text:s text:c="4"/>&lt;wsdl:part element="tns:listarPersonasResponse" name="parameters"&gt;</text:p>
      <text:p text:style-name="P26"><text:s text:c="4"/>&lt;/wsdl:part&gt;</text:p>
      <text:p text:style-name="P26"><text:s text:c="2"/>&lt;/wsdl:message&gt;</text:p>
      <text:p text:style-name="P26"><text:s text:c="2"/>&lt;wsdl:message name="crearPersonaResponse"&gt;</text:p>
      <text:p text:style-name="P26"><text:s text:c="4"/>&lt;wsdl:part element="tns:crearPersonaResponse" name="parameters"&gt;</text:p>
      <text:p text:style-name="P26"><text:s text:c="4"/>&lt;/wsdl:part&gt;</text:p>
      <text:p text:style-name="P26"><text:s text:c="2"/>&lt;/wsdl:message&gt;</text:p>
      <text:p text:style-name="P26"><text:s text:c="2"/>&lt;wsdl:message name="borrarPersona"&gt;</text:p>
      <text:p text:style-name="P26"><text:s text:c="4"/>&lt;wsdl:part element="tns:borrarPersona" name="parameters"&gt;</text:p>
      <text:p text:style-name="P26"><text:s text:c="4"/>&lt;/wsdl:part&gt;</text:p>
      <text:p text:style-name="P26"><text:s text:c="2"/>&lt;/wsdl:message&gt;</text:p>
      <text:p text:style-name="P26"><text:s text:c="2"/>&lt;wsdl:message name="borrarPersonaResponse"&gt;</text:p>
      <text:p text:style-name="P26"><text:s text:c="4"/>&lt;wsdl:part element="tns:borrarPersonaResponse"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crearPersona"&gt;</text:p>
      <text:p text:style-name="P26"><text:s text:c="4"/>&lt;wsdl:part element="tns:crearPersona" name="parameters"&gt;</text:p>
      <text:p text:style-name="P26"><text:soft-page-break/><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listarPersonas"&gt;</text:p>
      <text:p text:style-name="P26"><text:s text:c="4"/>&lt;wsdl:part element="tns:listarPersonas" name="parameters"&gt;</text:p>
      <text:p text:style-name="P26"><text:s text:c="4"/>&lt;/wsdl:part&gt;</text:p>
      <text:p text:style-name="P26"><text:s text:c="2"/>&lt;/wsdl:message&gt;</text:p>
      <text:p text:style-name="P26"><text:s text:c="2"/>&lt;wsdl:portType name="RegWebPersonasWs"&gt;</text:p>
      <text:p text:style-name="P26"><text:s text:c="4"/>&lt;wsdl:operation name="borrarPersona"&gt;</text:p>
      <text:p text:style-name="P26"><text:s text:c="6"/>&lt;wsdl:input message="tns:borrarPersona" name="borrarPersona"&gt;</text:p>
      <text:p text:style-name="P26"><text:s text:c="4"/>&lt;/wsdl:input&gt;</text:p>
      <text:p text:style-name="P26"><text:s text:c="6"/>&lt;wsdl:output message="tns:borrarPersonaResponse" name="borrarPersona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actualizarPersona"&gt;</text:p>
      <text:p text:style-name="P26"><text:s text:c="6"/>&lt;wsdl:input message="tns:actualizarPersona" name="actualizarPersona"&gt;</text:p>
      <text:p text:style-name="P26"><text:s text:c="4"/>&lt;/wsdl:input&gt;</text:p>
      <text:p text:style-name="P26"><text:s text:c="6"/>&lt;wsdl:output message="tns:actualizarPersonaResponse" name="actualizarPerson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listarPersonas"&gt;</text:p>
      <text:p text:style-name="P26"><text:s text:c="6"/>&lt;wsdl:input message="tns:listarPersonas" name="listarPersonas"&gt;</text:p>
      <text:p text:style-name="P26"><text:s text:c="4"/>&lt;/wsdl:input&gt;</text:p>
      <text:p text:style-name="P26"><text:s text:c="6"/>&lt;wsdl:output message="tns:listarPersonasResponse" name="listarPersonasResponse"&gt;</text:p>
      <text:p text:style-name="P26"><text:soft-page-break/><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crearPersona"&gt;</text:p>
      <text:p text:style-name="P26"><text:s text:c="6"/>&lt;wsdl:input message="tns:crearPersona" name="crearPersona"&gt;</text:p>
      <text:p text:style-name="P26"><text:s text:c="4"/>&lt;/wsdl:input&gt;</text:p>
      <text:p text:style-name="P26"><text:s text:c="6"/>&lt;wsdl:output message="tns:crearPersonaResponse" name="crearPerson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2"/>&lt;/wsdl:portType&gt;</text:p>
      <text:p text:style-name="P26"><text:s text:c="2"/>&lt;wsdl:binding name="RegWebPersonasWsServiceSoapBinding" type="tns:RegWebPersonasWs"&gt;</text:p>
      <text:p text:style-name="P26"><text:s text:c="4"/>&lt;soap:binding style="document" transport="http://schemas.xmlsoap.org/soap/http" /&gt;</text:p>
      <text:p text:style-name="P26"><text:s text:c="4"/>&lt;wsdl:operation name="borrarPersona"&gt;</text:p>
      <text:p text:style-name="P26"><text:s text:c="6"/>&lt;soap:operation soapAction="" style="document" /&gt;</text:p>
      <text:p text:style-name="P26"><text:s text:c="6"/>&lt;wsdl:input name="borrarPersona"&gt;</text:p>
      <text:p text:style-name="P26"><text:s text:c="8"/>&lt;soap:body use="literal" /&gt;</text:p>
      <text:p text:style-name="P26"><text:s text:c="6"/>&lt;/wsdl:input&gt;</text:p>
      <text:p text:style-name="P26"><text:s text:c="6"/>&lt;wsdl:output name="borrarPersona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actualizarPersona"&gt;</text:p>
      <text:p text:style-name="P26"><text:s text:c="6"/>&lt;soap:operation soapAction="" style="document" /&gt;</text:p>
      <text:p text:style-name="P26"><text:s text:c="6"/>&lt;wsdl:input name="actualizarPersona"&gt;</text:p>
      <text:p text:style-name="P26"><text:s text:c="8"/>&lt;soap:body use="literal" /&gt;</text:p>
      <text:p text:style-name="P26"><text:soft-page-break/><text:s text:c="6"/>&lt;/wsdl:input&gt;</text:p>
      <text:p text:style-name="P26"><text:s text:c="6"/>&lt;wsdl:output name="actualizarPerson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listarPersonas"&gt;</text:p>
      <text:p text:style-name="P26"><text:s text:c="6"/>&lt;soap:operation soapAction="" style="document" /&gt;</text:p>
      <text:p text:style-name="P26"><text:s text:c="6"/>&lt;wsdl:input name="listarPersonas"&gt;</text:p>
      <text:p text:style-name="P26"><text:s text:c="8"/>&lt;soap:body use="literal" /&gt;</text:p>
      <text:p text:style-name="P26"><text:s text:c="6"/>&lt;/wsdl:input&gt;</text:p>
      <text:p text:style-name="P26"><text:s text:c="6"/>&lt;wsdl:output name="listarPersona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crearPersona"&gt;</text:p>
      <text:p text:style-name="P26"><text:s text:c="6"/>&lt;soap:operation soapAction="" style="document" /&gt;</text:p>
      <text:p text:style-name="P26"><text:s text:c="6"/>&lt;wsdl:input name="crearPersona"&gt;</text:p>
      <text:p text:style-name="P26"><text:s text:c="8"/>&lt;soap:body use="literal" /&gt;</text:p>
      <text:p text:style-name="P26"><text:s text:c="6"/>&lt;/wsdl:input&gt;</text:p>
      <text:p text:style-name="P26"><text:s text:c="6"/>&lt;wsdl:output name="crearPerson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oft-page-break/><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 text:c="2"/>&lt;/wsdl:binding&gt;</text:p>
      <text:p text:style-name="P26"><text:s text:c="2"/>&lt;wsdl:service name="RegWebPersonasWsService"&gt;</text:p>
      <text:p text:style-name="P26"><text:s text:c="4"/>&lt;wsdl:port binding="tns:RegWebPersonasWsServiceSoapBinding" name="RegWebPersonasWs"&gt;</text:p>
      <text:p text:style-name="P26"><text:s text:c="6"/>&lt;soap:address location="http://ibit157:8080/regweb/ws/v3/RegWebPersonas" /&gt;</text:p>
      <text:p text:style-name="P26"><text:s text:c="4"/>&lt;/wsdl:port&gt;</text:p>
      <text:p text:style-name="P26"><text:s text:c="2"/>&lt;/wsdl:service&gt;</text:p>
      <text:p text:style-name="P26">&lt;/wsdl:definitions&gt;</text:p>
      <text:p text:style-name="Text_20_body"/>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 Salas</meta:initial-creator>
    <meta:creation-date>2014-10-10T10:08:28.09</meta:creation-date>
    <dc:date>2015-06-01T14:42:11.98</dc:date>
    <dc:creator>Marilen Gonzalez</dc:creator>
    <meta:editing-duration>P1DT14H59M57S</meta:editing-duration>
    <meta:editing-cycles>86</meta:editing-cycles>
    <meta:generator>OpenOffice/4.1.1$Win32 OpenOffice.org_project/411m6$Build-9775</meta:generator>
    <meta:printed-by>Eduardo Arrivi</meta:printed-by>
    <meta:print-date>2014-10-15T10:52:16.51</meta:print-date>
    <meta:document-statistic meta:table-count="26" meta:image-count="0" meta:object-count="0" meta:page-count="54" meta:paragraph-count="3108" meta:word-count="8335" meta:character-count="92035"/>
  </office:meta>
</office:document-meta>
</file>